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officeooo:paragraph-rsid="0012c3bd"/>
    </style:style>
    <style:style style:name="P10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4" style:family="text">
      <style:text-properties officeooo:rsid="0012c3bd"/>
    </style:style>
    <style:style style:name="T5" style:family="text">
      <style:text-properties officeooo:rsid="0014214a"/>
    </style:style>
    <style:style style:name="T6" style:family="text">
      <style:text-properties officeooo:rsid="0014d339"/>
    </style:style>
    <style:style style:name="T7" style:family="text">
      <style:text-properties officeooo:rsid="001533ee"/>
    </style:style>
    <style:style style:name="T8" style:family="text">
      <style:text-properties officeooo:rsid="0016ea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Texte_20_brut"><text:span text:style-name="T2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2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2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2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2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2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2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2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2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2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2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2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2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2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2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2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2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2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2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2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2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2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2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2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2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2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2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2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2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3">de </text:span><text:span text:style-name="T1">que por ser de esquerda</text:span></text:p>
      <text:p text:style-name="P1"/>
      <text:p text:style-name="Texte_20_brut"><text:span text:style-name="T2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2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2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2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2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2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2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2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2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2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2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2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2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2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2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2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2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2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2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2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2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2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2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2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2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2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2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2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2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2"><text:s text:c="2"/></text:span><text:span text:style-name="T1">59: 00:03:58.18 00:04:01.09 <text:s/>Duration 00:00:02.16 <text:s/>45</text:span></text:p>
      <text:p text:style-name="Texte_20_brut"><text:span text:style-name="T1">#Ela vai dividir os holofotes</text:span></text:p>
      <text:p text:style-name="Texte_20_brut"><text:span text:style-name="T1">com Fernand Melgar,#</text:span></text:p>
      <text:p text:style-name="P1"/>
      <text:p text:style-name="Texte_20_brut"><text:span text:style-name="T2"><text:s text:c="2"/></text:span><text:span text:style-name="T1">60: 00:04:01.13 00:04:04.03 <text:s/>Duration 00:00:02.15 <text:s/>44</text:span></text:p>
      <text:p text:style-name="Texte_20_brut"><text:span text:style-name="T1">#que continua sua cruzada</text:span></text:p>
      <text:p text:style-name="Texte_20_brut"><text:span text:style-name="T1">contra os traficantes#</text:span></text:p>
      <text:p text:style-name="P1"/>
      <text:p text:style-name="Texte_20_brut"><text:span text:style-name="T2"><text:s text:c="2"/></text:span><text:span text:style-name="T1">61: 00:04:04.07 00:04:05.22 <text:s/>Duration 00:00:01.15 <text:s/>27</text:span></text:p>
      <text:p text:style-name="Texte_20_brut"><text:span text:style-name="T1">#e pelos fotógrafos.#</text:span></text:p>
      <text:p text:style-name="P1"/>
      <text:p text:style-name="Texte_20_brut"><text:span text:style-name="T2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2"><text:s text:c="2"/></text:span><text:span text:style-name="T1">63: 00:04:07.11 00:04:08.09 <text:s/>Duration 00:00:00.23 <text:s/>16</text:span></text:p>
      <text:p text:style-name="Texte_20_brut"><text:span text:style-name="T1">o município,</text:span></text:p>
      <text:p text:style-name="P1"/>
      <text:p text:style-name="Texte_20_brut"><text:span text:style-name="T2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2"><text:s text:c="2"/></text:span><text:span text:style-name="T1">65: 00:04:11.07 00:04:13.09 <text:s/>Duration 00:00:02.02 <text:s/>35</text:span></text:p>
      <text:p text:style-name="Texte_20_brut"><text:span text:style-name="T1">e sei lá mais quem...</text:span></text:p>
      <text:p text:style-name="P1"/>
      <text:p text:style-name="Texte_20_brut"><text:span text:style-name="T2"><text:s text:c="2"/></text:span><text:span text:style-name="T1">66: 00:04:15.07 00:04:18.07 <text:s/>Duration 00:00:03.00 <text:s/>51</text:span></text:p>
      <text:p text:style-name="Texte_20_brut"><text:span text:style-name="T1">Sim, nossos filhos são abordados.</text:span></text:p>
      <text:p text:style-name="P1"><text:soft-page-break/></text:p>
      <text:p text:style-name="Texte_20_brut"><text:span text:style-name="T2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2"><text:s text:c="2"/></text:span><text:span text:style-name="T1">68: 00:04:23.12 00:04:25.02 <text:s/>Duration 00:00:01.15 <text:s/>27</text:span></text:p>
      <text:p text:style-name="Texte_20_brut"><text:span text:style-name="T1">Sim, é claro.</text:span></text:p>
      <text:p text:style-name="P1"/>
      <text:p text:style-name="Texte_20_brut"><text:span text:style-name="T2"><text:s text:c="2"/></text:span><text:span text:style-name="T1">69: 00:04:25.06 00:04:27.23 <text:s/>Duration 00:00:02.17 <text:s/>46</text:span></text:p>
      <text:p text:style-name="Texte_20_brut"><text:span text:style-name="T1">É atrativo demais.</text:span></text:p>
      <text:p text:style-name="P1">As crianças acham por aí.</text:p>
      <text:p text:style-name="P1"/>
      <text:p text:style-name="Texte_20_brut"><text:span text:style-name="T2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2"><text:s text:c="2"/></text:span><text:span text:style-name="T1">71: 00:04:29.12 00:04:30.10 <text:s/>Duration 00:00:00.23 <text:s/>16</text:span></text:p>
      <text:p text:style-name="Texte_20_brut"><text:span text:style-name="T1">Sim, isso existe,</text:span></text:p>
      <text:p text:style-name="P1"/>
      <text:p text:style-name="Texte_20_brut"><text:span text:style-name="T2"><text:s text:c="2"/></text:span><text:span text:style-name="T1">72: 00:04:30.14 00:04:32.24 <text:s/>Duration 00:00:02.10 <text:s/>41</text:span></text:p>
      <text:p text:style-name="Texte_20_brut"><text:span text:style-name="T1">e tenho testemunhos disso todo dia.</text:span></text:p>
      <text:p text:style-name="P1"/>
      <text:p text:style-name="Texte_20_brut"><text:span text:style-name="T2"><text:s text:c="2"/></text:span><text:span text:style-name="T1">73: 00:04:33.03 00:04:34.07 <text:s/>Duration 00:00:01.04 <text:s/>20</text:span></text:p>
      <text:p text:style-name="Texte_20_brut"><text:span text:style-name="T1">Ainda hoje.</text:span></text:p>
      <text:p text:style-name="P1"/>
      <text:p text:style-name="Texte_20_brut"><text:span text:style-name="T2"><text:s text:c="2"/></text:span><text:span text:style-name="T1">74: 00:04:35.13 00:04:37.24 <text:s/>Duration 00:00:02.11 <text:s/>41</text:span></text:p>
      <text:p text:style-name="Texte_20_brut"><text:span text:style-name="T1">Há mais de 20 anos</text:span></text:p>
      <text:p text:style-name="Texte_20_brut"><text:span text:style-name="T1">- não é novidade -,</text:span></text:p>
      <text:p text:style-name="P1"/>
      <text:p text:style-name="Texte_20_brut"><text:span text:style-name="T2"><text:s text:c="2"/></text:span><text:span text:style-name="T1">75: 00:04:38.03 00:04:40.09 <text:s/>Duration 00:00:02.06 <text:s/>38</text:span></text:p>
      <text:p text:style-name="Texte_20_brut"><text:span text:style-name="T1">#este bairro</text:span></text:p>
      <text:p text:style-name="Texte_20_brut"><text:span text:style-name="T1">é um dos pontos de drogas#</text:span></text:p>
      <text:p text:style-name="P1"/>
      <text:p text:style-name="Texte_20_brut"><text:span text:style-name="T2"><text:s text:c="2"/></text:span><text:span text:style-name="T1">76: 00:04:40.13 00:04:42.10 <text:s/>Duration 00:00:01.22 <text:s/>32</text:span></text:p>
      <text:p text:style-name="Texte_20_brut"><text:span text:style-name="T1">#na capital do Vaud.#</text:span></text:p>
      <text:p text:style-name="P1"/>
      <text:p text:style-name="Texte_20_brut"><text:span text:style-name="T2"><text:s text:c="2"/></text:span><text:span text:style-name="T1">77: 00:04:43.17 00:04:44.24 <text:s/>Duration 00:00:01.07 <text:s/>22</text:span></text:p>
      <text:p text:style-name="Texte_20_brut"><text:span text:style-name="T1">#Um abscesso de fixação#</text:span></text:p>
      <text:p text:style-name="P1"/>
      <text:p text:style-name="Texte_20_brut"><text:span text:style-name="T2"><text:s text:c="2"/></text:span><text:span text:style-name="T1">78: 00:04:45.03 00:04:48.17 <text:s/>Duration 00:00:03.14 <text:s/>61</text:span></text:p>
      <text:p text:style-name="Texte_20_brut"><text:span text:style-name="T1">#que as autoridades municipais</text:span></text:p>
      <text:p text:style-name="Texte_20_brut"><text:span text:style-name="T1">nunca souberam tratar.#</text:span></text:p>
      <text:p text:style-name="P1"/>
      <text:p text:style-name="Texte_20_brut"><text:span text:style-name="T2"><text:s text:c="2"/></text:span><text:span text:style-name="T1">79: 00:04:50.00 00:04:53.02 <text:s/>Duration 00:00:03.02 <text:s/>52</text:span></text:p>
      <text:p text:style-name="Texte_20_brut"><text:span text:style-name="T1">Em Lausanne, a polícia quer reforçar</text:span></text:p>
      <text:p text:style-name="Texte_20_brut"><text:span text:style-name="T1">a luta contra o tráfico.</text:span></text:p>
      <text:p text:style-name="P1"/>
      <text:p text:style-name="Texte_20_brut"><text:span text:style-name="T2"><text:s text:c="2"/></text:span><text:span text:style-name="T1">80: 00:04:53.06 00:04:55.18 <text:s/>Duration 00:00:02.12 <text:s/>42</text:span></text:p>
      <text:p text:style-name="Texte_20_brut"><text:span text:style-name="T1">Ela lançou a operação Alpha.</text:span></text:p>
      <text:p text:style-name="P1"/>
      <text:p text:style-name="Texte_20_brut"><text:span text:style-name="T2"><text:s text:c="2"/></text:span><text:span text:style-name="T1">81: 00:04:55.23 00:04:58.15 <text:s/>Duration 00:00:02.17 <text:s/>46</text:span></text:p>
      <text:p text:style-name="Texte_20_brut"><text:span text:style-name="T1">A polícia municipal do Vaud</text:span></text:p>
      <text:p text:style-name="P1">começou sua operação</text:p>
      <text:p text:style-name="P1"/>
      <text:p text:style-name="Texte_20_brut"><text:span text:style-name="T2"><text:s text:c="2"/></text:span><text:span text:style-name="T1">82: 00:04:58.19 00:04:59.23 <text:s/>Duration 00:00:01.04 <text:s/>20</text:span></text:p>
      <text:p text:style-name="Texte_20_brut"><text:span text:style-name="T1">batizada Delta.</text:span></text:p>
      <text:p text:style-name="P1"/>
      <text:p text:style-name="Texte_20_brut"><text:span text:style-name="T2"><text:s text:c="2"/></text:span><text:span text:style-name="T1">83: 00:05:00.10 00:05:03.13 <text:s/>Duration 00:00:03.03 <text:s/>53</text:span></text:p>
      <text:p text:style-name="Texte_20_brut"><text:span text:style-name="T1">#7 de julho passado,</text:span></text:p>
      <text:p text:style-name="Texte_20_brut"><text:span text:style-name="T1">operação Astérix.#</text:span></text:p>
      <text:p text:style-name="P1"/>
      <text:p text:style-name="Texte_20_brut"><text:soft-page-break/><text:span text:style-name="T2"><text:s text:c="2"/></text:span><text:span text:style-name="T1">84: 00:05:04.22 00:05:06.09 <text:s/>Duration 00:00:01.12 <text:s/>25</text:span></text:p>
      <text:p text:style-name="Texte_20_brut"><text:span text:style-name="T1">#Numa rua onde há tráfico,#</text:span></text:p>
      <text:p text:style-name="P1"/>
      <text:p text:style-name="Texte_20_brut"><text:span text:style-name="T2"><text:s text:c="2"/></text:span><text:span text:style-name="T1">85: 00:05:06.14 00:05:09.10 <text:s/>Duration 00:00:02.21 <text:s/>48</text:span></text:p>
      <text:p text:style-name="Texte_20_brut"><text:span text:style-name="T1">#a pizzaria La Nãona</text:span></text:p>
      <text:p text:style-name="Texte_20_brut"><text:span text:style-name="T1">está na linha de frente.#</text:span></text:p>
      <text:p text:style-name="P1"/>
      <text:p text:style-name="Texte_20_brut"><text:span text:style-name="T2"><text:s text:c="2"/></text:span><text:span text:style-name="T1">86: 00:05:09.14 00:05:11.22 <text:s/>Duration 00:00:02.08 <text:s/>39</text:span></text:p>
      <text:p text:style-name="Texte_20_brut"><text:span text:style-name="T1">#Há algumas semanas,</text:span></text:p>
      <text:p text:style-name="Texte_20_brut"><text:span text:style-name="T1">seu dono causou um# buzz</text:span></text:p>
      <text:p text:style-name="P1"/>
      <text:p text:style-name="Texte_20_brut"><text:span text:style-name="T2"><text:s text:c="2"/></text:span><text:span text:style-name="T1">87: 00:05:12.02 00:05:13.22 <text:s/>Duration 00:00:01.20 <text:s/>31</text:span></text:p>
      <text:p text:style-name="Texte_20_brut"><text:span text:style-name="T1">#queimando no seu forno de pizza#</text:span></text:p>
      <text:p text:style-name="P1"/>
      <text:p text:style-name="Texte_20_brut"><text:span text:style-name="T2"><text:s text:c="2"/></text:span><text:span text:style-name="T1">88: 00:05:14.06 00:05:16.20 <text:s/>Duration 00:00:02.14 <text:s/>44</text:span></text:p>
      <text:p text:style-name="Texte_20_brut"><text:span text:style-name="T1">#a cannabis</text:span></text:p>
      <text:p text:style-name="Texte_20_brut"><text:span text:style-name="T1">escondida atrás das suas lixeiras.#</text:span></text:p>
      <text:p text:style-name="P1"/>
      <text:p text:style-name="Texte_20_brut"><text:span text:style-name="T2"><text:s text:c="2"/></text:span><text:span text:style-name="T1">89: 00:05:17.23 00:05:20.20 <text:s/>Duration 00:00:02.22 <text:s/>49</text:span></text:p>
      <text:p text:style-name="P1">#<text:span text:style-name="T4">Do</text:span> tráfico <text:span text:style-name="T4">na sua janela</text:span>,</text:p>
      <text:p text:style-name="P1"><text:span text:style-name="T4">ele está farto</text:span>.#</text:p>
      <text:p text:style-name="P1"/>
      <text:p text:style-name="Texte_20_brut"><text:span text:style-name="T2"><text:s text:c="2"/></text:span><text:span text:style-name="T1">90: 00:05:21.00 00:05:24.19 <text:s/>Duration 00:00:03.19 <text:s/>64</text:span></text:p>
      <text:p text:style-name="P2">P<text:span text:style-name="T4">or muito tempo recolhi</text:span></text:p>
      <text:p text:style-name="P1"><text:span text:style-name="T5">saquinhos</text:span> de co<text:span text:style-name="T4">caína escondidos</text:span></text:p>
      <text:p text:style-name="P1"/>
      <text:p text:style-name="Texte_20_brut"><text:span text:style-name="T2"><text:s text:c="2"/></text:span><text:span text:style-name="T1">91: 00:05:24.24 00:05:26.21 <text:s/>Duration 00:00:01.22 <text:s/>32</text:span></text:p>
      <text:p text:style-name="P1"><text:span text:style-name="T5">no beco aqui atrás</text:span>.</text:p>
      <text:p text:style-name="P1"/>
      <text:p text:style-name="Texte_20_brut"><text:span text:style-name="T2"><text:s text:c="2"/></text:span><text:span text:style-name="T1">92: 00:05:27.00 00:05:30.13 <text:s/>Duration 00:00:03.13 <text:s/>60</text:span></text:p>
      <text:p text:style-name="P1">E <text:span text:style-name="T5">recentemente</text:span>,</text:p>
      <text:p text:style-name="P3">recolhi o estoque</text:p>
      <text:p text:style-name="P1"/>
      <text:p text:style-name="Texte_20_brut"><text:span text:style-name="T2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5">e um</text:span> trio de traficantes</text:p>
      <text:p text:style-name="P1"/>
      <text:p text:style-name="Texte_20_brut"><text:span text:style-name="T2"><text:s text:c="2"/></text:span><text:span text:style-name="T1">94: 00:05:33.15 00:05:36.04 <text:s/>Duration 00:00:02.14 <text:s/>44</text:span></text:p>
      <text:p text:style-name="P1">qu<text:span text:style-name="T5">e entrega sua erva</text:span></text:p>
      <text:p text:style-name="P1"><text:span text:style-name="T5">atrás do</text:span> restaurant<text:span text:style-name="T5">e</text:span>.</text:p>
      <text:p text:style-name="P1"/>
      <text:p text:style-name="Texte_20_brut"><text:span text:style-name="T2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5">e ofereçam</text:span> cocaína <text:span text:style-name="T5">às crianças</text:span></text:p>
      <text:p text:style-name="P1"/>
      <text:p text:style-name="P9"><text:span text:style-name="T2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2"><text:s text:c="2"/></text:span><text:span text:style-name="T1">97: 00:05:42.19 00:05:45.09 <text:s/>Duration 00:00:02.15 <text:s/>44</text:span></text:p>
      <text:p text:style-name="P1">que <text:span text:style-name="T5">moradores do bairro</text:span></text:p>
      <text:p text:style-name="P3">tenham de se mudar</text:p>
      <text:p text:style-name="P1"/>
      <text:p text:style-name="Texte_20_brut"><text:span text:style-name="T2"><text:s text:c="2"/></text:span><text:span text:style-name="T1">98: 00:05:45.13 00:05:49.04 <text:s/>Duration 00:00:03.16 <text:s/>62</text:span></text:p>
      <text:p text:style-name="P1">p<text:span text:style-name="T5">orque seus filhos levaram</text:span></text:p>
      <text:p text:style-name="P1"><text:span text:style-name="T5">saquinhos</text:span> de cocaína <text:span text:style-name="T5">para casa</text:span>.</text:p>
      <text:p text:style-name="P1"/>
      <text:p text:style-name="Texte_20_brut"><text:span text:style-name="T2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5">u</text:span>s ap<text:span text:style-name="T5">rendizes sejam agredidos</text:span></text:p>
      <text:p text:style-name="P1"/>
      <text:p text:style-name="Texte_20_brut"><text:soft-page-break/><text:span text:style-name="T2"><text:s/></text:span><text:span text:style-name="T1">100: 00:05:52.13 00:05:55.23 <text:s/>Duration 00:00:03.10 <text:s/>58</text:span></text:p>
      <text:p text:style-name="P1">p<text:span text:style-name="T5">elos</text:span> traficantes de drogas</text:p>
      <text:p text:style-name="P1"><text:span text:style-name="T5">na saída do</text:span> restaurant<text:span text:style-name="T5">e</text:span>.</text:p>
      <text:p text:style-name="P1"/>
      <text:p text:style-name="Texte_20_brut"><text:span text:style-name="T2"><text:s/></text:span><text:span text:style-name="T1">101: 00:05:56.03 00:05:56.23 <text:s/>Duration 00:00:00.20 <text:s/>14</text:span></text:p>
      <text:p text:style-name="P1">Ru<text:span text:style-name="T5">a</text:span> du Maupas</text:p>
      <text:p text:style-name="P1"/>
      <text:p text:style-name="Texte_20_brut"><text:span text:style-name="T2"><text:s/></text:span><text:span text:style-name="T1">102: 00:05:57.02 00:05:58.21 <text:s/>Duration 00:00:01.19 <text:s/>30</text:span></text:p>
      <text:p text:style-name="P1">#<text:span text:style-name="T5">A</text:span> pol<text:span text:style-name="T5">êmica lançada</text:span></text:p>
      <text:p text:style-name="P1">p<text:span text:style-name="T5">o</text:span>ar Fernand Melgar#</text:p>
      <text:p text:style-name="P1"/>
      <text:p text:style-name="Texte_20_brut"><text:span text:style-name="T2"><text:s/></text:span><text:span text:style-name="T1">103: 00:05:59.00 00:06:00.01 <text:s/>Duration 00:00:01.01 <text:s/>18</text:span></text:p>
      <text:p text:style-name="P1">#n<text:span text:style-name="T5">ão para de crescer</text:span>.#</text:p>
      <text:p text:style-name="P1"/>
      <text:p text:style-name="Texte_20_brut"><text:span text:style-name="T2"><text:s/></text:span><text:span text:style-name="T1">104: 00:06:00.05 00:06:02.02 <text:s/>Duration 00:00:01.22 <text:s/>32</text:span></text:p>
      <text:p text:style-name="P1">#<text:span text:style-name="T5">Nos muros e nas redes sociais</text:span>,#</text:p>
      <text:p text:style-name="P1"/>
      <text:p text:style-name="Texte_20_brut"><text:span text:style-name="T2"><text:s/></text:span><text:span text:style-name="T1">105: 00:06:02.06 00:06:04.00 <text:s/>Duration 00:00:01.19 <text:s/>30</text:span></text:p>
      <text:p text:style-name="P1">#<text:span text:style-name="T5">milhares de comentários</text:span>.#</text:p>
      <text:p text:style-name="P1"/>
      <text:p text:style-name="Texte_20_brut"><text:span text:style-name="T2"><text:s/></text:span><text:span text:style-name="T1">106: 00:06:04.04 00:06:06.07 <text:s/>Duration 00:00:02.03 <text:s/>36</text:span></text:p>
      <text:p text:style-name="P4">#Ma<text:span text:style-name="T5">s também o criticam</text:span></text:p>
      <text:p text:style-name="P4"><text:span text:style-name="T5">por exagerar</text:span>.#</text:p>
      <text:p text:style-name="P1"/>
      <text:p text:style-name="Texte_20_brut"><text:span text:style-name="T2"><text:s/></text:span><text:span text:style-name="T1">107: 00:06:06.11 00:06:09.10 <text:s/>Duration 00:00:02.24 <text:s/>50</text:span></text:p>
      <text:p text:style-name="P1">#<text:span text:style-name="T5">O</text:span>s traficantes não<text:span text:style-name="T5"> ofereceriam</text:span></text:p>
      <text:p text:style-name="P1">dire<text:span text:style-name="T5">to, como ele diz</text:span>,#</text:p>
      <text:p text:style-name="P1"/>
      <text:p text:style-name="Texte_20_brut"><text:span text:style-name="T2"><text:s/></text:span><text:span text:style-name="T1">108: 00:06:09.14 00:06:11.01 <text:s/>Duration 00:00:01.12 <text:s/>25</text:span></text:p>
      <text:p text:style-name="P1">#drogas <text:span text:style-name="T5">às criança</text:span>s.#</text:p>
      <text:p text:style-name="P1"/>
      <text:p text:style-name="Texte_20_brut"><text:span text:style-name="T2"><text:s/></text:span><text:span text:style-name="T1">109: 00:06:11.05 00:06:14.23 <text:s/>Duration 00:00:03.18 <text:s/>63</text:span></text:p>
      <text:p text:style-name="P4">#P<text:span text:style-name="T5">ara saber mais, encontramos</text:span></text:p>
      <text:p text:style-name="P4"><text:span text:style-name="T5">o chefe da Polícia Judiciária</text:span>.#</text:p>
      <text:p text:style-name="P1"/>
      <text:p text:style-name="Texte_20_brut"><text:span text:style-name="T2"><text:s/></text:span><text:span text:style-name="T1">110: 00:06:16.16 00:06:19.09 <text:s/>Duration 00:00:02.18 <text:s/>46</text:span></text:p>
      <text:p text:style-name="P1">Não. <text:span text:style-name="T5">Não observamos</text:span></text:p>
      <text:p text:style-name="P1">conta<text:span text:style-name="T5">to</text:span>s diret<text:span text:style-name="T5">o</text:span>s,</text:p>
      <text:p text:style-name="P1"/>
      <text:p text:style-name="Texte_20_brut"><text:span text:style-name="T2"><text:s/></text:span><text:span text:style-name="T1">111: 00:06:19.13 00:06:21.22 <text:s/>Duration 00:00:02.09 <text:s/>40</text:span></text:p>
      <text:p text:style-name="P1">traficantes <text:span text:style-name="T5">posicionados</text:span></text:p>
      <text:p text:style-name="P3">na saída da escola</text:p>
      <text:p text:style-name="P1"/>
      <text:p text:style-name="Texte_20_brut"><text:span text:style-name="T2"><text:s/></text:span><text:span text:style-name="T1">112: 00:06:22.01 00:06:24.02 <text:s/>Duration 00:00:02.01 <text:s/>35</text:span></text:p>
      <text:p text:style-name="P1">p<text:span text:style-name="T5">ara apresentar seus produtos</text:span>.</text:p>
      <text:p text:style-name="P1"/>
      <text:p text:style-name="Texte_20_brut"><text:span text:style-name="T2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2"><text:s/></text:span><text:span text:style-name="T1">114: 00:06:27.24 00:06:30.15 <text:s/>Duration 00:00:02.16 <text:s/>45</text:span></text:p>
      <text:p text:style-name="P1"><text:span text:style-name="T5">emociona</text:span>l,</text:p>
      <text:p text:style-name="P1">com<text:span text:style-name="T5">o</text:span> é <text:span text:style-name="T5">o caso em</text:span> Lausanne,</text:p>
      <text:p text:style-name="P1"/>
      <text:p text:style-name="Texte_20_brut"><text:span text:style-name="T2"><text:s/></text:span><text:span text:style-name="T1">115: 00:06:30.19 00:06:33.10 <text:s/>Duration 00:00:02.16 <text:s/>45</text:span></text:p>
      <text:p text:style-name="P4"><text:span text:style-name="T5">é comum circularem esses boatos</text:span></text:p>
      <text:p text:style-name="P1"/>
      <text:p text:style-name="Texte_20_brut"><text:span text:style-name="T2"><text:s/></text:span><text:span text:style-name="T1">116: 00:06:33.14 00:06:37.16 <text:s/>Duration 00:00:04.02 <text:s/>69</text:span></text:p>
      <text:p text:style-name="P1">de conta<text:span text:style-name="T5">tos</text:span> dire<text:span text:style-name="T5">tos</text:span></text:p>
      <text:p text:style-name="P1">entre traficantes e <text:span text:style-name="T5">estudantes.</text:span></text:p>
      <text:p text:style-name="P1"><text:soft-page-break/></text:p>
      <text:p text:style-name="Texte_20_brut"><text:span text:style-name="T2"><text:s/></text:span><text:span text:style-name="T1">117: 00:06:37.20 00:06:40.20 <text:s/>Duration 00:00:03.00 <text:s/>51</text:span></text:p>
      <text:p text:style-name="P1">9 <text:span text:style-name="T5">em cada</text:span> 10 <text:span text:style-name="T5">casos são só boatos.</text:span></text:p>
      <text:p text:style-name="P1"/>
      <text:p text:style-name="Texte_20_brut"><text:span text:style-name="T2"><text:s/></text:span><text:span text:style-name="T1">118: 00:06:40.24 00:06:44.12 <text:s/>Duration 00:00:03.13 <text:s/>60</text:span></text:p>
      <text:p text:style-name="P1">E <text:span text:style-name="T5">estamos nesse caso em</text:span> Lausanne,</text:p>
      <text:p text:style-name="P3">onde se trata de boato.</text:p>
      <text:p text:style-name="P1"/>
      <text:p text:style-name="Texte_20_brut"><text:span text:style-name="T2"><text:s/></text:span><text:span text:style-name="T1">119: 00:06:45.22 00:06:47.04 <text:s/>Duration 00:00:01.07 <text:s/>22</text:span></text:p>
      <text:p text:style-name="P1">#<text:span text:style-name="T5">Aqui estão os estudantes</text:span>#</text:p>
      <text:p text:style-name="P1"/>
      <text:p text:style-name="Texte_20_brut"><text:span text:style-name="T2"><text:s/></text:span><text:span text:style-name="T1">120: 00:06:47.08 00:06:49.18 <text:s/>Duration 00:00:02.10 <text:s/>41</text:span></text:p>
      <text:p text:style-name="P1">#<text:span text:style-name="T5">na saída da escola</text:span></text:p>
      <text:p text:style-name="P1"><text:span text:style-name="T5">do colégio</text:span> Saint-Roch.#</text:p>
      <text:p text:style-name="P1"/>
      <text:p text:style-name="Texte_20_brut"><text:span text:style-name="T2"><text:s/></text:span><text:span text:style-name="T1">121: 00:06:50.22 00:06:52.12 <text:s/>Duration 00:00:01.15 <text:s/>27</text:span></text:p>
      <text:p text:style-name="P1"><text:span text:style-name="T5">Eles lhes oferecem coisas</text:span>?</text:p>
      <text:p text:style-name="P1"/>
      <text:p text:style-name="Texte_20_brut"><text:span text:style-name="T2"><text:s/></text:span><text:span text:style-name="T1">122: 00:06:52.17 00:06:53.24 <text:s/>Duration 00:00:01.07 <text:s/>22</text:span></text:p>
      <text:p text:style-name="P1">-Não.</text:p>
      <text:p text:style-name="P1">-<text:span text:style-name="T5">Nada</text:span>.</text:p>
      <text:p text:style-name="P1"/>
      <text:p text:style-name="Texte_20_brut"><text:span text:style-name="T2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2"><text:s/></text:span><text:span text:style-name="T1">124: 00:06:56.12 00:06:58.13 <text:s/>Duration 00:00:02.01 <text:s/>35</text:span></text:p>
      <text:p text:style-name="P1">É <text:span text:style-name="T5">principalmente à noite.</text:span></text:p>
      <text:p text:style-name="P1"/>
      <text:p text:style-name="Texte_20_brut"><text:span text:style-name="T2"><text:s/></text:span><text:span text:style-name="T1">125: 00:06:58.18 00:07:00.18 <text:s/>Duration 00:00:02.00 <text:s/>34</text:span></text:p>
      <text:p text:style-name="P4"><text:span text:style-name="T5">Eles não perguntam</text:span></text:p>
      <text:p text:style-name="P4"><text:span text:style-name="T5">nossa idade, nada.</text:span></text:p>
      <text:p text:style-name="P1"/>
      <text:p text:style-name="Texte_20_brut"><text:span text:style-name="T2"><text:s/></text:span><text:span text:style-name="T1">126: 00:07:00.22 00:07:03.07 <text:s/>Duration 00:00:02.10 <text:s/>41</text:span></text:p>
      <text:p text:style-name="P1">-<text:span text:style-name="T5">Não perguntam</text:span>.</text:p>
      <text:p text:style-name="P1">-<text:span text:style-name="T5">Eles passam reto e nós também.</text:span></text:p>
      <text:p text:style-name="P1"/>
      <text:p text:style-name="Texte_20_brut"><text:span text:style-name="T2"><text:s/></text:span><text:span text:style-name="T1">127: 00:07:03.12 00:07:05.14 <text:s/>Duration 00:00:02.02 <text:s/>35</text:span></text:p>
      <text:p text:style-name="P4"><text:span text:style-name="T5">Eles oferecem coisas às crianças</text:span>?</text:p>
      <text:p text:style-name="P1"/>
      <text:p text:style-name="Texte_20_brut"><text:span text:style-name="T2"><text:s/></text:span><text:span text:style-name="T1">128: 00:07:05.18 00:07:09.04 <text:s/>Duration 00:00:03.11 <text:s/>58</text:span></text:p>
      <text:p text:style-name="P1">-<text:span text:style-name="T5">A mim, nunca ofereceram.</text:span></text:p>
      <text:p text:style-name="P1">-<text:span text:style-name="T5">Não sei.</text:span></text:p>
      <text:p text:style-name="P1"/>
      <text:p text:style-name="Texte_20_brut"><text:span text:style-name="T2"><text:s/></text:span><text:span text:style-name="T1">129: 00:07:10.01 00:07:12.05 <text:s/>Duration 00:00:02.04 <text:s/>37</text:span></text:p>
      <text:p text:style-name="P4">#<text:span text:style-name="T5">Ainda assim,</text:span></text:p>
      <text:p text:style-name="P4"><text:span text:style-name="T5">a venda estraga a vida</text:span>#</text:p>
      <text:p text:style-name="P1"/>
      <text:p text:style-name="Texte_20_brut"><text:span text:style-name="T2"><text:s/></text:span><text:span text:style-name="T1">130: 00:07:12.09 00:07:15.03 <text:s/>Duration 00:00:02.19 <text:s/>47</text:span></text:p>
      <text:p text:style-name="P1">#d<text:span text:style-name="T5">os moradores desse bairro</text:span></text:p>
      <text:p text:style-name="P1"><text:span text:style-name="T5">há uma eternidade</text:span>.#</text:p>
      <text:p text:style-name="P1"/>
      <text:p text:style-name="Texte_20_brut"><text:span text:style-name="T2"><text:s/></text:span><text:span text:style-name="T1">131: 00:07:17.11 00:07:19.12 <text:s/>Duration 00:00:02.01 <text:s/>35</text:span></text:p>
      <text:p text:style-name="P1">#<text:span text:style-name="T6">Em seus</text:span> argument<text:span text:style-name="T6">os,</text:span></text:p>
      <text:p text:style-name="P1">Fernand Melgar insiste#</text:p>
      <text:p text:style-name="P1"/>
      <text:p text:style-name="Texte_20_brut"><text:span text:style-name="T2"><text:s/></text:span><text:span text:style-name="T1">132: 00:07:19.17 00:07:21.18 <text:s/>Duration 00:00:02.01 <text:s/>35</text:span></text:p>
      <text:p text:style-name="P1">#<text:span text:style-name="T6">no caso do filho dos seus vzinho</text:span>s,#</text:p>
      <text:p text:style-name="P1"/>
      <text:p text:style-name="Texte_20_brut"><text:span text:style-name="T2"><text:s/></text:span><text:span text:style-name="T1">133: 00:07:21.22 00:07:23.05 <text:s/>Duration 00:00:01.08 <text:s/>22</text:span></text:p>
      <text:p text:style-name="P1">#ado<text:span text:style-name="T6">lescente</text:span> de 18 anos#</text:p>
      <text:p text:style-name="P1"><text:soft-page-break/></text:p>
      <text:p text:style-name="Texte_20_brut"><text:span text:style-name="T2"><text:s/></text:span><text:span text:style-name="T1">134: 00:07:23.10 00:07:24.18 <text:s/>Duration 00:00:01.08 <text:s/>22</text:span></text:p>
      <text:p text:style-name="P1">#mort<text:span text:style-name="T6">o</text:span> de overdose de coca.#</text:p>
      <text:p text:style-name="P1"/>
      <text:p text:style-name="Texte_20_brut"><text:span text:style-name="T2"><text:s/></text:span><text:span text:style-name="T1">135: 00:07:24.22 00:07:26.02 <text:s/>Duration 00:00:01.05 <text:s/>20</text:span></text:p>
      <text:p text:style-name="P1">#<text:span text:style-name="T6">Na zona rural do V</text:span>aud,#</text:p>
      <text:p text:style-name="P1"/>
      <text:p text:style-name="Texte_20_brut"><text:span text:style-name="T2"><text:s/></text:span><text:span text:style-name="T1">136: 00:07:26.07 00:07:28.16 <text:s/>Duration 00:00:02.09 <text:s/>40</text:span></text:p>
      <text:p text:style-name="P1">#<text:span text:style-name="T6">encontramos</text:span></text:p>
      <text:p text:style-name="P1">Annemarie e Jean-Pierre.#</text:p>
      <text:p text:style-name="P1"/>
      <text:p text:style-name="Texte_20_brut"><text:span text:style-name="T2"><text:s/></text:span><text:span text:style-name="T1">137: 00:07:28.20 00:07:31.21 <text:s/>Duration 00:00:03.01 <text:s/>52</text:span></text:p>
      <text:p text:style-name="P5">#<text:span text:style-name="T6">Eles ainda estão marcados</text:span></text:p>
      <text:p text:style-name="P5"><text:span text:style-name="T6">pela tragédia </text:span>10 anos <text:span text:style-name="T6">depoi</text:span>s.#</text:p>
      <text:p text:style-name="P1"/>
      <text:p text:style-name="Texte_20_brut"><text:span text:style-name="T2"><text:s/></text:span><text:span text:style-name="T1">138: 00:07:32.01 00:07:34.02 <text:s/>Duration 00:00:02.01 <text:s/>35</text:span></text:p>
      <text:p text:style-name="P1"><text:span text:style-name="T7">Eles o acharam como queriam</text:span>.</text:p>
      <text:p text:style-name="P1"/>
      <text:p text:style-name="Texte_20_brut"><text:span text:style-name="T2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2"><text:s/></text:span><text:span text:style-name="T1">140: 00:07:37.08 00:07:40.00 <text:s/>Duration 00:00:02.17 <text:s/>46</text:span></text:p>
      <text:p text:style-name="P1"><text:span text:style-name="T7">Eu não estava em negação</text:span>,</text:p>
      <text:p text:style-name="P1"/>
      <text:p text:style-name="Texte_20_brut"><text:span text:style-name="T2"><text:s/></text:span><text:span text:style-name="T1">141: 00:07:40.05 00:07:42.05 <text:s/>Duration 00:00:02.00 <text:s/>34</text:span></text:p>
      <text:p text:style-name="P1">ma<text:span text:style-name="T7">s eu não notei nada.</text:span></text:p>
      <text:p text:style-name="P1"/>
      <text:p text:style-name="Texte_20_brut"><text:span text:style-name="T2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2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2"><text:s/></text:span><text:span text:style-name="T1">144: 00:07:49.00 00:07:50.06 <text:s/>Duration 00:00:01.06 <text:s/>21</text:span></text:p>
      <text:p text:style-name="P1">Ma<text:span text:style-name="T7">s sabemos muito bem</text:span></text:p>
      <text:p text:style-name="P1"/>
      <text:p text:style-name="Texte_20_brut"><text:span text:style-name="T2"><text:s/></text:span><text:span text:style-name="T1">145: 00:07:50.10 00:07:53.18 <text:s/>Duration 00:00:03.08 <text:s/>56</text:span></text:p>
      <text:p text:style-name="P1">que <text:span text:style-name="T7">o problema continua idêntico</text:span></text:p>
      <text:p text:style-name="P1"/>
      <text:p text:style-name="Texte_20_brut"><text:span text:style-name="T2"><text:s/></text:span><text:span text:style-name="T1">146: 00:07:53.22 00:07:55.14 <text:s/>Duration 00:00:01.17 <text:s/>29</text:span></text:p>
      <text:p text:style-name="P1"><text:span text:style-name="T7">para meninos como o</text:span> Gabi,</text:p>
      <text:p text:style-name="P1"/>
      <text:p text:style-name="Texte_20_brut"><text:span text:style-name="T2"><text:s/></text:span><text:span text:style-name="T1">147: 00:07:55.18 00:07:57.20 <text:s/>Duration 00:00:02.02 <text:s/>35</text:span></text:p>
      <text:p text:style-name="P1">m<text:span text:style-name="T7">esmo atualmente.</text:span></text:p>
      <text:p text:style-name="P1"/>
      <text:p text:style-name="Texte_20_brut"><text:span text:style-name="T2"><text:s/></text:span><text:span text:style-name="T1">148: 00:07:57.24 00:07:59.17 <text:s/>Duration 00:00:01.18 <text:s/>29</text:span></text:p>
      <text:p text:style-name="P1"><text:span text:style-name="T7">E isso nos en</text:span>triste<text:span text:style-name="T7">ce muito</text:span>.</text:p>
      <text:p text:style-name="P1"/>
      <text:p text:style-name="Texte_20_brut"><text:span text:style-name="T2"><text:s/></text:span><text:span text:style-name="T1">149: 00:07:59.22 00:08:02.00 <text:s/>Duration 00:00:02.03 <text:s/>36</text:span></text:p>
      <text:p text:style-name="P7"><text:span text:style-name="T7">Hoje</text:span>,</text:p>
      <text:p text:style-name="P7"><text:span text:style-name="T7">o que vocês gostariam de dizer</text:span></text:p>
      <text:p text:style-name="P1"/>
      <text:p text:style-name="Texte_20_brut"><text:span text:style-name="T2"><text:s/></text:span><text:span text:style-name="T1">150: 00:08:02.04 00:08:04.00 <text:s/>Duration 00:00:01.21 <text:s/>31</text:span></text:p>
      <text:p text:style-name="P1">à <text:span text:style-name="T7">cidade que deixaram</text:span>?</text:p>
      <text:p text:style-name="P1"/>
      <text:p text:style-name="Texte_20_brut"><text:span text:style-name="T2"><text:s/></text:span><text:span text:style-name="T1">151: 00:08:04.19 00:08:07.07 <text:s/>Duration 00:00:02.13 <text:s/>43</text:span></text:p>
      <text:p text:style-name="P7">Que <text:span text:style-name="T7">suas ações</text:span></text:p>
      <text:p text:style-name="P7"><text:span text:style-name="T7">fiquem um pouco mais visíveis</text:span>,</text:p>
      <text:p text:style-name="P1"/>
      <text:p text:style-name="Texte_20_brut"><text:soft-page-break/><text:span text:style-name="T2"><text:s/></text:span><text:span text:style-name="T1">152: 00:08:07.11 00:08:10.16 <text:s/>Duration 00:00:03.05 <text:s/>54</text:span></text:p>
      <text:p text:style-name="P1">e <text:span text:style-name="T7">que sejam um pouco mais</text:span> f<text:span text:style-name="T7">i</text:span>rmes.</text:p>
      <text:p text:style-name="P1"/>
      <text:p text:style-name="Texte_20_brut"><text:span text:style-name="T2"><text:s/></text:span><text:span text:style-name="T1">153: 00:08:12.21 00:08:16.19 <text:s/>Duration 00:00:03.23 <text:s/>67</text:span></text:p>
      <text:p text:style-name="P1">Qu<text:span text:style-name="T7">e deem a eles também</text:span></text:p>
      <text:p text:style-name="P6">ferramentas diferentes,</text:p>
      <text:p text:style-name="P1"/>
      <text:p text:style-name="Texte_20_brut"><text:span text:style-name="T2"><text:s/></text:span><text:span text:style-name="T1">154: 00:08:16.23 00:08:19.10 <text:s/>Duration 00:00:02.12 <text:s/>42</text:span></text:p>
      <text:p text:style-name="P7">de <text:span text:style-name="T7">modo</text:span></text:p>
      <text:p text:style-name="P7"><text:span text:style-name="T7">que eles não sejam obrigados</text:span></text:p>
      <text:p text:style-name="P1"/>
      <text:p text:style-name="Texte_20_brut"><text:span text:style-name="T2"><text:s/></text:span><text:span text:style-name="T1">155: 00:08:19.14 00:08:23.02 <text:s/>Duration 00:00:03.13 <text:s/>60</text:span></text:p>
      <text:p text:style-name="P7"><text:span text:style-name="T7">a só poder</text:span></text:p>
      <text:p text:style-name="P7"><text:span text:style-name="T7">prender alguém em flagrante,</text:span></text:p>
      <text:p text:style-name="P1"/>
      <text:p text:style-name="Texte_20_brut"><text:span text:style-name="T2"><text:s/></text:span><text:span text:style-name="T1">156: 00:08:23.06 00:08:27.24 <text:s/>Duration 00:00:04.18 <text:s/>80</text:span></text:p>
      <text:p text:style-name="P7">ma<text:span text:style-name="T7">s desde que há suspeita</text:span></text:p>
      <text:p text:style-name="P7"><text:span text:style-name="T7">e que sabem,</text:span></text:p>
      <text:p text:style-name="P1"/>
      <text:p text:style-name="Texte_20_brut"><text:span text:style-name="T2"><text:s/></text:span><text:span text:style-name="T1">157: 00:08:28.03 00:08:31.00 <text:s/>Duration 00:00:02.22 <text:s/>49</text:span></text:p>
      <text:p text:style-name="P7">com<text:span text:style-name="T7">o alguém que vem sempre</text:span></text:p>
      <text:p text:style-name="P7"><text:span text:style-name="T7">ao mesmo quarteirão,</text:span></text:p>
      <text:p text:style-name="P1"/>
      <text:p text:style-name="Texte_20_brut"><text:span text:style-name="T2"><text:s/></text:span><text:span text:style-name="T1">158: 00:08:31.04 00:08:34.19 <text:s/>Duration 00:00:03.15 <text:s/>61</text:span></text:p>
      <text:p text:style-name="P1">qu<text:span text:style-name="T8">e está sempre com uma tala na mão,</text:span></text:p>
      <text:p text:style-name="P1"><text:span text:style-name="T8">sabemos muito bem</text:span> que...</text:p>
      <text:p text:style-name="P1"/>
      <text:p text:style-name="Texte_20_brut"><text:span text:style-name="T2"><text:s/></text:span><text:span text:style-name="T1">159: 00:08:36.11 00:08:38.22 <text:s/>Duration 00:00:02.11 <text:s/>41</text:span></text:p>
      <text:p text:style-name="P8"><text:span text:style-name="T8">Expulsá-los</text:span>. <text:span text:style-name="T8">Para longe.</text:span></text:p>
      <text:p text:style-name="P8"><text:span text:style-name="T8">Sistematicamente.</text:span></text:p>
      <text:p text:style-name="P1"/>
      <text:p text:style-name="Texte_20_brut"><text:span text:style-name="T2"><text:s/></text:span><text:span text:style-name="T1">160: 00:08:40.16 00:08:42.14 <text:s/>Duration 00:00:01.23 <text:s/>33</text:span></text:p>
      <text:p text:style-name="P1">#À ce stade,</text:p>
      <text:p text:style-name="P1">il peut être utile de rappeler#</text:p>
      <text:p text:style-name="P1"/>
      <text:p text:style-name="Texte_20_brut"><text:span text:style-name="T2"><text:s/></text:span><text:span text:style-name="T1">161: 00:08:42.18 00:08:46.07 <text:s/>Duration 00:00:03.14 <text:s/>61</text:span></text:p>
      <text:p text:style-name="P1">#que les traficantes n'agissent pas</text:p>
      <text:p text:style-name="P1">non plus en totale impunité.#</text:p>
      <text:p text:style-name="P1"/>
      <text:p text:style-name="Texte_20_brut"><text:span text:style-name="T2"><text:s/></text:span><text:span text:style-name="T1">162: 00:08:46.12 00:08:48.07 <text:s/>Duration 00:00:01.20 <text:s/>31</text:span></text:p>
      <text:p text:style-name="P1">#Les arrestations sont régulières.#</text:p>
      <text:p text:style-name="P1"/>
      <text:p text:style-name="Texte_20_brut"><text:span text:style-name="T2"><text:s/></text:span><text:span text:style-name="T1">163: 00:08:48.12 00:08:49.15 <text:s/>Duration 00:00:01.03 <text:s/>19</text:span></text:p>
      <text:p text:style-name="P1">Chope-le!</text:p>
      <text:p text:style-name="P1"/>
      <text:p text:style-name="Texte_20_brut"><text:span text:style-name="T2"><text:s/></text:span><text:span text:style-name="T1">164: 00:08:54.04 00:08:55.05 <text:s/>Duration 00:00:01.01 <text:s/>18</text:span></text:p>
      <text:p text:style-name="P1">Stop!</text:p>
      <text:p text:style-name="P1"/>
      <text:p text:style-name="Texte_20_brut"><text:span text:style-name="T2"><text:s/></text:span><text:span text:style-name="T1">165: 00:08:55.09 00:08:58.05 <text:s/>Duration 00:00:02.21 <text:s/>48</text:span></text:p>
      <text:p text:style-name="P1">#Mais le plus souvent,</text:p>
      <text:p text:style-name="P1">les individus sont relâchés,#</text:p>
      <text:p text:style-name="P1"/>
      <text:p text:style-name="Texte_20_brut"><text:span text:style-name="T2"><text:s/></text:span><text:span text:style-name="T1">166: 00:08:58.09 00:08:59.15 <text:s/>Duration 00:00:01.06 <text:s/>21</text:span></text:p>
      <text:p text:style-name="P1">#car ils n'ont rien sur eux,#</text:p>
      <text:p text:style-name="P1"/>
      <text:p text:style-name="Texte_20_brut"><text:span text:style-name="T2"><text:s/></text:span><text:span text:style-name="T1">167: 00:08:59.20 00:09:03.03 <text:s/>Duration 00:00:03.08 <text:s/>56</text:span></text:p>
      <text:p text:style-name="P1">#ni drogas ni argent qui prouveraient</text:p>
      <text:p text:style-name="P1">une transaction illicite.</text:p>
      <text:p text:style-name="P1">#</text:p>
      <text:p text:style-name="P1"/>
      <text:p text:style-name="Texte_20_brut"><text:soft-page-break/><text:span text:style-name="T2"><text:s/></text:span><text:span text:style-name="T1">168: 00:09:03.08 00:09:04.10 <text:s/>Duration 00:00:01.02 <text:s/>18</text:span></text:p>
      <text:p text:style-name="P1">#Encore plus surprenant,#</text:p>
      <text:p text:style-name="P1"/>
      <text:p text:style-name="Texte_20_brut"><text:span text:style-name="T2"><text:s/></text:span><text:span text:style-name="T1">169: 00:09:04.14 00:09:08.06 <text:s/>Duration 00:00:03.17 <text:s/>63</text:span></text:p>
      <text:p text:style-name="P1">#dans la plupart des cas,</text:p>
      <text:p text:style-name="P1">leurs papiers sont en règle.#</text:p>
      <text:p text:style-name="P1"/>
      <text:p text:style-name="Texte_20_brut"><text:span text:style-name="T2"><text:s/></text:span><text:span text:style-name="T1">170: 00:09:08.11 00:09:09.24 <text:s/>Duration 00:00:01.13 <text:s/>26</text:span></text:p>
      <text:p text:style-name="P1">Ils ont mis en place une stratégie</text:p>
      <text:p text:style-name="P1"/>
      <text:p text:style-name="Texte_20_brut"><text:span text:style-name="T2"><text:s/></text:span><text:span text:style-name="T1">171: 00:09:10.03 00:09:12.11 <text:s/>Duration 00:00:02.08 <text:s/>39</text:span></text:p>
      <text:p text:style-name="P1">qui leur permet d'éviter</text:p>
      <text:p text:style-name="P1">d'être en infraction.</text:p>
      <text:p text:style-name="P1"/>
      <text:p text:style-name="Texte_20_brut"><text:span text:style-name="T2"><text:s/></text:span><text:span text:style-name="T1">172: 00:09:12.15 00:09:15.14 <text:s/>Duration 00:00:02.24 <text:s/>50</text:span></text:p>
      <text:p text:style-name="P1">Ils font un passage par l'Italie</text:p>
      <text:p text:style-name="P1">pour avoir des papiers Schengen</text:p>
      <text:p text:style-name="P1"/>
      <text:p text:style-name="Texte_20_brut"><text:span text:style-name="T2"><text:s/></text:span><text:span text:style-name="T1">173: 00:09:15.18 00:09:17.06 <text:s/>Duration 00:00:01.13 <text:s/>26</text:span></text:p>
      <text:p text:style-name="P1">qui leur permettent</text:p>
      <text:p text:style-name="P1">de venir en Suisse</text:p>
      <text:p text:style-name="P1"/>
      <text:p text:style-name="Texte_20_brut"><text:span text:style-name="T2"><text:s/></text:span><text:span text:style-name="T1">174: 00:09:17.10 00:09:18.21 <text:s/>Duration 00:00:01.11 <text:s/>24</text:span></text:p>
      <text:p text:style-name="P1">sans qu'on puisse les importuner</text:p>
      <text:p text:style-name="P1"/>
      <text:p text:style-name="Texte_20_brut"><text:span text:style-name="T2"><text:s/></text:span><text:span text:style-name="T1">175: 00:09:19.00 00:09:20.12 <text:s/>Duration 00:00:01.12 <text:s/>25</text:span></text:p>
      <text:p text:style-name="P1">au niveau de la loi</text:p>
      <text:p text:style-name="P1">sur les étrangers.</text:p>
      <text:p text:style-name="P1"/>
      <text:p text:style-name="Texte_20_brut"><text:span text:style-name="T2"><text:s/></text:span><text:span text:style-name="T1">176: 00:09:22.18 00:09:24.22 <text:s/>Duration 00:00:02.04 <text:s/>37</text:span></text:p>
      <text:p text:style-name="P1">#N'empêche, Lausanne</text:p>
      <text:p text:style-name="P1">garde mauvaise réputation.#</text:p>
      <text:p text:style-name="P1"/>
      <text:p text:style-name="Texte_20_brut"><text:span text:style-name="T2"><text:s/></text:span><text:span text:style-name="T1">177: 00:09:25.01 00:09:26.05 <text:s/>Duration 00:00:01.04 <text:s/>20</text:span></text:p>
      <text:p text:style-name="P1">#É la ville romande#</text:p>
      <text:p text:style-name="P1"/>
      <text:p text:style-name="Texte_20_brut"><text:span text:style-name="T2"><text:s/></text:span><text:span text:style-name="T1">178: 00:09:26.10 00:09:29.15 <text:s/>Duration 00:00:03.05 <text:s/>54</text:span></text:p>
      <text:p text:style-name="P1">#qui n'arrive même pas</text:p>
      <text:p text:style-name="P1">à éloigner les traficantes de son centre.#</text:p>
      <text:p text:style-name="P1"/>
      <text:p text:style-name="Texte_20_brut"><text:span text:style-name="T2"><text:s/></text:span><text:span text:style-name="T1">179: 00:09:30.14 00:09:32.03 <text:s/>Duration 00:00:01.14 <text:s/>27</text:span></text:p>
      <text:p text:style-name="P1">La population est excédée.</text:p>
      <text:p text:style-name="P1"/>
      <text:p text:style-name="Texte_20_brut"><text:span text:style-name="T2"><text:s/></text:span><text:span text:style-name="T1">180: 00:09:32.07 00:09:34.04 <text:s/>Duration 00:00:01.22 <text:s/>32</text:span></text:p>
      <text:p text:style-name="P1">Nous avons des rencontres</text:p>
      <text:p text:style-name="P1">de quartier régulières,</text:p>
      <text:p text:style-name="P1"/>
      <text:p text:style-name="Texte_20_brut"><text:span text:style-name="T2"><text:s/></text:span><text:span text:style-name="T1">181: 00:09:34.08 00:09:37.12 <text:s/>Duration 00:00:03.04 <text:s/>54</text:span></text:p>
      <text:p text:style-name="P1">et elle s'inquiète, elle se fâche,</text:p>
      <text:p text:style-name="P1"/>
      <text:p text:style-name="Texte_20_brut"><text:span text:style-name="T2"><text:s/></text:span><text:span text:style-name="T1">182: 00:09:37.17 00:09:39.24 <text:s/>Duration 00:00:02.07 <text:s/>39</text:span></text:p>
      <text:p text:style-name="P1">et nous partageons cette colère.</text:p>
      <text:p text:style-name="P1"/>
      <text:p text:style-name="Texte_20_brut"><text:span text:style-name="T2"><text:s/></text:span><text:span text:style-name="T1">183: 00:09:40.15 00:09:43.01 <text:s/>Duration 00:00:02.11 <text:s/>41</text:span></text:p>
      <text:p text:style-name="P1">Mais ça suffit.</text:p>
      <text:p text:style-name="P1">Il faudrait peut-être agir.</text:p>
      <text:p text:style-name="P1"/>
      <text:p text:style-name="Texte_20_brut"><text:span text:style-name="T2"><text:s/></text:span><text:span text:style-name="T1">184: 00:09:43.06 00:09:45.08 <text:s/>Duration 00:00:02.02 <text:s/>35</text:span></text:p>
      <text:p text:style-name="P1">On peut faire</text:p>
      <text:p text:style-name="P1">des actions coup de poing,</text:p>
      <text:p text:style-name="P1"><text:soft-page-break/></text:p>
      <text:p text:style-name="Texte_20_brut"><text:span text:style-name="T2"><text:s/></text:span><text:span text:style-name="T1">185: 00:09:45.13 00:09:48.14 <text:s/>Duration 00:00:03.01 <text:s/>52</text:span></text:p>
      <text:p text:style-name="P1">mais l'idéal serait de régler</text:p>
      <text:p text:style-name="P1">les problèmes à plus long terme</text:p>
      <text:p text:style-name="P1"/>
      <text:p text:style-name="Texte_20_brut"><text:span text:style-name="T2"><text:s/></text:span><text:span text:style-name="T1">186: 00:09:48.18 00:09:51.01 <text:s/>Duration 00:00:02.08 <text:s/>39</text:span></text:p>
      <text:p text:style-name="P1">par rapport au deal de rue.</text:p>
      <text:p text:style-name="P1"/>
      <text:p text:style-name="Texte_20_brut"><text:span text:style-name="T2"><text:s/></text:span><text:span text:style-name="T1">187: 00:09:51.05 00:09:54.16 <text:s/>Duration 00:00:03.11 <text:s/>58</text:span></text:p>
      <text:p text:style-name="P1">Ce qui fait que mardi, la</text:p>
      <text:p text:style-name="P1">municipalité e le corps de police,</text:p>
      <text:p text:style-name="P1"/>
      <text:p text:style-name="Texte_20_brut"><text:span text:style-name="T2"><text:s/></text:span><text:span text:style-name="T1">188: 00:09:54.20 00:09:56.01 <text:s/>Duration 00:00:01.06 <text:s/>21</text:span></text:p>
      <text:p text:style-name="P1">sous ma conduite,</text:p>
      <text:p text:style-name="P1"/>
      <text:p text:style-name="Texte_20_brut"><text:span text:style-name="T2"><text:s/></text:span><text:span text:style-name="T1">189: 00:09:56.05 00:09:59.15 <text:s/>Duration 00:00:03.10 <text:s/>58</text:span></text:p>
      <text:p text:style-name="P1">vont annoncer une présence</text:p>
      <text:p text:style-name="P1">beaucoup plus visible</text:p>
      <text:p text:style-name="P1"/>
      <text:p text:style-name="Texte_20_brut"><text:span text:style-name="T2"><text:s/></text:span><text:span text:style-name="T1">190: 00:09:59.19 00:10:03.06 <text:s/>Duration 00:00:03.12 <text:s/>59</text:span></text:p>
      <text:p text:style-name="P1">sur un certain nombre de lieux</text:p>
      <text:p text:style-name="P1">qui posent problème.</text:p>
      <text:p text:style-name="P1"/>
      <text:p text:style-name="Texte_20_brut"><text:span text:style-name="T2"><text:s/></text:span><text:span text:style-name="T1">191: 00:10:04.10 00:10:08.03 <text:s/>Duration 00:00:03.18 <text:s/>63</text:span></text:p>
      <text:p text:style-name="P1">#La présence du deal au centre-ville</text:p>
      <text:p text:style-name="P1">n'est pourtant pas une fatalité.#</text:p>
      <text:p text:style-name="P1"/>
      <text:p text:style-name="Texte_20_brut"><text:span text:style-name="T2"><text:s/></text:span><text:span text:style-name="T1">192: 00:10:08.07 00:10:09.19 <text:s/>Duration 00:00:01.12 <text:s/>25</text:span></text:p>
      <text:p text:style-name="P1">#Même à sa plus petite échelle,#</text:p>
      <text:p text:style-name="P1"/>
      <text:p text:style-name="Texte_20_brut"><text:span text:style-name="T2"><text:s/></text:span><text:span text:style-name="T1">193: 00:10:09.23 00:10:13.03 <text:s/>Duration 00:00:03.05 <text:s/>54</text:span></text:p>
      <text:p text:style-name="P1">#la ville de Neuchâtel était</text:p>
      <text:p text:style-name="P1">confrontée au même problème.#</text:p>
      <text:p text:style-name="P1"/>
      <text:p text:style-name="Texte_20_brut"><text:span text:style-name="T2"><text:s/></text:span><text:span text:style-name="T1">194: 00:10:13.07 00:10:15.22 <text:s/>Duration 00:00:02.15 <text:s/>44</text:span></text:p>
      <text:p text:style-name="P1">#Une trentaine de traficantes</text:p>
      <text:p text:style-name="P1">zonaient encore dans ces rues#</text:p>
      <text:p text:style-name="P1"/>
      <text:p text:style-name="Texte_20_brut"><text:span text:style-name="T2"><text:s/></text:span><text:span text:style-name="T1">195: 00:10:16.01 00:10:17.10 <text:s/>Duration 00:00:01.09 <text:s/>23</text:span></text:p>
      <text:p text:style-name="P1">#il y a 3 anos seulement.#</text:p>
      <text:p text:style-name="P1"/>
      <text:p text:style-name="Texte_20_brut"><text:span text:style-name="T2"><text:s/></text:span><text:span text:style-name="T1">196: 00:10:17.14 00:10:19.04 <text:s/>Duration 00:00:01.15 <text:s/>27</text:span></text:p>
      <text:p text:style-name="P1">#Les autorités</text:p>
      <text:p text:style-name="P1">ont alors pris la décision#</text:p>
      <text:p text:style-name="P1"/>
      <text:p text:style-name="Texte_20_brut"><text:span text:style-name="T2"><text:s/></text:span><text:span text:style-name="T1">197: 00:10:19.09 00:10:21.10 <text:s/>Duration 00:00:02.01 <text:s/>35</text:span></text:p>
      <text:p text:style-name="P1">#de réunir en un seul groupe d'action#</text:p>
      <text:p text:style-name="P1"/>
      <text:p text:style-name="Texte_20_brut"><text:span text:style-name="T2"><text:s/></text:span><text:span text:style-name="T1">198: 00:10:21.14 00:10:24.04 <text:s/>Duration 00:00:02.15 <text:s/>44</text:span></text:p>
      <text:p text:style-name="P1">#les différents acteurs</text:p>
      <text:p text:style-name="P1">de la répression.#</text:p>
      <text:p text:style-name="P1"/>
      <text:p text:style-name="Texte_20_brut"><text:span text:style-name="T2"><text:s/></text:span><text:span text:style-name="T1">199: 00:10:24.09 00:10:25.06 <text:s/>Duration 00:00:00.22 <text:s/>15</text:span></text:p>
      <text:p text:style-name="P1">Police Neuchâteloise</text:p>
      <text:p text:style-name="P1"/>
      <text:p text:style-name="Texte_20_brut"><text:span text:style-name="T2"><text:s/></text:span><text:span text:style-name="T1">200: 00:10:25.10 00:10:28.04 <text:s/>Duration 00:00:02.19 <text:s/>47</text:span></text:p>
      <text:p text:style-name="P1">Il y a le service des migrations,</text:p>
      <text:p text:style-name="P1">d'application des peines,</text:p>
      <text:p text:style-name="P1"/>
      <text:p text:style-name="Texte_20_brut"><text:span text:style-name="T2"><text:s/></text:span><text:span text:style-name="T1">201: 00:10:28.08 00:10:30.10 <text:s/>Duration 00:00:02.02 <text:s/>35</text:span></text:p>
      <text:p text:style-name="P1"><text:soft-page-break/>le service pénitentiaire,</text:p>
      <text:p text:style-name="P1"/>
      <text:p text:style-name="Texte_20_brut"><text:span text:style-name="T2"><text:s/></text:span><text:span text:style-name="T1">202: 00:10:30.14 00:10:32.16 <text:s/>Duration 00:00:02.02 <text:s/>35</text:span></text:p>
      <text:p text:style-name="P1">les directions</text:p>
      <text:p text:style-name="P1">de centres de requérants.</text:p>
      <text:p text:style-name="P1"/>
      <text:p text:style-name="Texte_20_brut"><text:span text:style-name="T2"><text:s/></text:span><text:span text:style-name="T1">203: 00:10:32.20 00:10:35.06 <text:s/>Duration 00:00:02.11 <text:s/>41</text:span></text:p>
      <text:p text:style-name="P1">Chacun a pu exposer ses problèmes,</text:p>
      <text:p text:style-name="P1"/>
      <text:p text:style-name="Texte_20_brut"><text:span text:style-name="T2"><text:s/></text:span><text:span text:style-name="T1">204: 00:10:35.10 00:10:37.06 <text:s/>Duration 00:00:01.21 <text:s/>31</text:span></text:p>
      <text:p text:style-name="P1">et les décisions qui ont été prises,</text:p>
      <text:p text:style-name="P1"/>
      <text:p text:style-name="Texte_20_brut"><text:span text:style-name="T2"><text:s/></text:span><text:span text:style-name="T1">205: 00:10:37.10 00:10:39.10 <text:s/>Duration 00:00:02.00 <text:s/>34</text:span></text:p>
      <text:p text:style-name="P1">é de libérer</text:p>
      <text:p text:style-name="P1"/>
      <text:p text:style-name="Texte_20_brut"><text:span text:style-name="T2"><text:s/></text:span><text:span text:style-name="T1">206: 00:10:39.14 00:10:42.24 <text:s/>Duration 00:00:03.10 <text:s/>58</text:span></text:p>
      <text:p text:style-name="P1">5 cellules dans les prisons</text:p>
      <text:p text:style-name="P1">de la Chaux-de-Fonds</text:p>
      <text:p text:style-name="P1"/>
      <text:p text:style-name="Texte_20_brut"><text:span text:style-name="T2"><text:s/></text:span><text:span text:style-name="T1">207: 00:10:43.03 00:10:47.12 <text:s/>Duration 00:00:04.09 <text:s/>74</text:span></text:p>
      <text:p text:style-name="P1">pour que ces traficantes dénoncés</text:p>
      <text:p text:style-name="P1">puissent purger leur peine.</text:p>
      <text:p text:style-name="P1"/>
      <text:p text:style-name="Texte_20_brut"><text:span text:style-name="T2"><text:s/></text:span><text:span text:style-name="T1">208: 00:10:47.17 00:10:48.20 <text:s/>Duration 00:00:01.03 <text:s/>19</text:span></text:p>
      <text:p text:style-name="P1">Dans les autres cantons,</text:p>
      <text:p text:style-name="P1"/>
      <text:p text:style-name="Texte_20_brut"><text:span text:style-name="T2"><text:s/></text:span><text:span text:style-name="T1">209: 00:10:48.24 00:10:51.09 <text:s/>Duration 00:00:02.10 <text:s/>41</text:span></text:p>
      <text:p text:style-name="P1">il y a aussi des problèmes de places</text:p>
      <text:p text:style-name="P1">dans les prisons,</text:p>
      <text:p text:style-name="P1"/>
      <text:p text:style-name="Texte_20_brut"><text:span text:style-name="T2"><text:s/></text:span><text:span text:style-name="T1">210: 00:10:51.13 00:10:54.01 <text:s/>Duration 00:00:02.13 <text:s/>43</text:span></text:p>
      <text:p text:style-name="P1">problème qu'on avait</text:p>
      <text:p text:style-name="P1">au départ de ce phénomène</text:p>
      <text:p text:style-name="P1"/>
      <text:p text:style-name="Texte_20_brut"><text:span text:style-name="T2"><text:s/></text:span><text:span text:style-name="T1">211: 00:10:54.06 00:10:57.12 <text:s/>Duration 00:00:03.06 <text:s/>55</text:span></text:p>
      <text:p text:style-name="P1">et qu'on a pu régler</text:p>
      <text:p text:style-name="P1">grâce au partenariat</text:p>
      <text:p text:style-name="P1"/>
      <text:p text:style-name="Texte_20_brut"><text:span text:style-name="T2"><text:s/></text:span><text:span text:style-name="T1">212: 00:10:57.16 00:11:00.03 <text:s/>Duration 00:00:02.12 <text:s/>42</text:span></text:p>
      <text:p text:style-name="P1">avec les autres services de l'État.</text:p>
      <text:p text:style-name="P1"/>
      <text:p text:style-name="Texte_20_brut"><text:span text:style-name="T2"><text:s/></text:span><text:span text:style-name="T1">213: 00:11:00.20 00:11:03.06 <text:s/>Duration 00:00:02.11 <text:s/>41</text:span></text:p>
      <text:p text:style-name="P1">#Les saisies de drogas</text:p>
      <text:p text:style-name="P1">sont en baisse.#</text:p>
      <text:p text:style-name="P1"/>
      <text:p text:style-name="Texte_20_brut"><text:span text:style-name="T2"><text:s/></text:span><text:span text:style-name="T1">214: 00:11:03.10 00:11:06.24 <text:s/>Duration 00:00:03.14 <text:s/>61</text:span></text:p>
      <text:p text:style-name="P1">#La justice neuchâteloise a ajouté</text:p>
      <text:p text:style-name="P1">une nouvelle arme à son arsenal:#</text:p>
      <text:p text:style-name="P1"/>
      <text:p text:style-name="Texte_20_brut"><text:span text:style-name="T2"><text:s/></text:span><text:span text:style-name="T1">215: 00:11:07.03 00:11:09.03 <text:s/>Duration 00:00:02.00 <text:s/>34</text:span></text:p>
      <text:p text:style-name="P1">#elle prononce des interdictions</text:p>
      <text:p text:style-name="P1">de périmètre#</text:p>
      <text:p text:style-name="P1"/>
      <text:p text:style-name="Texte_20_brut"><text:span text:style-name="T2"><text:s/></text:span><text:span text:style-name="T1">216: 00:11:09.07 00:11:10.13 <text:s/>Duration 00:00:01.06 <text:s/>21</text:span></text:p>
      <text:p text:style-name="P1">#aux traficantes condamnés.#</text:p>
      <text:p text:style-name="P1"/>
      <text:p text:style-name="Texte_20_brut"><text:span text:style-name="T2"><text:s/></text:span><text:span text:style-name="T1">217: 00:11:10.17 00:11:11.16 <text:s/>Duration 00:00:00.24 <text:s/>16</text:span></text:p>
      <text:p text:style-name="P1">#Même sortis de prison,#</text:p>
      <text:p text:style-name="P1"/>
      <text:p text:style-name="Texte_20_brut"><text:span text:style-name="T2"><text:s/></text:span><text:span text:style-name="T1">218: 00:11:11.20 00:11:13.15 <text:s/>Duration 00:00:01.20 <text:s/>31</text:span></text:p>
      <text:p text:style-name="P1"><text:soft-page-break/>#ils ne peuvent plus revenir</text:p>
      <text:p text:style-name="P1">sur les lieux#</text:p>
      <text:p text:style-name="P1"/>
      <text:p text:style-name="Texte_20_brut"><text:span text:style-name="T2"><text:s/></text:span><text:span text:style-name="T1">219: 00:11:13.19 00:11:17.12 <text:s/>Duration 00:00:03.18 <text:s/>63</text:span></text:p>
      <text:p text:style-name="P1">#sans courir le risque</text:p>
      <text:p text:style-name="P1">de repartir illico en prison.#</text:p>
      <text:p text:style-name="P1"/>
      <text:p text:style-name="Texte_20_brut"><text:span text:style-name="T2"><text:s/></text:span><text:span text:style-name="T1">220: 00:11:17.17 00:11:20.00 <text:s/>Duration 00:00:02.08 <text:s/>39</text:span></text:p>
      <text:p text:style-name="P1">#Résultat spectaculaire</text:p>
      <text:p text:style-name="P1">de cette approche tout en un:#</text:p>
      <text:p text:style-name="P1"/>
      <text:p text:style-name="Texte_20_brut"><text:span text:style-name="T2"><text:s/></text:span><text:span text:style-name="T1">221: 00:11:20.04 00:11:23.06 <text:s/>Duration 00:00:03.02 <text:s/>52</text:span></text:p>
      <text:p text:style-name="P1">#le nombre de traficante</text:p>
      <text:p text:style-name="P1">a été divisé par 3.#</text:p>
      <text:p text:style-name="P1"/>
      <text:p text:style-name="Texte_20_brut"><text:span text:style-name="T2"><text:s/></text:span><text:span text:style-name="T1">222: 00:11:27.07 00:11:28.20 <text:s/>Duration 00:00:01.13 <text:s/>26</text:span></text:p>
      <text:p text:style-name="P1">#Retour à la manif à Lausanne.#</text:p>
      <text:p text:style-name="P1"/>
      <text:p text:style-name="Texte_20_brut"><text:span text:style-name="T2"><text:s/></text:span><text:span text:style-name="T1">223: 00:11:28.24 00:11:30.21 <text:s/>Duration 00:00:01.22 <text:s/>32</text:span></text:p>
      <text:p text:style-name="P1">#Preuve que je sujet est porteur,#</text:p>
      <text:p text:style-name="P1"/>
      <text:p text:style-name="Texte_20_brut"><text:span text:style-name="T2"><text:s/></text:span><text:span text:style-name="T1">224: 00:11:31.00 00:11:33.00 <text:s/>Duration 00:00:02.00 <text:s/>34</text:span></text:p>
      <text:p text:style-name="P1">#on y fait d'étonnantes rencontres.#</text:p>
      <text:p text:style-name="P1"/>
      <text:p text:style-name="Texte_20_brut"><text:span text:style-name="T2"><text:s/></text:span><text:span text:style-name="T1">225: 00:11:34.23 00:11:38.11 <text:s/>Duration 00:00:03.13 <text:s/>60</text:span></text:p>
      <text:p text:style-name="P1">É pas paradoxale de trouver</text:p>
      <text:p text:style-name="P1">Yvon Perrin dans une manifestation</text:p>
      <text:p text:style-name="P1"/>
      <text:p text:style-name="Texte_20_brut"><text:span text:style-name="T2"><text:s/></text:span><text:span text:style-name="T1">226: 00:11:38.15 00:11:40.20 <text:s/>Duration 00:00:02.05 <text:s/>37</text:span></text:p>
      <text:p text:style-name="P1">largement relayée</text:p>
      <text:p text:style-name="P1">par Fernand Melgar?</text:p>
      <text:p text:style-name="P1"/>
      <text:p text:style-name="Texte_20_brut"><text:span text:style-name="T2"><text:s/></text:span><text:span text:style-name="T1">227: 00:11:40.24 00:11:43.06 <text:s/>Duration 00:00:02.07 <text:s/>39</text:span></text:p>
      <text:p text:style-name="P1">Je crois que é M. Melgar</text:p>
      <text:p text:style-name="P1">qui marche sur la tête.</text:p>
      <text:p text:style-name="P1"/>
      <text:p text:style-name="Texte_20_brut"><text:span text:style-name="T2"><text:s/></text:span><text:span text:style-name="T1">228: 00:11:43.10 00:11:46.23 <text:s/>Duration 00:00:03.13 <text:s/>60</text:span></text:p>
      <text:p text:style-name="P1">Je ne crois pas avoir été une fois</text:p>
      <text:p text:style-name="P1">favorable aux traficantes.</text:p>
      <text:p text:style-name="P1"/>
      <text:p text:style-name="Texte_20_brut"><text:span text:style-name="T2"><text:s/></text:span><text:span text:style-name="T1">229: 00:11:47.02 00:11:49.15 <text:s/>Duration 00:00:02.13 <text:s/>43</text:span></text:p>
      <text:p text:style-name="P1">J'ai toujours plaidé</text:p>
      <text:p text:style-name="P1">pour qu'on les renvoie chez eux,</text:p>
      <text:p text:style-name="P1"/>
      <text:p text:style-name="Texte_20_brut"><text:span text:style-name="T2"><text:s/></text:span><text:span text:style-name="T1">230: 00:11:49.19 00:11:52.10 <text:s/>Duration 00:00:02.16 <text:s/>45</text:span></text:p>
      <text:p text:style-name="P1">après avoir purgé la peine</text:p>
      <text:p text:style-name="P1">qu'ils méritent.</text:p>
      <text:p text:style-name="P1"/>
      <text:p text:style-name="Texte_20_brut"><text:span text:style-name="T2"><text:s/></text:span><text:span text:style-name="T1">231: 00:11:52.14 00:11:53.14 <text:s/>Duration 00:00:01.00 <text:s/>17</text:span></text:p>
      <text:p text:style-name="P1">Ce qui est étonnant,</text:p>
      <text:p text:style-name="P1"/>
      <text:p text:style-name="Texte_20_brut"><text:span text:style-name="T2"><text:s/></text:span><text:span text:style-name="T1">232: 00:11:53.18 00:11:56.17 <text:s/>Duration 00:00:02.24 <text:s/>50</text:span></text:p>
      <text:p text:style-name="P1">é que M. Melgar participe</text:p>
      <text:p text:style-name="P1">à une manifestation où je suis.</text:p>
      <text:p text:style-name="P1"/>
      <text:p text:style-name="Texte_20_brut"><text:span text:style-name="T2"><text:s/></text:span><text:span text:style-name="T1">233: 00:11:56.21 00:11:59.21 <text:s/>Duration 00:00:03.00 <text:s/>51</text:span></text:p>
      <text:p text:style-name="P1">É plutôt dans ce sens</text:p>
      <text:p text:style-name="P1">que la surprise se manifeste.</text:p>
      <text:p text:style-name="P1"/>
      <text:p text:style-name="Texte_20_brut"><text:span text:style-name="T2"><text:s/></text:span><text:span text:style-name="T1">234: 00:12:00.01 00:12:02.11 <text:s/>Duration 00:00:02.10 <text:s/>41</text:span></text:p>
      <text:p text:style-name="P1"><text:soft-page-break/>#Est-ce qu'il y a un municipal</text:p>
      <text:p text:style-name="P1">de Lausanne, ici?#</text:p>
      <text:p text:style-name="P1"/>
      <text:p text:style-name="Texte_20_brut"><text:span text:style-name="T2"><text:s/></text:span><text:span text:style-name="T1">235: 00:12:10.03 00:12:11.18 <text:s/>Duration 00:00:01.15 <text:s/>27</text:span></text:p>
      <text:p text:style-name="P1">#M. Junod?#</text:p>
      <text:p text:style-name="P1"/>
      <text:p text:style-name="Texte_20_brut"><text:span text:style-name="T2"><text:s/></text:span><text:span text:style-name="T1">236: 00:12:13.20 00:12:15.13 <text:s/>Duration 00:00:01.18 <text:s/>29</text:span></text:p>
      <text:p text:style-name="P1">#M. Hildbrand?#</text:p>
      <text:p text:style-name="P1"/>
      <text:p text:style-name="Texte_20_brut"><text:span text:style-name="T2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2"><text:s/></text:span><text:span text:style-name="T1">238: 00:12:28.11 00:12:30.06 <text:s/>Duration 00:00:01.20 <text:s/>31</text:span></text:p>
      <text:p text:style-name="P1">L'une est suissesse,</text:p>
      <text:p text:style-name="P1">l'autre travaillait</text:p>
      <text:p text:style-name="P1"/>
      <text:p text:style-name="Texte_20_brut"><text:span text:style-name="T2"><text:s/></text:span><text:span text:style-name="T1">239: 00:12:30.10 00:12:31.09 <text:s/>Duration 00:00:00.24 <text:s/>16</text:span></text:p>
      <text:p text:style-name="P1">pour une ONG vaudoise.</text:p>
      <text:p text:style-name="P1"/>
      <text:p text:style-name="Texte_20_brut"><text:span text:style-name="T2"><text:s/></text:span><text:span text:style-name="T1">240: 00:12:31.13 00:12:32.24 <text:s/>Duration 00:00:01.11 <text:s/>24</text:span></text:p>
      <text:p text:style-name="P1">Deux femmes dont on parle peu,</text:p>
      <text:p text:style-name="P1"/>
      <text:p text:style-name="Texte_20_brut"><text:span text:style-name="T2"><text:s/></text:span><text:span text:style-name="T1">241: 00:12:33.03 00:12:34.18 <text:s/>Duration 00:00:01.15 <text:s/>27</text:span></text:p>
      <text:p text:style-name="P1">mais qui partagent le même destin.</text:p>
      <text:p text:style-name="P1"/>
      <text:p text:style-name="Texte_20_brut"><text:span text:style-name="T2"><text:s/></text:span><text:span text:style-name="T1">242: 00:12:34.22 00:12:36.23 <text:s/>Duration 00:00:02.01 <text:s/>35</text:span></text:p>
      <text:p text:style-name="P1">Toutes deux enlevées en 2016</text:p>
      <text:p text:style-name="P1"/>
      <text:p text:style-name="Texte_20_brut"><text:span text:style-name="T2"><text:s/></text:span><text:span text:style-name="T1">243: 00:12:37.02 00:12:41.12 <text:s/>Duration 00:00:04.10 <text:s/>75</text:span></text:p>
      <text:p text:style-name="P1">sont otages des djihadistes</text:p>
      <text:p text:style-name="P1">islamistes dans le nord du Mali.</text:p>
      <text:p text:style-name="P1"/>
      <text:p text:style-name="Texte_20_brut"><text:span text:style-name="T2"><text:s/></text:span><text:span text:style-name="T1">244: 00:12:41.16 00:12:44.13 <text:s/>Duration 00:00:02.22 <text:s/>49</text:span></text:p>
      <text:p text:style-name="P1">Le kidnapping est un business</text:p>
      <text:p text:style-name="P1">florissant dans la région.</text:p>
      <text:p text:style-name="P1"/>
      <text:p text:style-name="Texte_20_brut"><text:span text:style-name="T2"><text:s/></text:span><text:span text:style-name="T1">245: 00:12:44.17 00:12:46.04 <text:s/>Duration 00:00:01.12 <text:s/>25</text:span></text:p>
      <text:p text:style-name="P1">Où en sont les négociations?</text:p>
      <text:p text:style-name="P1"/>
      <text:p text:style-name="Texte_20_brut"><text:span text:style-name="T2"><text:s/></text:span><text:span text:style-name="T1">246: 00:12:46.08 00:12:48.08 <text:s/>Duration 00:00:02.00 <text:s/>34</text:span></text:p>
      <text:p text:style-name="P1">L'une de nos équipes est partie</text:p>
      <text:p text:style-name="P1">sur leurs traces.</text:p>
      <text:p text:style-name="P1"/>
      <text:p text:style-name="Texte_20_brut"><text:span text:style-name="T2"><text:s/></text:span><text:span text:style-name="T1">247: 00:12:48.12 00:12:51.13 <text:s/>Duration 00:00:03.01 <text:s/>52</text:span></text:p>
      <text:p text:style-name="P1">É un reportage de François Ruchti</text:p>
      <text:p text:style-name="P1">et Philippe Évêque.</text:p>
      <text:p text:style-name="P1"/>
      <text:p text:style-name="Texte_20_brut"><text:span text:style-name="T2"><text:s/></text:span><text:span text:style-name="T1">248: 00:13:00.16 00:13:01.23 <text:s/>Duration 00:00:01.07 <text:s/>22</text:span></text:p>
      <text:p text:style-name="P1">#Au nord Mali,#</text:p>
      <text:p text:style-name="P1"/>
      <text:p text:style-name="Texte_20_brut"><text:span text:style-name="T2"><text:s/></text:span><text:span text:style-name="T1">249: 00:13:02.03 00:13:05.01 <text:s/>Duration 00:00:02.23 <text:s/>50</text:span></text:p>
      <text:p text:style-name="P1">#ces soldats allemands</text:p>
      <text:p text:style-name="P1">sont en mission pour L'ONU.#</text:p>
      <text:p text:style-name="P1"/>
      <text:p text:style-name="Texte_20_brut"><text:span text:style-name="T2"><text:s/></text:span><text:span text:style-name="T1">250: 00:13:05.06 00:13:07.09 <text:s/>Duration 00:00:02.03 <text:s/>36</text:span></text:p>
      <text:p text:style-name="P1">#Ils se préparent</text:p>
      <text:p text:style-name="P1">pour une patrouille de nuit.#</text:p>
      <text:p text:style-name="P1"/>
      <text:p text:style-name="Texte_20_brut"><text:span text:style-name="T2"><text:s/></text:span><text:span text:style-name="T1">251: 00:13:10.17 00:13:13.00 <text:s/>Duration 00:00:02.08 <text:s/>39</text:span></text:p>
      <text:p text:style-name="P1">Nous nous trouvons ici,</text:p>
      <text:p text:style-name="P1"><text:soft-page-break/>au camp Castor.</text:p>
      <text:p text:style-name="P1"/>
      <text:p text:style-name="Texte_20_brut"><text:span text:style-name="T2"><text:s/></text:span><text:span text:style-name="T1">252: 00:13:13.04 00:13:15.14 <text:s/>Duration 00:00:02.10 <text:s/>41</text:span></text:p>
      <text:p text:style-name="P1">Nous nous déplaçons</text:p>
      <text:p text:style-name="P1">vers le point Imasla,</text:p>
      <text:p text:style-name="P1"/>
      <text:p text:style-name="Texte_20_brut"><text:span text:style-name="T2"><text:s/></text:span><text:span text:style-name="T1">253: 00:13:15.18 00:13:19.03 <text:s/>Duration 00:00:03.10 <text:s/>58</text:span></text:p>
      <text:p text:style-name="P1">puis nous partons</text:p>
      <text:p text:style-name="P1">en direction du sud, point OP.8.</text:p>
      <text:p text:style-name="P1"/>
      <text:p text:style-name="Texte_20_brut"><text:span text:style-name="T2"><text:s/></text:span><text:span text:style-name="T1">254: 00:13:19.07 00:13:22.03 <text:s/>Duration 00:00:02.21 <text:s/>48</text:span></text:p>
      <text:p text:style-name="P1">Nous restons sur place une vingtaine</text:p>
      <text:p text:style-name="P1">de minutes pour observer.</text:p>
      <text:p text:style-name="P1"/>
      <text:p text:style-name="Texte_20_brut"><text:span text:style-name="T2"><text:s/></text:span><text:span text:style-name="T1">255: 00:13:22.07 00:13:24.18 <text:s/>Duration 00:00:02.11 <text:s/>41</text:span></text:p>
      <text:p text:style-name="P1">Attention au secteur est e sud.</text:p>
      <text:p text:style-name="P1"/>
      <text:p text:style-name="Texte_20_brut"><text:span text:style-name="T2"><text:s/></text:span><text:span text:style-name="T1">256: 00:13:28.13 00:13:31.09 <text:s/>Duration 00:00:02.21 <text:s/>48</text:span></text:p>
      <text:p text:style-name="P1">#3 mois que le sergent-chef</text:p>
      <text:p text:style-name="P1">est en première ligne.#</text:p>
      <text:p text:style-name="P1"/>
      <text:p text:style-name="Texte_20_brut"><text:span text:style-name="T2"><text:s/></text:span><text:span text:style-name="T1">257: 00:13:31.13 00:13:32.08 <text:s/>Duration 00:00:00.20 <text:s/>14</text:span></text:p>
      <text:p text:style-name="P1">#Sa mission:#</text:p>
      <text:p text:style-name="P1"/>
      <text:p text:style-name="Texte_20_brut"><text:span text:style-name="T2"><text:s/></text:span><text:span text:style-name="T1">258: 00:13:32.18 00:13:36.10 <text:s/>Duration 00:00:03.17 <text:s/>63</text:span></text:p>
      <text:p text:style-name="P1">#empêcher toute infiltration</text:p>
      <text:p text:style-name="P1">terroriste à Gao pendant la nuit.#</text:p>
      <text:p text:style-name="P1"/>
      <text:p text:style-name="Texte_20_brut"><text:span text:style-name="T2"><text:s/></text:span><text:span text:style-name="T1">259: 00:13:42.13 00:13:44.22 <text:s/>Duration 00:00:02.09 <text:s/>40</text:span></text:p>
      <text:p text:style-name="P1">#L'ONU est ici</text:p>
      <text:p text:style-name="P1">pour maintenir la paix,#</text:p>
      <text:p text:style-name="P1"/>
      <text:p text:style-name="Texte_20_brut"><text:span text:style-name="T2"><text:s/></text:span><text:span text:style-name="T1">260: 00:13:45.02 00:13:47.03 <text:s/>Duration 00:00:02.01 <text:s/>35</text:span></text:p>
      <text:p text:style-name="P1">#mais la région est au bord du chaos.#</text:p>
      <text:p text:style-name="P1"/>
      <text:p text:style-name="Texte_20_brut"><text:span text:style-name="T2"><text:s/></text:span><text:span text:style-name="T1">261: 00:13:47.07 00:13:48.24 <text:s/>Duration 00:00:01.17 <text:s/>29</text:span></text:p>
      <text:p text:style-name="P1">#Depuis 2013,#</text:p>
      <text:p text:style-name="P1"/>
      <text:p text:style-name="Texte_20_brut"><text:span text:style-name="T2"><text:s/></text:span><text:span text:style-name="T1">262: 00:13:49.04 00:13:51.21 <text:s/>Duration 00:00:02.17 <text:s/>46</text:span></text:p>
      <text:p text:style-name="P1">#150 Casques bleus ont été tués.#</text:p>
      <text:p text:style-name="P1"/>
      <text:p text:style-name="Texte_20_brut"><text:span text:style-name="T2"><text:s/></text:span><text:span text:style-name="T1">263: 00:13:58.11 00:14:00.00 <text:s/>Duration 00:00:01.14 <text:s/>27</text:span></text:p>
      <text:p text:style-name="P1">#Nous accompagnons ces soldats,#</text:p>
      <text:p text:style-name="P1"/>
      <text:p text:style-name="Texte_20_brut"><text:span text:style-name="T2"><text:s/></text:span><text:span text:style-name="T1">264: 00:14:00.04 00:14:02.19 <text:s/>Duration 00:00:02.15 <text:s/>44</text:span></text:p>
      <text:p text:style-name="P1">#car é l'unique moyen pour nous</text:p>
      <text:p text:style-name="P1">d'enquêter au nord Mali#</text:p>
      <text:p text:style-name="P1"/>
      <text:p text:style-name="Texte_20_brut"><text:span text:style-name="T2"><text:s/></text:span><text:span text:style-name="T1">265: 00:14:02.23 00:14:04.16 <text:s/>Duration 00:00:01.18 <text:s/>29</text:span></text:p>
      <text:p text:style-name="P1">#sans se faire kidnapper.#</text:p>
      <text:p text:style-name="P1"/>
      <text:p text:style-name="Texte_20_brut"><text:span text:style-name="T2"><text:s/></text:span><text:span text:style-name="T1">266: 00:14:15.14 00:14:17.19 <text:s/>Duration 00:00:02.05 <text:s/>37</text:span></text:p>
      <text:p text:style-name="P1">Ici, le risque,</text:p>
      <text:p text:style-name="P1">é les groupes terroristes arabes</text:p>
      <text:p text:style-name="P1"/>
      <text:p text:style-name="Texte_20_brut"><text:span text:style-name="T2"><text:s/></text:span><text:span text:style-name="T1">267: 00:14:17.23 00:14:21.22 <text:s/>Duration 00:00:03.24 <text:s/>67</text:span></text:p>
      <text:p text:style-name="P1">qui sont très actifs dans la région</text:p>
      <text:p text:style-name="P1">autour de Gao.</text:p>
      <text:p text:style-name="P1"/>
      <text:p text:style-name="Texte_20_brut"><text:span text:style-name="T2"><text:s/></text:span><text:span text:style-name="T1">268: 00:14:22.02 00:14:25.14 <text:s/>Duration 00:00:03.12 <text:s/>59</text:span></text:p>
      <text:p text:style-name="P1"><text:soft-page-break/>Avec ces patrouilles, on essaie</text:p>
      <text:p text:style-name="P1">de les maintenir à distance.</text:p>
      <text:p text:style-name="P1"/>
      <text:p text:style-name="Texte_20_brut"><text:span text:style-name="T2"><text:s/></text:span><text:span text:style-name="T1">269: 00:14:27.22 00:14:31.04 <text:s/>Duration 00:00:03.07 <text:s/>56</text:span></text:p>
      <text:p text:style-name="P1">#Nous cherchons à comprendre</text:p>
      <text:p text:style-name="P1">le sort de 2 femmes franco-suisses,#</text:p>
      <text:p text:style-name="P1"/>
      <text:p text:style-name="Texte_20_brut"><text:span text:style-name="T2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2"><text:s/></text:span><text:span text:style-name="T1">271: 00:14:35.20 00:14:39.10 <text:s/>Duration 00:00:03.15 <text:s/>61</text:span></text:p>
      <text:p text:style-name="P1">#Ces humanitaires</text:p>
      <text:p text:style-name="P1">ont été enlevées en 2016.#</text:p>
      <text:p text:style-name="P1"/>
      <text:p text:style-name="Texte_20_brut"><text:span text:style-name="T2"><text:s/></text:span><text:span text:style-name="T1">272: 00:14:41.04 00:14:43.15 <text:s/>Duration 00:00:02.11 <text:s/>41</text:span></text:p>
      <text:p text:style-name="P1">#Deux otages dont personne ne parle,#</text:p>
      <text:p text:style-name="P1"/>
      <text:p text:style-name="Texte_20_brut"><text:span text:style-name="T2"><text:s/></text:span><text:span text:style-name="T1">273: 00:14:43.20 00:14:47.18 <text:s/>Duration 00:00:03.23 <text:s/>67</text:span></text:p>
      <text:p text:style-name="P1">#captives de groupes djihadistes</text:p>
      <text:p text:style-name="P1">quelque part dans ce désert malien.#</text:p>
      <text:p text:style-name="P1"/>
      <text:p text:style-name="Texte_20_brut"><text:span text:style-name="T2"><text:s/></text:span><text:span text:style-name="T1">274: 00:14:49.12 00:14:54.12 <text:s/>Duration 00:00:05.00 <text:s/>85</text:span></text:p>
      <text:p text:style-name="P1">Le désert des négociations</text:p>
      <text:p text:style-name="P1"/>
      <text:p text:style-name="Texte_20_brut"><text:span text:style-name="T2"><text:s/></text:span><text:span text:style-name="T1">275: 00:15:04.12 00:15:05.12 <text:s/>Duration 00:00:01.00 <text:s/>17</text:span></text:p>
      <text:p text:style-name="P1">#À Porrentruy,#</text:p>
      <text:p text:style-name="P1"/>
      <text:p text:style-name="Texte_20_brut"><text:span text:style-name="T2"><text:s/></text:span><text:span text:style-name="T1">276: 00:15:05.16 00:15:08.24 <text:s/>Duration 00:00:03.08 <text:s/>56</text:span></text:p>
      <text:p text:style-name="P1">#le restaurant-théâtre vient</text:p>
      <text:p text:style-name="P1">d'être repris par Sébastien Pétronin.#</text:p>
      <text:p text:style-name="P1"/>
      <text:p text:style-name="Texte_20_brut"><text:span text:style-name="T2"><text:s/></text:span><text:span text:style-name="T1">277: 00:15:09.18 00:15:11.17 <text:s/>Duration 00:00:01.24 <text:s/>33</text:span></text:p>
      <text:p text:style-name="P1">#Le restaurateur est français,#</text:p>
      <text:p text:style-name="P1"/>
      <text:p text:style-name="Texte_20_brut"><text:span text:style-name="T2"><text:s/></text:span><text:span text:style-name="T1">278: 00:15:11.22 00:15:15.10 <text:s/>Duration 00:00:03.13 <text:s/>60</text:span></text:p>
      <text:p text:style-name="P1">#mais depuis des années,</text:p>
      <text:p text:style-name="P1">toute sa famille réside en Suisse. #</text:p>
      <text:p text:style-name="P1"/>
      <text:p text:style-name="Texte_20_brut"><text:span text:style-name="T2"><text:s/></text:span><text:span text:style-name="T1">279: 00:15:15.14 00:15:17.10 <text:s/>Duration 00:00:01.21 <text:s/>31</text:span></text:p>
      <text:p text:style-name="P1">#Le patron vit dans l'inquiétude.#</text:p>
      <text:p text:style-name="P1"/>
      <text:p text:style-name="Texte_20_brut"><text:span text:style-name="T2"><text:s/></text:span><text:span text:style-name="T1">280: 00:15:17.15 00:15:19.05 <text:s/>Duration 00:00:01.15 <text:s/>27</text:span></text:p>
      <text:p text:style-name="P1">#En décembre 2016,#</text:p>
      <text:p text:style-name="P1"/>
      <text:p text:style-name="Texte_20_brut"><text:span text:style-name="T2"><text:s/></text:span><text:span text:style-name="T1">281: 00:15:19.09 00:15:23.07 <text:s/>Duration 00:00:03.23 <text:s/>67</text:span></text:p>
      <text:p text:style-name="P1">#sa maman a été kidnappée</text:p>
      <text:p text:style-name="P1">par des djihadistes au Mali.#</text:p>
      <text:p text:style-name="P1"/>
      <text:p text:style-name="Texte_20_brut"><text:span text:style-name="T2"><text:s/></text:span><text:span text:style-name="T1">282: 00:15:23.11 00:15:25.18 <text:s/>Duration 00:00:02.07 <text:s/>39</text:span></text:p>
      <text:p text:style-name="P1">#Il ignore tout des preneurs d'otages.#</text:p>
      <text:p text:style-name="P1"/>
      <text:p text:style-name="Texte_20_brut"><text:span text:style-name="T2"><text:s/></text:span><text:span text:style-name="T1">283: 00:15:25.22 00:15:27.02 <text:s/>Duration 00:00:01.05 <text:s/>20</text:span></text:p>
      <text:p text:style-name="P1">#Une seule certitude:#</text:p>
      <text:p text:style-name="P1"/>
      <text:p text:style-name="Texte_20_brut"><text:span text:style-name="T2"><text:s/></text:span><text:span text:style-name="T1">284: 00:15:27.06 00:15:28.19 <text:s/>Duration 00:00:01.13 <text:s/>26</text:span></text:p>
      <text:p text:style-name="P1">#elle est en danger.#</text:p>
      <text:p text:style-name="P1"/>
      <text:p text:style-name="Texte_20_brut"><text:span text:style-name="T2"><text:s/></text:span><text:span text:style-name="T1">285: 00:15:31.15 00:15:32.10 <text:s/>Duration 00:00:00.20 <text:s/>14</text:span></text:p>
      <text:p text:style-name="P1">Pour nous,</text:p>
      <text:p text:style-name="P1"/>
      <text:p text:style-name="Texte_20_brut"><text:soft-page-break/><text:span text:style-name="T2"><text:s/></text:span><text:span text:style-name="T1">286: 00:15:32.15 00:15:35.00 <text:s/>Duration 00:00:02.10 <text:s/>41</text:span></text:p>
      <text:p text:style-name="P1">é un cauchemar permanent.</text:p>
      <text:p text:style-name="P1"/>
      <text:p text:style-name="Texte_20_brut"><text:span text:style-name="T2"><text:s/></text:span><text:span text:style-name="T1">287: 00:15:35.04 00:15:39.05 <text:s/>Duration 00:00:04.01 <text:s/>69</text:span></text:p>
      <text:p text:style-name="P1">Ça se traduit par des rêves,</text:p>
      <text:p text:style-name="P1">des cauchemars, on est dedans,</text:p>
      <text:p text:style-name="P1"/>
      <text:p text:style-name="Texte_20_brut"><text:span text:style-name="T2"><text:s/></text:span><text:span text:style-name="T1">288: 00:15:39.09 00:15:41.15 <text:s/>Duration 00:00:02.06 <text:s/>38</text:span></text:p>
      <text:p text:style-name="P1">on n'est pas dedans...</text:p>
      <text:p text:style-name="P1"/>
      <text:p text:style-name="Texte_20_brut"><text:span text:style-name="T2"><text:s/></text:span><text:span text:style-name="T1">289: 00:15:41.19 00:15:44.03 <text:s/>Duration 00:00:02.09 <text:s/>40</text:span></text:p>
      <text:p text:style-name="P1">Ça occupe un peu tous les esprits.</text:p>
      <text:p text:style-name="P1"/>
      <text:p text:style-name="Texte_20_brut"><text:span text:style-name="T2"><text:s/></text:span><text:span text:style-name="T1">290: 00:15:44.07 00:15:47.17 <text:s/>Duration 00:00:03.10 <text:s/>58</text:span></text:p>
      <text:p text:style-name="P1">Je dirais</text:p>
      <text:p text:style-name="P1">qu'après un an e trois mois,</text:p>
      <text:p text:style-name="P1"/>
      <text:p text:style-name="Texte_20_brut"><text:span text:style-name="T2"><text:s/></text:span><text:span text:style-name="T1">291: 00:15:47.21 00:15:50.10 <text:s/>Duration 00:00:02.14 <text:s/>44</text:span></text:p>
      <text:p text:style-name="P1">é une situation qui se dégrade.</text:p>
      <text:p text:style-name="P1"/>
      <text:p text:style-name="Texte_20_brut"><text:span text:style-name="T2"><text:s/></text:span><text:span text:style-name="T1">292: 00:15:50.14 00:15:52.07 <text:s/>Duration 00:00:01.18 <text:s/>29</text:span></text:p>
      <text:p text:style-name="P1">Ça devient de plus en plus pesant</text:p>
      <text:p text:style-name="P1"/>
      <text:p text:style-name="Texte_20_brut"><text:span text:style-name="T2"><text:s/></text:span><text:span text:style-name="T1">293: 00:15:52.11 00:15:56.03 <text:s/>Duration 00:00:03.17 <text:s/>63</text:span></text:p>
      <text:p text:style-name="P1">et ça impacte de plus en plus</text:p>
      <text:p text:style-name="P1">toute la famille.</text:p>
      <text:p text:style-name="P1"/>
      <text:p text:style-name="Texte_20_brut"><text:span text:style-name="T2"><text:s/></text:span><text:span text:style-name="T1">294: 00:15:56.20 00:15:59.17 <text:s/>Duration 00:00:02.22 <text:s/>49</text:span></text:p>
      <text:p text:style-name="P1">#Sa maman,</text:p>
      <text:p text:style-name="P1">citoyenne française, a fondé#</text:p>
      <text:p text:style-name="P1"/>
      <text:p text:style-name="Texte_20_brut"><text:span text:style-name="T2"><text:s/></text:span><text:span text:style-name="T1">295: 00:15:59.22 00:16:01.12 <text:s/>Duration 00:00:01.15 <text:s/>27</text:span></text:p>
      <text:p text:style-name="P1">#l'Association suisse d'Aide à Gao.#</text:p>
      <text:p text:style-name="P1"/>
      <text:p text:style-name="Texte_20_brut"><text:span text:style-name="T2"><text:s/></text:span><text:span text:style-name="T1">296: 00:16:01.16 00:16:04.20 <text:s/>Duration 00:00:03.04 <text:s/>54</text:span></text:p>
      <text:p text:style-name="P1">#Elle était la dernière occidentale</text:p>
      <text:p text:style-name="P1">à vivre dans la région.#</text:p>
      <text:p text:style-name="P1"/>
      <text:p text:style-name="Texte_20_brut"><text:span text:style-name="T2"><text:s/></text:span><text:span text:style-name="T1">297: 00:16:04.24 00:16:07.23 <text:s/>Duration 00:00:02.24 <text:s/>50</text:span></text:p>
      <text:p text:style-name="P1">#Sophie Pétronin tenait</text:p>
      <text:p text:style-name="P1">un dispensaire médical.#</text:p>
      <text:p text:style-name="P1"/>
      <text:p text:style-name="Texte_20_brut"><text:span text:style-name="T2"><text:s/></text:span><text:span text:style-name="T1">298: 00:16:08.06 00:16:09.15 <text:s/>Duration 00:00:01.09 <text:s/>23</text:span></text:p>
      <text:p text:style-name="P1">L'engagement, c'était</text:p>
      <text:p text:style-name="P1"/>
      <text:p text:style-name="Texte_20_brut"><text:span text:style-name="T2"><text:s/></text:span><text:span text:style-name="T1">299: 00:16:09.20 00:16:12.24 <text:s/>Duration 00:00:03.04 <text:s/>54</text:span></text:p>
      <text:p text:style-name="P1">d'apporter quelque chose</text:p>
      <text:p text:style-name="P1">à ces populations,</text:p>
      <text:p text:style-name="P1"/>
      <text:p text:style-name="Texte_20_brut"><text:span text:style-name="T2"><text:s/></text:span><text:span text:style-name="T1">300: 00:16:13.03 00:16:14.05 <text:s/>Duration 00:00:01.02 <text:s/>18</text:span></text:p>
      <text:p text:style-name="P1">et notamment aux enfants.</text:p>
      <text:p text:style-name="P1"/>
      <text:p text:style-name="Texte_20_brut"><text:span text:style-name="T2"><text:s/></text:span><text:span text:style-name="T1">301: 00:16:14.09 00:16:16.04 <text:s/>Duration 00:00:01.20 <text:s/>31</text:span></text:p>
      <text:p text:style-name="P1">Elle s'est focalisée sur les enfants.</text:p>
      <text:p text:style-name="P1"/>
      <text:p text:style-name="Texte_20_brut"><text:span text:style-name="T2"><text:s/></text:span><text:span text:style-name="T1">302: 00:16:16.23 00:16:18.18 <text:s/>Duration 00:00:01.20 <text:s/>31</text:span></text:p>
      <text:p text:style-name="P1">La vie d'un enfant</text:p>
      <text:p text:style-name="P1">valait tous les risques,</text:p>
      <text:p text:style-name="P1"/>
      <text:p text:style-name="Texte_20_brut"><text:span text:style-name="T2"><text:s/></text:span><text:span text:style-name="T1">303: 00:16:18.22 00:16:22.09 <text:s/>Duration 00:00:03.12 <text:s/>59</text:span></text:p>
      <text:p text:style-name="P1"><text:soft-page-break/>la vie d'un enfant</text:p>
      <text:p text:style-name="P1">valait sa propre vie.</text:p>
      <text:p text:style-name="P1"/>
      <text:p text:style-name="Texte_20_brut"><text:span text:style-name="T2"><text:s/></text:span><text:span text:style-name="T1">304: 00:16:22.13 00:16:24.14 <text:s/>Duration 00:00:02.01 <text:s/>35</text:span></text:p>
      <text:p text:style-name="P1">Elle avait fait ce choix</text:p>
      <text:p text:style-name="P1"/>
      <text:p text:style-name="Texte_20_brut"><text:span text:style-name="T2"><text:s/></text:span><text:span text:style-name="T1">305: 00:16:24.18 00:16:27.14 <text:s/>Duration 00:00:02.21 <text:s/>48</text:span></text:p>
      <text:p text:style-name="P1">et qu'elle nous demandait à nous,</text:p>
      <text:p text:style-name="P1">la famille, de respecter ce choix.</text:p>
      <text:p text:style-name="P1"/>
      <text:p text:style-name="Texte_20_brut"><text:span text:style-name="T2"><text:s/></text:span><text:span text:style-name="T1">306: 00:16:30.12 00:16:33.13 <text:s/>Duration 00:00:03.01 <text:s/>52</text:span></text:p>
      <text:p text:style-name="P1">#Sébastien se bat</text:p>
      <text:p text:style-name="P1">pour qu'on n'oublie pas sa maman.#</text:p>
      <text:p text:style-name="P1"/>
      <text:p text:style-name="Texte_20_brut"><text:span text:style-name="T2"><text:s/></text:span><text:span text:style-name="T1">307: 00:16:34.03 00:16:36.19 <text:s/>Duration 00:00:02.16 <text:s/>45</text:span></text:p>
      <text:p text:style-name="P1">#Les dernières nouvelles</text:p>
      <text:p text:style-name="P1">sont inquiétantes.#</text:p>
      <text:p text:style-name="P1"/>
      <text:p text:style-name="Texte_20_brut"><text:span text:style-name="T2"><text:s/></text:span><text:span text:style-name="T1">308: 00:16:37.14 00:16:41.10 <text:s/>Duration 00:00:03.21 <text:s/>65</text:span></text:p>
      <text:p text:style-name="P1">#Une vidéo en libre accès sur Internet</text:p>
      <text:p text:style-name="P1">a été publiée par les ravisseurs.#</text:p>
      <text:p text:style-name="P1"/>
      <text:p text:style-name="Texte_20_brut"><text:span text:style-name="T2"><text:s/></text:span><text:span text:style-name="T1">309: 00:16:41.15 00:16:43.09 <text:s/>Duration 00:00:01.19 <text:s/>30</text:span></text:p>
      <text:p text:style-name="P1">#Sophie apparaît très malade.#</text:p>
      <text:p text:style-name="P1"/>
      <text:p text:style-name="Texte_20_brut"><text:span text:style-name="T2"><text:s/></text:span><text:span text:style-name="T1">310: 00:16:45.14 00:16:48.10 <text:s/>Duration 00:00:02.21 <text:s/>48</text:span></text:p>
      <text:p text:style-name="P1">#Le montage est quasi professionnel.#</text:p>
      <text:p text:style-name="P1"/>
      <text:p text:style-name="Texte_20_brut"><text:span text:style-name="T2"><text:s/></text:span><text:span text:style-name="T1">311: 00:16:48.14 00:16:51.04 <text:s/>Duration 00:00:02.15 <text:s/>44</text:span></text:p>
      <text:p text:style-name="P1">Vidéo de propagande</text:p>
      <text:p text:style-name="P1">Voix de E. Macron</text:p>
      <text:p text:style-name="P1"/>
      <text:p text:style-name="Texte_20_brut"><text:span text:style-name="T2"><text:s/></text:span><text:span text:style-name="T1">312: 00:16:52.23 00:16:54.21 <text:s/>Duration 00:00:01.23 <text:s/>33</text:span></text:p>
      <text:p text:style-name="P1">#Je vous protègerai!#</text:p>
      <text:p text:style-name="P1"/>
      <text:p text:style-name="Texte_20_brut"><text:span text:style-name="T2"><text:s/></text:span><text:span text:style-name="T1">313: 00:17:00.03 00:17:02.13 <text:s/>Duration 00:00:02.10 <text:s/>41</text:span></text:p>
      <text:p text:style-name="P1">#Je vous protégerai!#</text:p>
      <text:p text:style-name="P1"/>
      <text:p text:style-name="Texte_20_brut"><text:span text:style-name="T2"><text:s/></text:span><text:span text:style-name="T1">314: 00:17:10.03 00:17:13.19 <text:s/>Duration 00:00:03.16 <text:s/>62</text:span></text:p>
      <text:p text:style-name="P1">Cette vidéo, é la dernière</text:p>
      <text:p text:style-name="P1">preuve de vie de votre maman?</text:p>
      <text:p text:style-name="P1"/>
      <text:p text:style-name="Texte_20_brut"><text:span text:style-name="T2"><text:s/></text:span><text:span text:style-name="T1">315: 00:17:13.23 00:17:16.24 <text:s/>Duration 00:00:03.01 <text:s/>52</text:span></text:p>
      <text:p text:style-name="P1">Quand vous l'avez vue,</text:p>
      <text:p text:style-name="P1">vous en avez pensé quoi?</text:p>
      <text:p text:style-name="P1"/>
      <text:p text:style-name="Texte_20_brut"><text:span text:style-name="T2"><text:s/></text:span><text:span text:style-name="T1">316: 00:17:19.19 00:17:24.13 <text:s/>Duration 00:00:04.19 <text:s/>81</text:span></text:p>
      <text:p text:style-name="P1">Il y a un message</text:p>
      <text:p text:style-name="P1">qui est clairement...</text:p>
      <text:p text:style-name="P1"/>
      <text:p text:style-name="Texte_20_brut"><text:span text:style-name="T2"><text:s/></text:span><text:span text:style-name="T1">317: 00:17:24.17 00:17:27.20 <text:s/>Duration 00:00:03.03 <text:s/>53</text:span></text:p>
      <text:p text:style-name="P1">Cette vidéo est effroyable.</text:p>
      <text:p text:style-name="P1"/>
      <text:p text:style-name="Texte_20_brut"><text:span text:style-name="T2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2"><text:s/></text:span><text:span text:style-name="T1">319: 00:17:29.21 00:17:32.12 <text:s/>Duration 00:00:02.16 <text:s/>45</text:span></text:p>
      <text:p text:style-name="P1">On la voit pleurer,</text:p>
      <text:p text:style-name="P1"/>
      <text:p text:style-name="Texte_20_brut"><text:span text:style-name="T2"><text:s/></text:span><text:span text:style-name="T1">320: 00:17:32.16 00:17:34.07 <text:s/>Duration 00:00:01.16 <text:s/>28</text:span></text:p>
      <text:p text:style-name="P1"><text:soft-page-break/>on a une voix...</text:p>
      <text:p text:style-name="P1"/>
      <text:p text:style-name="Texte_20_brut"><text:span text:style-name="T2"><text:s/></text:span><text:span text:style-name="T1">321: 00:17:35.17 00:17:38.07 <text:s/>Duration 00:00:02.15 <text:s/>44</text:span></text:p>
      <text:p text:style-name="P1">On a un montage de la voix</text:p>
      <text:p text:style-name="P1">d'Emmanuel Macron</text:p>
      <text:p text:style-name="P1"/>
      <text:p text:style-name="Texte_20_brut"><text:span text:style-name="T2"><text:s/></text:span><text:span text:style-name="T1">322: 00:17:38.11 00:17:40.00 <text:s/>Duration 00:00:01.14 <text:s/>27</text:span></text:p>
      <text:p text:style-name="P1">qui est assez sarcastique.</text:p>
      <text:p text:style-name="P1"/>
      <text:p text:style-name="Texte_20_brut"><text:span text:style-name="T2"><text:s/></text:span><text:span text:style-name="T1">323: 00:17:41.01 00:17:44.01 <text:s/>Duration 00:00:03.00 <text:s/>51</text:span></text:p>
      <text:p text:style-name="P1">Enfin, le montage est sarcastique,</text:p>
      <text:p text:style-name="P1"/>
      <text:p text:style-name="Texte_20_brut"><text:span text:style-name="T2"><text:s/></text:span><text:span text:style-name="T1">324: 00:17:44.05 00:17:47.05 <text:s/>Duration 00:00:03.00 <text:s/>51</text:span></text:p>
      <text:p text:style-name="P1">pas ce que dit Emmanuel Macron.</text:p>
      <text:p text:style-name="P1"/>
      <text:p text:style-name="Texte_20_brut"><text:span text:style-name="T2"><text:s/></text:span><text:span text:style-name="T1">325: 00:17:48.14 00:17:51.15 <text:s/>Duration 00:00:03.01 <text:s/>52</text:span></text:p>
      <text:p text:style-name="P1">Mais il y a une sorte de...</text:p>
      <text:p text:style-name="P1"/>
      <text:p text:style-name="Texte_20_brut"><text:span text:style-name="T2"><text:s/></text:span><text:span text:style-name="T1">326: 00:17:53.00 00:17:56.13 <text:s/>Duration 00:00:03.13 <text:s/>60</text:span></text:p>
      <text:p text:style-name="P1">On sent l'avertissement.</text:p>
      <text:p text:style-name="P1"/>
      <text:p text:style-name="Texte_20_brut"><text:span text:style-name="T2"><text:s/></text:span><text:span text:style-name="T1">327: 00:17:56.17 00:17:59.05 <text:s/>Duration 00:00:02.13 <text:s/>43</text:span></text:p>
      <text:p text:style-name="P1">Ça fait peur,</text:p>
      <text:p text:style-name="P1">ça fait froid dans le dos.</text:p>
      <text:p text:style-name="P1"/>
      <text:p text:style-name="Texte_20_brut"><text:span text:style-name="T2"><text:s/></text:span><text:span text:style-name="T1">328: 00:18:01.14 00:18:03.22 <text:s/>Duration 00:00:02.08 <text:s/>39</text:span></text:p>
      <text:p text:style-name="P1">Quel est le message</text:p>
      <text:p text:style-name="P1"/>
      <text:p text:style-name="Texte_20_brut"><text:span text:style-name="T2"><text:s/></text:span><text:span text:style-name="T1">329: 00:18:04.01 00:18:08.23 <text:s/>Duration 00:00:04.22 <text:s/>83</text:span></text:p>
      <text:p text:style-name="P1">qui a été adressé</text:p>
      <text:p text:style-name="P1">par les ravisseurs?</text:p>
      <text:p text:style-name="P1"/>
      <text:p text:style-name="Texte_20_brut"><text:span text:style-name="T2"><text:s/></text:span><text:span text:style-name="T1">330: 00:18:09.02 00:18:11.01 <text:s/>Duration 00:00:01.24 <text:s/>33</text:span></text:p>
      <text:p text:style-name="P1">À qui s'adresse ce message?</text:p>
      <text:p text:style-name="P1"/>
      <text:p text:style-name="Texte_20_brut"><text:span text:style-name="T2"><text:s/></text:span><text:span text:style-name="T1">331: 00:18:11.05 00:18:15.09 <text:s/>Duration 00:00:04.04 <text:s/>71</text:span></text:p>
      <text:p text:style-name="P1">Voilà toutes les questions</text:p>
      <text:p text:style-name="P1">auxquelles on essaie de répondre.</text:p>
      <text:p text:style-name="P1"/>
      <text:p text:style-name="Texte_20_brut"><text:span text:style-name="T2"><text:s/></text:span><text:span text:style-name="T1">332: 00:18:20.02 00:18:22.08 <text:s/>Duration 00:00:02.06 <text:s/>38</text:span></text:p>
      <text:p text:style-name="P1">#Plus de 500 jours de captivité#</text:p>
      <text:p text:style-name="P1"/>
      <text:p text:style-name="Texte_20_brut"><text:span text:style-name="T2"><text:s/></text:span><text:span text:style-name="T1">333: 00:18:22.12 00:18:24.12 <text:s/>Duration 00:00:02.00 <text:s/>34</text:span></text:p>
      <text:p text:style-name="P1">#et toujours pas de réponse.#</text:p>
      <text:p text:style-name="P1"/>
      <text:p text:style-name="Texte_20_brut"><text:span text:style-name="T2"><text:s/></text:span><text:span text:style-name="T1">334: 00:18:24.16 00:18:26.24 <text:s/>Duration 00:00:02.08 <text:s/>39</text:span></text:p>
      <text:p text:style-name="P1">#Il faut partir à Gao,</text:p>
      <text:p text:style-name="P1">dans le nord Mali,#</text:p>
      <text:p text:style-name="P1"/>
      <text:p text:style-name="Texte_20_brut"><text:span text:style-name="T2"><text:s/></text:span><text:span text:style-name="T1">335: 00:18:27.03 00:18:29.03 <text:s/>Duration 00:00:02.00 <text:s/>34</text:span></text:p>
      <text:p text:style-name="P1">#pour en savoir plus</text:p>
      <text:p text:style-name="P1">sur les preneurs d'otages#</text:p>
      <text:p text:style-name="P1"/>
      <text:p text:style-name="Texte_20_brut"><text:span text:style-name="T2"><text:s/></text:span><text:span text:style-name="T1">336: 00:18:29.07 00:18:30.12 <text:s/>Duration 00:00:01.05 <text:s/>20</text:span></text:p>
      <text:p text:style-name="P1">#et leurs exigences.#</text:p>
      <text:p text:style-name="P1"/>
      <text:p text:style-name="Texte_20_brut"><text:span text:style-name="T2"><text:s/></text:span><text:span text:style-name="T1">337: 00:18:35.05 00:18:38.11 <text:s/>Duration 00:00:03.06 <text:s/>55</text:span></text:p>
      <text:p text:style-name="P1">#Les avions de l'ONU sont les derniers</text:p>
      <text:p text:style-name="P1">à faire la navette.#</text:p>
      <text:p text:style-name="P1"/>
      <text:p text:style-name="Texte_20_brut"><text:soft-page-break/><text:span text:style-name="T2"><text:s/></text:span><text:span text:style-name="T1">338: 00:18:38.15 00:18:42.10 <text:s/>Duration 00:00:03.20 <text:s/>65</text:span></text:p>
      <text:p text:style-name="P1">#Ici, les Casques bleus</text:p>
      <text:p text:style-name="P1">maintiennent une paix fragile.#</text:p>
      <text:p text:style-name="P1"/>
      <text:p text:style-name="Texte_20_brut"><text:span text:style-name="T2"><text:s/></text:span><text:span text:style-name="T1">339: 00:18:43.04 00:18:44.24 <text:s/>Duration 00:00:01.20 <text:s/>31</text:span></text:p>
      <text:p text:style-name="P1">#Le nord est plongé dans le chaos,#</text:p>
      <text:p text:style-name="P1"/>
      <text:p text:style-name="Texte_20_brut"><text:span text:style-name="T2"><text:s/></text:span><text:span text:style-name="T1">340: 00:18:45.04 00:18:47.12 <text:s/>Duration 00:00:02.08 <text:s/>39</text:span></text:p>
      <text:p text:style-name="P1">#depuis la rébellion de milices armées#</text:p>
      <text:p text:style-name="P1"/>
      <text:p text:style-name="Texte_20_brut"><text:span text:style-name="T2"><text:s/></text:span><text:span text:style-name="T1">341: 00:18:47.17 00:18:50.11 <text:s/>Duration 00:00:02.19 <text:s/>47</text:span></text:p>
      <text:p text:style-name="P1">#et l'intervention française en 2012.#</text:p>
      <text:p text:style-name="P1"/>
      <text:p text:style-name="Texte_20_brut"><text:span text:style-name="T2"><text:s/></text:span><text:span text:style-name="T1">342: 00:18:56.05 00:18:57.15 <text:s/>Duration 00:00:01.10 <text:s/>24</text:span></text:p>
      <text:p text:style-name="P1">#Pour tout déplacement,#</text:p>
      <text:p text:style-name="P1"/>
      <text:p text:style-name="Texte_20_brut"><text:span text:style-name="T2"><text:s/></text:span><text:span text:style-name="T1">343: 00:18:57.19 00:19:00.05 <text:s/>Duration 00:00:02.11 <text:s/>41</text:span></text:p>
      <text:p text:style-name="P1">#une escorte armée est obligatoire.#</text:p>
      <text:p text:style-name="P1"/>
      <text:p text:style-name="Texte_20_brut"><text:span text:style-name="T2"><text:s/></text:span><text:span text:style-name="T1">344: 00:19:00.09 00:19:02.15 <text:s/>Duration 00:00:02.06 <text:s/>38</text:span></text:p>
      <text:p text:style-name="P1">#Le capitaine Lukas nous accompagne.#</text:p>
      <text:p text:style-name="P1"/>
      <text:p text:style-name="Texte_20_brut"><text:span text:style-name="T2"><text:s/></text:span><text:span text:style-name="T1">345: 00:19:02.20 00:19:05.17 <text:s/>Duration 00:00:02.22 <text:s/>49</text:span></text:p>
      <text:p text:style-name="P1">#Il fait partie</text:p>
      <text:p text:style-name="P1">du contingent allemand de l'ONU.#</text:p>
      <text:p text:style-name="P1"/>
      <text:p text:style-name="Texte_20_brut"><text:span text:style-name="T2"><text:s/></text:span><text:span text:style-name="T1">346: 00:19:09.14 00:19:12.00 <text:s/>Duration 00:00:02.11 <text:s/>41</text:span></text:p>
      <text:p text:style-name="P1">Ici, il y a une multitude</text:p>
      <text:p text:style-name="P1">de milices armées.</text:p>
      <text:p text:style-name="P1"/>
      <text:p text:style-name="Texte_20_brut"><text:span text:style-name="T2"><text:s/></text:span><text:span text:style-name="T1">347: 00:19:12.04 00:19:13.14 <text:s/>Duration 00:00:01.10 <text:s/>24</text:span></text:p>
      <text:p text:style-name="P1">La plupart sont des islamistes,</text:p>
      <text:p text:style-name="P1"/>
      <text:p text:style-name="Texte_20_brut"><text:span text:style-name="T2"><text:s/></text:span><text:span text:style-name="T1">348: 00:19:13.18 00:19:16.04 <text:s/>Duration 00:00:02.11 <text:s/>41</text:span></text:p>
      <text:p text:style-name="P1">ou du moins se revendiquent</text:p>
      <text:p text:style-name="P1">comme tels.</text:p>
      <text:p text:style-name="P1"/>
      <text:p text:style-name="Texte_20_brut"><text:span text:style-name="T2"><text:s/></text:span><text:span text:style-name="T1">349: 00:19:16.08 00:19:20.03 <text:s/>Duration 00:00:03.20 <text:s/>65</text:span></text:p>
      <text:p text:style-name="P1">É ce type de groupes terroristes</text:p>
      <text:p text:style-name="P1">qui attaquent l'ONU dans la région.</text:p>
      <text:p text:style-name="P1"/>
      <text:p text:style-name="Texte_20_brut"><text:span text:style-name="T2"><text:s/></text:span><text:span text:style-name="T1">350: 00:19:28.06 00:19:30.23 <text:s/>Duration 00:00:02.17 <text:s/>46</text:span></text:p>
      <text:p text:style-name="P1">#É dans ces rues</text:p>
      <text:p text:style-name="P1">que Sophie Pétronin a été kidnappée.#</text:p>
      <text:p text:style-name="P1"/>
      <text:p text:style-name="Texte_20_brut"><text:span text:style-name="T2"><text:s/></text:span><text:span text:style-name="T1">351: 00:19:32.03 00:19:35.07 <text:s/>Duration 00:00:03.04 <text:s/>54</text:span></text:p>
      <text:p text:style-name="P1">#Comme toujours,</text:p>
      <text:p text:style-name="P1">elle était sans escorte.#</text:p>
      <text:p text:style-name="P1"/>
      <text:p text:style-name="Texte_20_brut"><text:span text:style-name="T2"><text:s/></text:span><text:span text:style-name="T1">352: 00:19:35.12 00:19:37.15 <text:s/>Duration 00:00:02.03 <text:s/>36</text:span></text:p>
      <text:p text:style-name="P1">#À quelques mètres</text:p>
      <text:p text:style-name="P1">de son dispensaire,#</text:p>
      <text:p text:style-name="P1"/>
      <text:p text:style-name="Texte_20_brut"><text:span text:style-name="T2"><text:s/></text:span><text:span text:style-name="T1">353: 00:19:37.19 00:19:39.10 <text:s/>Duration 00:00:01.16 <text:s/>28</text:span></text:p>
      <text:p text:style-name="P1">#une Jeep, 3 hommes armés.#</text:p>
      <text:p text:style-name="P1"/>
      <text:p text:style-name="Texte_20_brut"><text:span text:style-name="T2"><text:s/></text:span><text:span text:style-name="T1">354: 00:19:39.14 00:19:41.18 <text:s/>Duration 00:00:02.04 <text:s/>37</text:span></text:p>
      <text:p text:style-name="P1">#Elle n'avait aucune chance.#</text:p>
      <text:p text:style-name="P1"/>
      <text:p text:style-name="Texte_20_brut"><text:span text:style-name="T2"><text:s/></text:span><text:span text:style-name="T1">355: 00:19:42.15 00:19:45.13 <text:s/>Duration 00:00:02.23 <text:s/>50</text:span></text:p>
      <text:p text:style-name="P1"><text:soft-page-break/>#Un enlèvement qui ressemble</text:p>
      <text:p text:style-name="P1">à celui de Béatrice Stockly,#</text:p>
      <text:p text:style-name="P1"/>
      <text:p text:style-name="Texte_20_brut"><text:span text:style-name="T2"><text:s/></text:span><text:span text:style-name="T1">356: 00:19:45.17 00:19:49.14 <text:s/>Duration 00:00:03.22 <text:s/>66</text:span></text:p>
      <text:p text:style-name="P1">#une missionnaire suisse kidnappée</text:p>
      <text:p text:style-name="P1">quelques mois auparavant.#</text:p>
      <text:p text:style-name="P1"/>
      <text:p text:style-name="Texte_20_brut"><text:span text:style-name="T2"><text:s/></text:span><text:span text:style-name="T1">357: 00:19:49.18 00:19:52.24 <text:s/>Duration 00:00:03.06 <text:s/>55</text:span></text:p>
      <text:p text:style-name="P1">#Sophie e Béatrice,</text:p>
      <text:p text:style-name="P1">deux femmes au destin lié,#</text:p>
      <text:p text:style-name="P1"/>
      <text:p text:style-name="Texte_20_brut"><text:span text:style-name="T2"><text:s/></text:span><text:span text:style-name="T1">358: 00:19:53.03 00:19:56.24 <text:s/>Duration 00:00:03.21 <text:s/>65</text:span></text:p>
      <text:p text:style-name="P1">#deux humanitaires</text:p>
      <text:p text:style-name="P1">retenues en otage depuis 2016.#</text:p>
      <text:p text:style-name="P1"/>
      <text:p text:style-name="Texte_20_brut"><text:span text:style-name="T2"><text:s/></text:span><text:span text:style-name="T1">359: 00:20:06.05 00:20:09.11 <text:s/>Duration 00:00:03.06 <text:s/>55</text:span></text:p>
      <text:p text:style-name="P1">É vrai, tout semble très calme,</text:p>
      <text:p text:style-name="P1">paisible, ici, mais é trompeur.</text:p>
      <text:p text:style-name="P1"/>
      <text:p text:style-name="Texte_20_brut"><text:span text:style-name="T2"><text:s/></text:span><text:span text:style-name="T1">360: 00:20:09.15 00:20:11.11 <text:s/>Duration 00:00:01.21 <text:s/>31</text:span></text:p>
      <text:p text:style-name="P1">À peine quelques kilomètres</text:p>
      <text:p text:style-name="P1">plus au nord,</text:p>
      <text:p text:style-name="P1"/>
      <text:p text:style-name="Texte_20_brut"><text:span text:style-name="T2"><text:s/></text:span><text:span text:style-name="T1">361: 00:20:11.15 00:20:13.09 <text:s/>Duration 00:00:01.19 <text:s/>30</text:span></text:p>
      <text:p text:style-name="P1">la situation est tout autre.</text:p>
      <text:p text:style-name="P1"/>
      <text:p text:style-name="Texte_20_brut"><text:span text:style-name="T2"><text:s/></text:span><text:span text:style-name="T1">362: 00:20:14.09 00:20:16.14 <text:s/>Duration 00:00:02.05 <text:s/>37</text:span></text:p>
      <text:p text:style-name="P1">Le danger est vraiment présent, ici.</text:p>
      <text:p text:style-name="P1"/>
      <text:p text:style-name="Texte_20_brut"><text:span text:style-name="T2"><text:s/></text:span><text:span text:style-name="T1">363: 00:20:16.18 00:20:20.07 <text:s/>Duration 00:00:03.14 <text:s/>61</text:span></text:p>
      <text:p text:style-name="P1">On ne peut pas exclure dans ces rues</text:p>
      <text:p text:style-name="P1">le risque d'enlèvement.</text:p>
      <text:p text:style-name="P1"/>
      <text:p text:style-name="Texte_20_brut"><text:span text:style-name="T2"><text:s/></text:span><text:span text:style-name="T1">364: 00:20:20.11 00:20:23.03 <text:s/>Duration 00:00:02.17 <text:s/>46</text:span></text:p>
      <text:p text:style-name="P1">Enfin, selon mon analyse personnelle.</text:p>
      <text:p text:style-name="P1"/>
      <text:p text:style-name="Texte_20_brut"><text:span text:style-name="T2"><text:s/></text:span><text:span text:style-name="T1">365: 00:20:25.00 00:20:28.18 <text:s/>Duration 00:00:03.18 <text:s/>63</text:span></text:p>
      <text:p text:style-name="P1">#La mission des soldats de l'ONU</text:p>
      <text:p text:style-name="P1">se limite à sécuriser la ville.#</text:p>
      <text:p text:style-name="P1"/>
      <text:p text:style-name="Texte_20_brut"><text:span text:style-name="T2"><text:s/></text:span><text:span text:style-name="T1">366: 00:20:28.22 00:20:32.08 <text:s/>Duration 00:00:03.11 <text:s/>58</text:span></text:p>
      <text:p text:style-name="P1">#Ils ne savent rien du sort</text:p>
      <text:p text:style-name="P1">de Sophie e de Béatrice.#</text:p>
      <text:p text:style-name="P1"/>
      <text:p text:style-name="Texte_20_brut"><text:span text:style-name="T2"><text:s/></text:span><text:span text:style-name="T1">367: 00:20:33.09 00:20:35.07 <text:s/>Duration 00:00:01.23 <text:s/>33</text:span></text:p>
      <text:p text:style-name="P1">Hôtel de Ville de Gao</text:p>
      <text:p text:style-name="P1"/>
      <text:p text:style-name="Texte_20_brut"><text:span text:style-name="T2"><text:s/></text:span><text:span text:style-name="T1">368: 00:20:35.12 00:20:37.06 <text:s/>Duration 00:00:01.19 <text:s/>30</text:span></text:p>
      <text:p text:style-name="P1">#Un homme est bien mieux informé.#</text:p>
      <text:p text:style-name="P1"/>
      <text:p text:style-name="Texte_20_brut"><text:span text:style-name="T2"><text:s/></text:span><text:span text:style-name="T1">369: 00:20:37.10 00:20:38.24 <text:s/>Duration 00:00:01.14 <text:s/>27</text:span></text:p>
      <text:p text:style-name="P1">#É l'ex-maire de Gao.#</text:p>
      <text:p text:style-name="P1"/>
      <text:p text:style-name="Texte_20_brut"><text:span text:style-name="T2"><text:s/></text:span><text:span text:style-name="T1">370: 00:20:39.03 00:20:41.17 <text:s/>Duration 00:00:02.14 <text:s/>44</text:span></text:p>
      <text:p text:style-name="P1">#Il se présente</text:p>
      <text:p text:style-name="P1">comme un commerçant à succès.#</text:p>
      <text:p text:style-name="P1"/>
      <text:p text:style-name="Texte_20_brut"><text:span text:style-name="T2"><text:s/></text:span><text:span text:style-name="T1">371: 00:20:41.21 00:20:43.16 <text:s/>Duration 00:00:01.20 <text:s/>31</text:span></text:p>
      <text:p text:style-name="P1">#Il possède des dizaines d'hôtels,#</text:p>
      <text:p text:style-name="P1"/>
      <text:p text:style-name="Texte_20_brut"><text:soft-page-break/><text:span text:style-name="T2"><text:s/></text:span><text:span text:style-name="T1">372: 00:20:43.21 00:20:46.05 <text:s/>Duration 00:00:02.09 <text:s/>40</text:span></text:p>
      <text:p text:style-name="P1">#un ranch e un goût pour les 4 X 4.#</text:p>
      <text:p text:style-name="P1"/>
      <text:p text:style-name="Texte_20_brut"><text:span text:style-name="T2"><text:s/></text:span><text:span text:style-name="T1">373: 00:20:47.08 00:20:50.20 <text:s/>Duration 00:00:03.12 <text:s/>59</text:span></text:p>
      <text:p text:style-name="P1">#La presse malienne l'accuse</text:p>
      <text:p text:style-name="P1">d'être lié au transport de drogas.#</text:p>
      <text:p text:style-name="P1"/>
      <text:p text:style-name="Texte_20_brut"><text:span text:style-name="T2"><text:s/></text:span><text:span text:style-name="T1">374: 00:20:52.21 00:20:56.09 <text:s/>Duration 00:00:03.13 <text:s/>60</text:span></text:p>
      <text:p text:style-name="P1">#Il faut dire que les narcotraficantes</text:p>
      <text:p text:style-name="P1">règnent en maître, à Gao.#</text:p>
      <text:p text:style-name="P1"/>
      <text:p text:style-name="Texte_20_brut"><text:span text:style-name="T2"><text:s/></text:span><text:span text:style-name="T1">375: 00:20:56.13 00:20:58.06 <text:s/>Duration 00:00:01.18 <text:s/>29</text:span></text:p>
      <text:p text:style-name="P1">#Ils acheminent à travers le désert#</text:p>
      <text:p text:style-name="P1"/>
      <text:p text:style-name="Texte_20_brut"><text:span text:style-name="T2"><text:s/></text:span><text:span text:style-name="T1">376: 00:20:58.11 00:21:01.07 <text:s/>Duration 00:00:02.21 <text:s/>48</text:span></text:p>
      <text:p text:style-name="P1">#des tonnes de cocaína</text:p>
      <text:p text:style-name="P1">d'Amérique du sud vers l'Europe.#</text:p>
      <text:p text:style-name="P1"/>
      <text:p text:style-name="Texte_20_brut"><text:span text:style-name="T2"><text:s/></text:span><text:span text:style-name="T1">377: 00:21:01.11 00:21:03.15 <text:s/>Duration 00:00:02.04 <text:s/>37</text:span></text:p>
      <text:p text:style-name="P1">#Un business facile,</text:p>
      <text:p text:style-name="P1">dans cette zone de non-droit.#</text:p>
      <text:p text:style-name="P1"/>
      <text:p text:style-name="Texte_20_brut"><text:span text:style-name="T2"><text:s/></text:span><text:span text:style-name="T1">378: 00:21:04.15 00:21:07.17 <text:s/>Duration 00:00:03.02 <text:s/>52</text:span></text:p>
      <text:p text:style-name="P1">#É également eux</text:p>
      <text:p text:style-name="P1">qui participent aux kidnappings.#</text:p>
      <text:p text:style-name="P1"/>
      <text:p text:style-name="Texte_20_brut"><text:span text:style-name="T2"><text:s/></text:span><text:span text:style-name="T1">379: 00:21:08.09 00:21:10.18 <text:s/>Duration 00:00:02.09 <text:s/>40</text:span></text:p>
      <text:p text:style-name="P1">Le nord est devenu</text:p>
      <text:p text:style-name="P1">comme l'Afghanistan.</text:p>
      <text:p text:style-name="P1"/>
      <text:p text:style-name="Texte_20_brut"><text:span text:style-name="T2"><text:s/></text:span><text:span text:style-name="T1">380: 00:21:10.22 00:21:14.00 <text:s/>Duration 00:00:03.03 <text:s/>53</text:span></text:p>
      <text:p text:style-name="P1">On voit un Occidental,</text:p>
      <text:p text:style-name="P1">jeune, vieux...</text:p>
      <text:p text:style-name="P1"/>
      <text:p text:style-name="Texte_20_brut"><text:span text:style-name="T2"><text:s/></text:span><text:span text:style-name="T1">381: 00:21:15.02 00:21:18.15 <text:s/>Duration 00:00:03.13 <text:s/>60</text:span></text:p>
      <text:p text:style-name="P1">Il est comme la drogas,</text:p>
      <text:p text:style-name="P1">parce qu'il représente de l'argent.</text:p>
      <text:p text:style-name="P1"/>
      <text:p text:style-name="Texte_20_brut"><text:span text:style-name="T2"><text:s/></text:span><text:span text:style-name="T1">382: 00:21:18.19 00:21:21.17 <text:s/>Duration 00:00:02.23 <text:s/>50</text:span></text:p>
      <text:p text:style-name="P1">Si on t'enlève, on va te vendre</text:p>
      <text:p text:style-name="P1">à ces islamistes.</text:p>
      <text:p text:style-name="P1"/>
      <text:p text:style-name="Texte_20_brut"><text:span text:style-name="T2"><text:s/></text:span><text:span text:style-name="T1">383: 00:21:21.21 00:21:24.11 <text:s/>Duration 00:00:02.15 <text:s/>44</text:span></text:p>
      <text:p text:style-name="P1">Ils t'achètent comme ils achèteraient</text:p>
      <text:p text:style-name="P1">un paquet de cigarettes</text:p>
      <text:p text:style-name="P1"/>
      <text:p text:style-name="Texte_20_brut"><text:span text:style-name="T2"><text:s/></text:span><text:span text:style-name="T1">384: 00:21:24.15 00:21:28.02 <text:s/>Duration 00:00:03.12 <text:s/>59</text:span></text:p>
      <text:p text:style-name="P1">à coups de milliards,</text:p>
      <text:p text:style-name="P1">ou plutôt de millions.</text:p>
      <text:p text:style-name="P1"/>
      <text:p text:style-name="Texte_20_brut"><text:span text:style-name="T2"><text:s/></text:span><text:span text:style-name="T1">385: 00:21:28.06 00:21:30.16 <text:s/>Duration 00:00:02.10 <text:s/>41</text:span></text:p>
      <text:p text:style-name="P1">Ils s'en foutent</text:p>
      <text:p text:style-name="P1">que tu sois vieux ou jeune.</text:p>
      <text:p text:style-name="P1"/>
      <text:p text:style-name="Texte_20_brut"><text:span text:style-name="T2"><text:s/></text:span><text:span text:style-name="T1">386: 00:21:31.08 00:21:33.03 <text:s/>Duration 00:00:01.20 <text:s/>31</text:span></text:p>
      <text:p text:style-name="P1">#L'ex-maire de Gao</text:p>
      <text:p text:style-name="P1">ne vit plus au nord,#</text:p>
      <text:p text:style-name="P1"/>
      <text:p text:style-name="Texte_20_brut"><text:span text:style-name="T2"><text:s/></text:span><text:span text:style-name="T1">387: 00:21:33.07 00:21:36.13 <text:s/>Duration 00:00:03.06 <text:s/>55</text:span></text:p>
      <text:p text:style-name="P1">#mais il connaît très bien</text:p>
      <text:p text:style-name="P1"><text:soft-page-break/>les djihadistes dans la région.#</text:p>
      <text:p text:style-name="P1"/>
      <text:p text:style-name="Texte_20_brut"><text:span text:style-name="T2"><text:s/></text:span><text:span text:style-name="T1">388: 00:21:36.17 00:21:40.18 <text:s/>Duration 00:00:04.01 <text:s/>69</text:span></text:p>
      <text:p text:style-name="P1">#Des dizaines de groupes terroristes</text:p>
      <text:p text:style-name="P1">et autant de milices rebelles.#</text:p>
      <text:p text:style-name="P1"/>
      <text:p text:style-name="Texte_20_brut"><text:span text:style-name="T2"><text:s/></text:span><text:span text:style-name="T1">389: 00:21:40.22 00:21:45.07 <text:s/>Duration 00:00:04.10 <text:s/>75</text:span></text:p>
      <text:p text:style-name="P1">#Pour s'y retrouver, nous avons créé</text:p>
      <text:p text:style-name="P1">un jeu de cartes un peu particulier.#</text:p>
      <text:p text:style-name="P1"/>
      <text:p text:style-name="Texte_20_brut"><text:span text:style-name="T2"><text:s/></text:span><text:span text:style-name="T1">390: 00:21:45.12 00:21:48.09 <text:s/>Duration 00:00:02.22 <text:s/>49</text:span></text:p>
      <text:p text:style-name="P1">Selon vous, qui sont les acteurs</text:p>
      <text:p text:style-name="P1"/>
      <text:p text:style-name="Texte_20_brut"><text:span text:style-name="T2"><text:s/></text:span><text:span text:style-name="T1">391: 00:21:48.13 00:21:52.19 <text:s/>Duration 00:00:04.06 <text:s/>72</text:span></text:p>
      <text:p text:style-name="P1">qui auraient pu avoir des rôles</text:p>
      <text:p text:style-name="P1">dans les enlèvements d'Occidentaux?</text:p>
      <text:p text:style-name="P1"/>
      <text:p text:style-name="Texte_20_brut"><text:span text:style-name="T2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2"><text:s/></text:span><text:span text:style-name="T1">393: 00:21:55.22 00:21:59.20 <text:s/>Duration 00:00:03.23 <text:s/>67</text:span></text:p>
      <text:p text:style-name="P1">En fait, tu vois, ces quatre-là,</text:p>
      <text:p text:style-name="P1"/>
      <text:p text:style-name="Texte_20_brut"><text:span text:style-name="T2"><text:s/></text:span><text:span text:style-name="T1">394: 00:21:59.24 00:22:03.05 <text:s/>Duration 00:00:03.06 <text:s/>55</text:span></text:p>
      <text:p text:style-name="P1">ce sont les pères spirituels</text:p>
      <text:p text:style-name="P1">du djihad.</text:p>
      <text:p text:style-name="P1"/>
      <text:p text:style-name="Texte_20_brut"><text:span text:style-name="T2"><text:s/></text:span><text:span text:style-name="T1">395: 00:22:03.24 00:22:05.14 <text:s/>Duration 00:00:01.15 <text:s/>27</text:span></text:p>
      <text:p text:style-name="P1">É lui l'incontournable.</text:p>
      <text:p text:style-name="P1"/>
      <text:p text:style-name="Texte_20_brut"><text:span text:style-name="T2"><text:s/></text:span><text:span text:style-name="T1">396: 00:22:05.18 00:22:08.05 <text:s/>Duration 00:00:02.12 <text:s/>42</text:span></text:p>
      <text:p text:style-name="P1">Et il y a ses fils du Mali,</text:p>
      <text:p text:style-name="P1"/>
      <text:p text:style-name="Texte_20_brut"><text:span text:style-name="T2"><text:s/></text:span><text:span text:style-name="T1">397: 00:22:08.09 00:22:10.24 <text:s/>Duration 00:00:02.15 <text:s/>44</text:span></text:p>
      <text:p text:style-name="P1">il a des frères, il a des amis,</text:p>
      <text:p text:style-name="P1"/>
      <text:p text:style-name="Texte_20_brut"><text:span text:style-name="T2"><text:s/></text:span><text:span text:style-name="T1">398: 00:22:11.03 00:22:13.23 <text:s/>Duration 00:00:02.20 <text:s/>48</text:span></text:p>
      <text:p text:style-name="P1">il a des vrais frères au Mali</text:p>
      <text:p text:style-name="P1"/>
      <text:p text:style-name="Texte_20_brut"><text:span text:style-name="T2"><text:s/></text:span><text:span text:style-name="T1">399: 00:22:14.02 00:22:18.08 <text:s/>Duration 00:00:04.06 <text:s/>72</text:span></text:p>
      <text:p text:style-name="P1">qui sont dans le gouvernement,</text:p>
      <text:p text:style-name="P1">qui sont dans le public.</text:p>
      <text:p text:style-name="P1"/>
      <text:p text:style-name="Texte_20_brut"><text:span text:style-name="T2"><text:s/></text:span><text:span text:style-name="T1">400: 00:22:19.08 00:22:21.20 <text:s/>Duration 00:00:02.12 <text:s/>42</text:span></text:p>
      <text:p text:style-name="P1">#L'as de pique: Iyad Ag Ghali,#</text:p>
      <text:p text:style-name="P1"/>
      <text:p text:style-name="Texte_20_brut"><text:span text:style-name="T2"><text:s/></text:span><text:span text:style-name="T1">401: 00:22:21.24 00:22:25.16 <text:s/>Duration 00:00:03.17 <text:s/>63</text:span></text:p>
      <text:p text:style-name="P1">#chef djihadiste proche d'Al-Qaïda</text:p>
      <text:p text:style-name="P1">au Maghreb islamique.#</text:p>
      <text:p text:style-name="P1"/>
      <text:p text:style-name="Texte_20_brut"><text:span text:style-name="T2"><text:s/></text:span><text:span text:style-name="T1">402: 00:22:25.20 00:22:29.21 <text:s/>Duration 00:00:04.01 <text:s/>69</text:span></text:p>
      <text:p text:style-name="P1">#É lui qui contrôlerait</text:p>
      <text:p text:style-name="P1">le destin de Béatrice e de Sophie.#</text:p>
      <text:p text:style-name="P1"/>
      <text:p text:style-name="Texte_20_brut"><text:span text:style-name="T2"><text:s/></text:span><text:span text:style-name="T1">403: 00:22:42.03 00:22:44.09 <text:s/>Duration 00:00:02.06 <text:s/>38</text:span></text:p>
      <text:p text:style-name="P1">#Dans la capitale malienne, Bamako,#</text:p>
      <text:p text:style-name="P1"/>
      <text:p text:style-name="Texte_20_brut"><text:span text:style-name="T2"><text:s/></text:span><text:span text:style-name="T1">404: 00:22:44.13 00:22:48.04 <text:s/>Duration 00:00:03.16 <text:s/>62</text:span></text:p>
      <text:p text:style-name="P1">#d'anciens alliés d'Iyad Ag Ghali</text:p>
      <text:p text:style-name="P1">ont pignon sur rue.#</text:p>
      <text:p text:style-name="P1"><text:soft-page-break/></text:p>
      <text:p text:style-name="Texte_20_brut"><text:span text:style-name="T2"><text:s/></text:span><text:span text:style-name="T1">405: 00:22:48.08 00:22:51.23 <text:s/>Duration 00:00:03.15 <text:s/>61</text:span></text:p>
      <text:p text:style-name="P1">#Nous avons rendez-vous avec un chef</text:p>
      <text:p text:style-name="P1">du CMA, un groupe rebelle#</text:p>
      <text:p text:style-name="P1"/>
      <text:p text:style-name="Texte_20_brut"><text:span text:style-name="T2"><text:s/></text:span><text:span text:style-name="T1">406: 00:22:52.02 00:22:55.04 <text:s/>Duration 00:00:03.02 <text:s/>52</text:span></text:p>
      <text:p text:style-name="P1">#qui compte plusieurs ex-djihadistes</text:p>
      <text:p text:style-name="P1">dans ses rangs.#</text:p>
      <text:p text:style-name="P1"/>
      <text:p text:style-name="Texte_20_brut"><text:span text:style-name="T2"><text:s/></text:span><text:span text:style-name="T1">407: 00:22:55.22 00:22:57.20 <text:s/>Duration 00:00:01.23 <text:s/>33</text:span></text:p>
      <text:p text:style-name="P1">Le gouvernement suisse</text:p>
      <text:p text:style-name="P1">vous a contacté, non?</text:p>
      <text:p text:style-name="P1"/>
      <text:p text:style-name="Texte_20_brut"><text:span text:style-name="T2"><text:s/></text:span><text:span text:style-name="T1">408: 00:22:57.24 00:23:01.07 <text:s/>Duration 00:00:03.08 <text:s/>56</text:span></text:p>
      <text:p text:style-name="P1">Aucun gouvernement</text:p>
      <text:p text:style-name="P1">ne nous a contactés</text:p>
      <text:p text:style-name="P1"/>
      <text:p text:style-name="Texte_20_brut"><text:span text:style-name="T2"><text:s/></text:span><text:span text:style-name="T1">409: 00:23:01.11 00:23:04.00 <text:s/>Duration 00:00:02.14 <text:s/>44</text:span></text:p>
      <text:p text:style-name="P1">d'une manière officielle</text:p>
      <text:p text:style-name="P1">ou d'une manière évidente.</text:p>
      <text:p text:style-name="P1"/>
      <text:p text:style-name="Texte_20_brut"><text:span text:style-name="T2"><text:s/></text:span><text:span text:style-name="T1">410: 00:23:04.04 00:23:06.20 <text:s/>Duration 00:00:02.16 <text:s/>45</text:span></text:p>
      <text:p text:style-name="P1">Nous n'avons été contacté</text:p>
      <text:p text:style-name="P1">par aucun gouvernement</text:p>
      <text:p text:style-name="P1"/>
      <text:p text:style-name="Texte_20_brut"><text:span text:style-name="T2"><text:s/></text:span><text:span text:style-name="T1">411: 00:23:06.24 00:23:08.18 <text:s/>Duration 00:00:01.19 <text:s/>30</text:span></text:p>
      <text:p text:style-name="P1">pour la libération des otages.</text:p>
      <text:p text:style-name="P1"/>
      <text:p text:style-name="Texte_20_brut"><text:span text:style-name="T2"><text:s/></text:span><text:span text:style-name="T1">412: 00:23:08.22 00:23:10.02 <text:s/>Duration 00:00:01.05 <text:s/>20</text:span></text:p>
      <text:p text:style-name="P1">Mais officieusement?</text:p>
      <text:p text:style-name="P1"/>
      <text:p text:style-name="Texte_20_brut"><text:span text:style-name="T2"><text:s/></text:span><text:span text:style-name="T1">413: 00:23:10.06 00:23:12.19 <text:s/>Duration 00:00:02.13 <text:s/>43</text:span></text:p>
      <text:p text:style-name="P1">Certaines demandes d'aides</text:p>
      <text:p text:style-name="P1"/>
      <text:p text:style-name="Texte_20_brut"><text:span text:style-name="T2"><text:s/></text:span><text:span text:style-name="T1">414: 00:23:12.23 00:23:15.22 <text:s/>Duration 00:00:02.24 <text:s/>50</text:span></text:p>
      <text:p text:style-name="P1">pour déterminer leur position, etc.,</text:p>
      <text:p text:style-name="P1"/>
      <text:p text:style-name="Texte_20_brut"><text:span text:style-name="T2"><text:s/></text:span><text:span text:style-name="T1">415: 00:23:16.01 00:23:19.15 <text:s/>Duration 00:00:03.14 <text:s/>61</text:span></text:p>
      <text:p text:style-name="P1">mais il n'y a pas eu la volonté</text:p>
      <text:p text:style-name="P1">d'entrer dans un processus</text:p>
      <text:p text:style-name="P1"/>
      <text:p text:style-name="Texte_20_brut"><text:span text:style-name="T2"><text:s/></text:span><text:span text:style-name="T1">416: 00:23:19.19 00:23:21.07 <text:s/>Duration 00:00:01.13 <text:s/>26</text:span></text:p>
      <text:p text:style-name="P1">pour leur libération.</text:p>
      <text:p text:style-name="P1"/>
      <text:p text:style-name="Texte_20_brut"><text:span text:style-name="T2"><text:s/></text:span><text:span text:style-name="T1">417: 00:23:22.05 00:23:26.12 <text:s/>Duration 00:00:04.07 <text:s/>73</text:span></text:p>
      <text:p text:style-name="P1">#Il n'en dira pas plus</text:p>
      <text:p text:style-name="P1">sur son rôle dans les négociations.#</text:p>
      <text:p text:style-name="P1"/>
      <text:p text:style-name="Texte_20_brut"><text:span text:style-name="T2"><text:s/></text:span><text:span text:style-name="T1">418: 00:23:27.05 00:23:30.07 <text:s/>Duration 00:00:03.02 <text:s/>52</text:span></text:p>
      <text:p text:style-name="P1">Pour une libération,</text:p>
      <text:p text:style-name="P1">il y a deux axes.</text:p>
      <text:p text:style-name="P1"/>
      <text:p text:style-name="Texte_20_brut"><text:span text:style-name="T2"><text:s/></text:span><text:span text:style-name="T1">419: 00:23:30.11 00:23:33.18 <text:s/>Duration 00:00:03.07 <text:s/>56</text:span></text:p>
      <text:p text:style-name="P1">Il y a un axe de pression militaire,</text:p>
      <text:p text:style-name="P1">mais il y a aussi un dialogue.</text:p>
      <text:p text:style-name="P1"/>
      <text:p text:style-name="Texte_20_brut"><text:span text:style-name="T2"><text:s/></text:span><text:span text:style-name="T1">420: 00:23:33.22 00:23:36.23 <text:s/>Duration 00:00:03.01 <text:s/>52</text:span></text:p>
      <text:p text:style-name="P1">Ce sont les deux actions combinés</text:p>
      <text:p text:style-name="P1">qui peuvent permettre</text:p>
      <text:p text:style-name="P1"/>
      <text:p text:style-name="Texte_20_brut"><text:soft-page-break/><text:span text:style-name="T2"><text:s/></text:span><text:span text:style-name="T1">421: 00:23:37.02 00:23:38.21 <text:s/>Duration 00:00:01.19 <text:s/>30</text:span></text:p>
      <text:p text:style-name="P1">la libération des otages.</text:p>
      <text:p text:style-name="P1"/>
      <text:p text:style-name="Texte_20_brut"><text:span text:style-name="T2"><text:s/></text:span><text:span text:style-name="T1">422: 00:23:41.00 00:23:42.24 <text:s/>Duration 00:00:01.24 <text:s/>33</text:span></text:p>
      <text:p text:style-name="P1">#Dialoguer avec des terroristes,#</text:p>
      <text:p text:style-name="P1"/>
      <text:p text:style-name="Texte_20_brut"><text:span text:style-name="T2"><text:s/></text:span><text:span text:style-name="T1">423: 00:23:43.03 00:23:45.18 <text:s/>Duration 00:00:02.15 <text:s/>44</text:span></text:p>
      <text:p text:style-name="P1">#difficile,</text:p>
      <text:p text:style-name="P1">pour la Suisse e la France.#</text:p>
      <text:p text:style-name="P1"/>
      <text:p text:style-name="Texte_20_brut"><text:span text:style-name="T2"><text:s/></text:span><text:span text:style-name="T1">424: 00:23:45.22 00:23:47.23 <text:s/>Duration 00:00:02.01 <text:s/>35</text:span></text:p>
      <text:p text:style-name="P1">#Les objectifs politiques</text:p>
      <text:p text:style-name="P1">d'Iyad Ag Ghali#</text:p>
      <text:p text:style-name="P1"/>
      <text:p text:style-name="Texte_20_brut"><text:span text:style-name="T2"><text:s/></text:span><text:span text:style-name="T1">425: 00:23:48.02 00:23:50.04 <text:s/>Duration 00:00:02.02 <text:s/>35</text:span></text:p>
      <text:p text:style-name="P1">#sont impossibles à satisfaire:#</text:p>
      <text:p text:style-name="P1"/>
      <text:p text:style-name="Texte_20_brut"><text:span text:style-name="T2"><text:s/></text:span><text:span text:style-name="T1">426: 00:23:50.08 00:23:52.06 <text:s/>Duration 00:00:01.23 <text:s/>33</text:span></text:p>
      <text:p text:style-name="P1">#chasser les militaires occidentaux#</text:p>
      <text:p text:style-name="P1"/>
      <text:p text:style-name="Texte_20_brut"><text:span text:style-name="T2"><text:s/></text:span><text:span text:style-name="T1">427: 00:23:52.10 00:23:54.24 <text:s/>Duration 00:00:02.14 <text:s/>44</text:span></text:p>
      <text:p text:style-name="P1">#et instaurer un État islamique</text:p>
      <text:p text:style-name="P1">au Mali.#</text:p>
      <text:p text:style-name="P1"/>
      <text:p text:style-name="Texte_20_brut"><text:span text:style-name="T2"><text:s/></text:span><text:span text:style-name="T1">428: 00:24:01.08 00:24:02.20 <text:s/>Duration 00:00:01.12 <text:s/>25</text:span></text:p>
      <text:p text:style-name="P1">#Des revendications politiques#</text:p>
      <text:p text:style-name="P1"/>
      <text:p text:style-name="Texte_20_brut"><text:span text:style-name="T2"><text:s/></text:span><text:span text:style-name="T1">429: 00:24:02.24 00:24:05.19 <text:s/>Duration 00:00:02.20 <text:s/>48</text:span></text:p>
      <text:p text:style-name="P1">#pour obtenir la libération</text:p>
      <text:p text:style-name="P1">de Béatrice e de Sophie,#</text:p>
      <text:p text:style-name="P1"/>
      <text:p text:style-name="Texte_20_brut"><text:span text:style-name="T2"><text:s/></text:span><text:span text:style-name="T1">430: 00:24:05.23 00:24:09.00 <text:s/>Duration 00:00:03.02 <text:s/>52</text:span></text:p>
      <text:p text:style-name="P1">#cette analyse fait sourire</text:p>
      <text:p text:style-name="P1">le commandant Fahad.#</text:p>
      <text:p text:style-name="P1"/>
      <text:p text:style-name="Texte_20_brut"><text:span text:style-name="T2"><text:s/></text:span><text:span text:style-name="T1">431: 00:24:09.04 00:24:11.03 <text:s/>Duration 00:00:01.24 <text:s/>33</text:span></text:p>
      <text:p text:style-name="P1">#Ce responsable d'une milice</text:p>
      <text:p text:style-name="P1">pro-gouvernementale#</text:p>
      <text:p text:style-name="P1"/>
      <text:p text:style-name="Texte_20_brut"><text:span text:style-name="T2"><text:s/></text:span><text:span text:style-name="T1">432: 00:24:11.08 00:24:13.24 <text:s/>Duration 00:00:02.16 <text:s/>45</text:span></text:p>
      <text:p text:style-name="P1">#combat les djihadistes</text:p>
      <text:p text:style-name="P1">dans le nord Mali.#</text:p>
      <text:p text:style-name="P1"/>
      <text:p text:style-name="Texte_20_brut"><text:span text:style-name="T2"><text:s/></text:span><text:span text:style-name="T1">433: 00:24:14.17 00:24:18.07 <text:s/>Duration 00:00:03.15 <text:s/>61</text:span></text:p>
      <text:p text:style-name="P1">Les otages, ici, chez nous,</text:p>
      <text:p text:style-name="P1">é une des premières ressources</text:p>
      <text:p text:style-name="P1"/>
      <text:p text:style-name="Texte_20_brut"><text:span text:style-name="T2"><text:s/></text:span><text:span text:style-name="T1">434: 00:24:20.00 00:24:21.17 <text:s/>Duration 00:00:01.17 <text:s/>29</text:span></text:p>
      <text:p text:style-name="P1">du financement du terrorisme.</text:p>
      <text:p text:style-name="P1"/>
      <text:p text:style-name="Texte_20_brut"><text:span text:style-name="T2"><text:s/></text:span><text:span text:style-name="T1">435: 00:24:24.17 00:24:26.04 <text:s/>Duration 00:00:01.12 <text:s/>25</text:span></text:p>
      <text:p text:style-name="P1">Parce qu'à un moment, on s'est</text:p>
      <text:p text:style-name="P1">aperçu que cela ne sert à rien</text:p>
      <text:p text:style-name="P1"/>
      <text:p text:style-name="Texte_20_brut"><text:span text:style-name="T2"><text:s/></text:span><text:span text:style-name="T1">436: 00:24:26.08 00:24:27.16 <text:s/>Duration 00:00:01.08 <text:s/>22</text:span></text:p>
      <text:p text:style-name="P1">d'être le fonctionnaire</text:p>
      <text:p text:style-name="P1">d'un pays pauvre.</text:p>
      <text:p text:style-name="P1"/>
      <text:p text:style-name="Texte_20_brut"><text:span text:style-name="T2"><text:s/></text:span><text:span text:style-name="T1">437: 00:24:27.20 00:24:30.13 <text:s/>Duration 00:00:02.18 <text:s/>46</text:span></text:p>
      <text:p text:style-name="P1">Il y a d'autres canaux</text:p>
      <text:p text:style-name="P1"><text:soft-page-break/>pour se faire de l'argent plus vite.</text:p>
      <text:p text:style-name="P1"/>
      <text:p text:style-name="Texte_20_brut"><text:span text:style-name="T2"><text:s/></text:span><text:span text:style-name="T1">438: 00:24:32.19 00:24:33.23 <text:s/>Duration 00:00:01.04 <text:s/>20</text:span></text:p>
      <text:p text:style-name="P1">#Dans ce business,#</text:p>
      <text:p text:style-name="P1"/>
      <text:p text:style-name="Texte_20_brut"><text:span text:style-name="T2"><text:s/></text:span><text:span text:style-name="T1">439: 00:24:34.02 00:24:36.01 <text:s/>Duration 00:00:01.24 <text:s/>33</text:span></text:p>
      <text:p text:style-name="P1">#chaque chef terroriste</text:p>
      <text:p text:style-name="P1">veut son otage,#</text:p>
      <text:p text:style-name="P1"/>
      <text:p text:style-name="Texte_20_brut"><text:span text:style-name="T2"><text:s/></text:span><text:span text:style-name="T1">440: 00:24:36.06 00:24:38.17 <text:s/>Duration 00:00:02.11 <text:s/>41</text:span></text:p>
      <text:p text:style-name="P1">#mais l'as de pique a su s'imposer.#</text:p>
      <text:p text:style-name="P1"/>
      <text:p text:style-name="Texte_20_brut"><text:span text:style-name="T2"><text:s/></text:span><text:span text:style-name="T1">441: 00:24:39.11 00:24:41.00 <text:s/>Duration 00:00:01.14 <text:s/>27</text:span></text:p>
      <text:p text:style-name="P1">Par le passé,</text:p>
      <text:p text:style-name="P1"/>
      <text:p text:style-name="Texte_20_brut"><text:span text:style-name="T2"><text:s/></text:span><text:span text:style-name="T1">442: 00:24:41.04 00:24:43.20 <text:s/>Duration 00:00:02.16 <text:s/>45</text:span></text:p>
      <text:p text:style-name="P1">les groupes terroristes</text:p>
      <text:p text:style-name="P1">qui opéraient,</text:p>
      <text:p text:style-name="P1"/>
      <text:p text:style-name="Texte_20_brut"><text:span text:style-name="T2"><text:s/></text:span><text:span text:style-name="T1">443: 00:24:43.24 00:24:45.14 <text:s/>Duration 00:00:01.15 <text:s/>27</text:span></text:p>
      <text:p text:style-name="P1">chacun gardait ses otages.</text:p>
      <text:p text:style-name="P1"/>
      <text:p text:style-name="Texte_20_brut"><text:span text:style-name="T2"><text:s/></text:span><text:span text:style-name="T1">444: 00:24:45.18 00:24:47.08 <text:s/>Duration 00:00:01.15 <text:s/>27</text:span></text:p>
      <text:p text:style-name="P1">Mais nous avons appris récemment</text:p>
      <text:p text:style-name="P1"/>
      <text:p text:style-name="Texte_20_brut"><text:span text:style-name="T2"><text:s/></text:span><text:span text:style-name="T1">445: 00:24:47.12 00:24:50.07 <text:s/>Duration 00:00:02.20 <text:s/>48</text:span></text:p>
      <text:p text:style-name="P1">que tous les otages ont été récupérés</text:p>
      <text:p text:style-name="P1">par le groupe de Soutien</text:p>
      <text:p text:style-name="P1"/>
      <text:p text:style-name="Texte_20_brut"><text:span text:style-name="T2"><text:s/></text:span><text:span text:style-name="T1">446: 00:24:50.11 00:24:53.16 <text:s/>Duration 00:00:03.05 <text:s/>54</text:span></text:p>
      <text:p text:style-name="P1">à l'islam e aux musulmans</text:p>
      <text:p text:style-name="P1">de Iyad Ag Ghali.</text:p>
      <text:p text:style-name="P1"/>
      <text:p text:style-name="Texte_20_brut"><text:span text:style-name="T2"><text:s/></text:span><text:span text:style-name="T1">447: 00:24:53.20 00:24:56.15 <text:s/>Duration 00:00:02.20 <text:s/>48</text:span></text:p>
      <text:p text:style-name="P1">Donc Iyad Ag Ghali serait l'homme</text:p>
      <text:p text:style-name="P1">qui détiendrait tous les otages.</text:p>
      <text:p text:style-name="P1"/>
      <text:p text:style-name="Texte_20_brut"><text:span text:style-name="T2"><text:s/></text:span><text:span text:style-name="T1">448: 00:24:56.19 00:24:57.14 <text:s/>Duration 00:00:00.20 <text:s/>14</text:span></text:p>
      <text:p text:style-name="P1">Normalement.</text:p>
      <text:p text:style-name="P1"/>
      <text:p text:style-name="Texte_20_brut"><text:span text:style-name="T2"><text:s/></text:span><text:span text:style-name="T1">449: 00:24:58.17 00:24:59.24 <text:s/>Duration 00:00:01.07 <text:s/>22</text:span></text:p>
      <text:p text:style-name="P1">#Des chiffres circulent.#</text:p>
      <text:p text:style-name="P1"/>
      <text:p text:style-name="Texte_20_brut"><text:span text:style-name="T2"><text:s/></text:span><text:span text:style-name="T1">450: 00:25:00.03 00:25:02.12 <text:s/>Duration 00:00:02.09 <text:s/>40</text:span></text:p>
      <text:p text:style-name="P1">#Le prix d'un otage</text:p>
      <text:p text:style-name="P1">se négocie en millions.#</text:p>
      <text:p text:style-name="P1"/>
      <text:p text:style-name="Texte_20_brut"><text:span text:style-name="T2"><text:s/></text:span><text:span text:style-name="T1">451: 00:25:03.23 00:25:05.15 <text:s/>Duration 00:00:01.17 <text:s/>29</text:span></text:p>
      <text:p text:style-name="P1">#Un commerce qui fonctionne uniquement#</text:p>
      <text:p text:style-name="P1"/>
      <text:p text:style-name="Texte_20_brut"><text:span text:style-name="T2"><text:s/></text:span><text:span text:style-name="T1">452: 00:25:05.20 00:25:08.13 <text:s/>Duration 00:00:02.18 <text:s/>46</text:span></text:p>
      <text:p text:style-name="P1">#si les pays occidentaux</text:p>
      <text:p text:style-name="P1">continuent à payer.#</text:p>
      <text:p text:style-name="P1"/>
      <text:p text:style-name="Texte_20_brut"><text:span text:style-name="T2"><text:s/></text:span><text:span text:style-name="T1">453: 00:25:09.15 00:25:11.23 <text:s/>Duration 00:00:02.08 <text:s/>39</text:span></text:p>
      <text:p text:style-name="P1">Ça veut dire que si les otages</text:p>
      <text:p text:style-name="P1">ne rapportent plus de l'argent,</text:p>
      <text:p text:style-name="P1"/>
      <text:p text:style-name="Texte_20_brut"><text:span text:style-name="T2"><text:s/></text:span><text:span text:style-name="T1">454: 00:25:12.02 00:25:13.05 <text:s/>Duration 00:00:01.03 <text:s/>19</text:span></text:p>
      <text:p text:style-name="P1">il n'y aura pas d'otage.</text:p>
      <text:p text:style-name="P1"><text:soft-page-break/></text:p>
      <text:p text:style-name="Texte_20_brut"><text:span text:style-name="T2"><text:s/></text:span><text:span text:style-name="T1">455: 00:25:15.10 00:25:16.22 <text:s/>Duration 00:00:01.12 <text:s/>25</text:span></text:p>
      <text:p text:style-name="P1">Dire ça aux familles, é horrible.</text:p>
      <text:p text:style-name="P1"/>
      <text:p text:style-name="Texte_20_brut"><text:span text:style-name="T2"><text:s/></text:span><text:span text:style-name="T1">456: 00:25:17.01 00:25:19.06 <text:s/>Duration 00:00:02.05 <text:s/>37</text:span></text:p>
      <text:p text:style-name="P1">Dire ça aux familles,</text:p>
      <text:p text:style-name="P1">é horrible, oui.</text:p>
      <text:p text:style-name="P1"/>
      <text:p text:style-name="Texte_20_brut"><text:span text:style-name="T2"><text:s/></text:span><text:span text:style-name="T1">457: 00:25:19.10 00:25:21.15 <text:s/>Duration 00:00:02.05 <text:s/>37</text:span></text:p>
      <text:p text:style-name="P1">Je sais. É sacrifier les otages.</text:p>
      <text:p text:style-name="P1"/>
      <text:p text:style-name="Texte_20_brut"><text:span text:style-name="T2"><text:s/></text:span><text:span text:style-name="T1">458: 00:25:22.04 00:25:24.07 <text:s/>Duration 00:00:02.03 <text:s/>36</text:span></text:p>
      <text:p text:style-name="P1">Ça, é l'aspect horrible,</text:p>
      <text:p text:style-name="P1"/>
      <text:p text:style-name="Texte_20_brut"><text:span text:style-name="T2"><text:s/></text:span><text:span text:style-name="T1">459: 00:25:24.11 00:25:27.17 <text:s/>Duration 00:00:03.06 <text:s/>55</text:span></text:p>
      <text:p text:style-name="P1">mais à long terme,</text:p>
      <text:p text:style-name="P1">il n'y aura pas d'otage.</text:p>
      <text:p text:style-name="P1"/>
      <text:p text:style-name="Texte_20_brut"><text:span text:style-name="T2"><text:s/></text:span><text:span text:style-name="T1">460: 00:25:28.16 00:25:30.12 <text:s/>Duration 00:00:01.21 <text:s/>31</text:span></text:p>
      <text:p text:style-name="P1">Archives 2012, Radiodiffusion</text:p>
      <text:p text:style-name="P1">Télévision du Burkina</text:p>
      <text:p text:style-name="P1"/>
      <text:p text:style-name="Texte_20_brut"><text:span text:style-name="T2"><text:s/></text:span><text:span text:style-name="T1">461: 00:25:30.16 00:25:33.16 <text:s/>Duration 00:00:03.00 <text:s/>51</text:span></text:p>
      <text:p text:style-name="P1">#Officiellement, la Confédération</text:p>
      <text:p text:style-name="P1">ne paye pas de rançon,#</text:p>
      <text:p text:style-name="P1"/>
      <text:p text:style-name="Texte_20_brut"><text:span text:style-name="T2"><text:s/></text:span><text:span text:style-name="T1">462: 00:25:33.20 00:25:34.21 <text:s/>Duration 00:00:01.01 <text:s/>18</text:span></text:p>
      <text:p text:style-name="P1">#mais plusieurs Suisses#</text:p>
      <text:p text:style-name="P1"/>
      <text:p text:style-name="Texte_20_brut"><text:span text:style-name="T2"><text:s/></text:span><text:span text:style-name="T1">463: 00:25:35.01 00:25:37.06 <text:s/>Duration 00:00:02.05 <text:s/>37</text:span></text:p>
      <text:p text:style-name="P1">#ont déjà été libérés, au nord Mali.#</text:p>
      <text:p text:style-name="P1"/>
      <text:p text:style-name="Texte_20_brut"><text:span text:style-name="T2"><text:s/></text:span><text:span text:style-name="T1">464: 00:25:37.16 00:25:40.09 <text:s/>Duration 00:00:02.18 <text:s/>46</text:span></text:p>
      <text:p text:style-name="P1">#Sur ces images</text:p>
      <text:p text:style-name="P1">de la télévision burkinabée,#</text:p>
      <text:p text:style-name="P1"/>
      <text:p text:style-name="Texte_20_brut"><text:span text:style-name="T2"><text:s/></text:span><text:span text:style-name="T1">465: 00:25:40.13 00:25:44.04 <text:s/>Duration 00:00:03.16 <text:s/>62</text:span></text:p>
      <text:p text:style-name="P1">#on assiste à la 1re libération</text:p>
      <text:p text:style-name="P1">de Béatrice Stockly.#</text:p>
      <text:p text:style-name="P1"/>
      <text:p text:style-name="Texte_20_brut"><text:span text:style-name="T2"><text:s/></text:span><text:span text:style-name="T1">466: 00:25:46.03 00:25:48.09 <text:s/>Duration 00:00:02.06 <text:s/>38</text:span></text:p>
      <text:p text:style-name="P1">#Aussi incroyable</text:p>
      <text:p text:style-name="P1">que cela puisse paraître,#</text:p>
      <text:p text:style-name="P1"/>
      <text:p text:style-name="Texte_20_brut"><text:span text:style-name="T2"><text:s/></text:span><text:span text:style-name="T1">467: 00:25:48.20 00:25:51.21 <text:s/>Duration 00:00:03.01 <text:s/>52</text:span></text:p>
      <text:p text:style-name="P1">#la Suissesse</text:p>
      <text:p text:style-name="P1">avait déjà été otage en 2012,#</text:p>
      <text:p text:style-name="P1"/>
      <text:p text:style-name="Texte_20_brut"><text:span text:style-name="T2"><text:s/></text:span><text:span text:style-name="T1">468: 00:25:52.00 00:25:55.05 <text:s/>Duration 00:00:03.05 <text:s/>54</text:span></text:p>
      <text:p text:style-name="P1">#par les mêmes djihadistes</text:p>
      <text:p text:style-name="P1">et dans la même région.#</text:p>
      <text:p text:style-name="P1"/>
      <text:p text:style-name="Texte_20_brut"><text:span text:style-name="T2"><text:s/></text:span><text:span text:style-name="T1">469: 00:25:58.06 00:26:00.03 <text:s/>Duration 00:00:01.22 <text:s/>32</text:span></text:p>
      <text:p text:style-name="P1">Nous avons été saisis, au Burkina,</text:p>
      <text:p text:style-name="P1"/>
      <text:p text:style-name="Texte_20_brut"><text:span text:style-name="T2"><text:s/></text:span><text:span text:style-name="T1">470: 00:26:00.07 00:26:03.14 <text:s/>Duration 00:00:03.07 <text:s/>56</text:span></text:p>
      <text:p text:style-name="P1">par les autorités suisses,</text:p>
      <text:p text:style-name="P1">pour nous demander</text:p>
      <text:p text:style-name="P1"/>
      <text:p text:style-name="Texte_20_brut"><text:span text:style-name="T2"><text:s/></text:span><text:span text:style-name="T1">471: 00:26:04.12 00:26:08.12 <text:s/>Duration 00:00:04.00 <text:s/>68</text:span></text:p>
      <text:p text:style-name="P1"><text:soft-page-break/>de faciliter</text:p>
      <text:p text:style-name="P1">la libération de cette dame.</text:p>
      <text:p text:style-name="P1"/>
      <text:p text:style-name="Texte_20_brut"><text:span text:style-name="T2"><text:s/></text:span><text:span text:style-name="T1">472: 00:26:09.13 00:26:10.18 <text:s/>Duration 00:00:01.05 <text:s/>20</text:span></text:p>
      <text:p text:style-name="P1">#En 2012,#</text:p>
      <text:p text:style-name="P1"/>
      <text:p text:style-name="Texte_20_brut"><text:span text:style-name="T2"><text:s/></text:span><text:span text:style-name="T1">473: 00:26:10.22 00:26:13.06 <text:s/>Duration 00:00:02.09 <text:s/>40</text:span></text:p>
      <text:p text:style-name="P1">#le Burkina Faso</text:p>
      <text:p text:style-name="P1">a joué les négociateurs#</text:p>
      <text:p text:style-name="P1"/>
      <text:p text:style-name="Texte_20_brut"><text:span text:style-name="T2"><text:s/></text:span><text:span text:style-name="T1">474: 00:26:13.10 00:26:15.02 <text:s/>Duration 00:00:01.17 <text:s/>29</text:span></text:p>
      <text:p text:style-name="P1">#pour libérer Béatrice.#</text:p>
      <text:p text:style-name="P1"/>
      <text:p text:style-name="Texte_20_brut"><text:span text:style-name="T2"><text:s/></text:span><text:span text:style-name="T1">475: 00:26:15.06 00:26:18.22 <text:s/>Duration 00:00:03.16 <text:s/>62</text:span></text:p>
      <text:p text:style-name="P1">#Coïncidence, la même année,</text:p>
      <text:p text:style-name="P1">la Suisse a augmenté l'aide#</text:p>
      <text:p text:style-name="P1"/>
      <text:p text:style-name="Texte_20_brut"><text:span text:style-name="T2"><text:s/></text:span><text:span text:style-name="T1">476: 00:26:19.01 00:26:22.09 <text:s/>Duration 00:00:03.08 <text:s/>56</text:span></text:p>
      <text:p text:style-name="P1">#au développement</text:p>
      <text:p text:style-name="P1">de 8 millions de francs pour ce pays.#</text:p>
      <text:p text:style-name="P1"/>
      <text:p text:style-name="Texte_20_brut"><text:span text:style-name="T2"><text:s/></text:span><text:span text:style-name="T1">477: 00:26:24.07 00:26:25.20 <text:s/>Duration 00:00:01.13 <text:s/>26</text:span></text:p>
      <text:p text:style-name="P1">#Le business des otages,#</text:p>
      <text:p text:style-name="P1"/>
      <text:p text:style-name="Texte_20_brut"><text:span text:style-name="T2"><text:s/></text:span><text:span text:style-name="T1">478: 00:26:25.24 00:26:29.02 <text:s/>Duration 00:00:03.03 <text:s/>53</text:span></text:p>
      <text:p text:style-name="P1">#ce leader communautaire</text:p>
      <text:p text:style-name="P1">du nord Mali le connaît bien.#</text:p>
      <text:p text:style-name="P1"/>
      <text:p text:style-name="Texte_20_brut"><text:span text:style-name="T2"><text:s/></text:span><text:span text:style-name="T1">479: 00:26:29.07 00:26:31.23 <text:s/>Duration 00:00:02.16 <text:s/>45</text:span></text:p>
      <text:p text:style-name="P1">#Par le passé, des djihadistes</text:p>
      <text:p text:style-name="P1">ont cherché à l'impliquer#</text:p>
      <text:p text:style-name="P1"/>
      <text:p text:style-name="Texte_20_brut"><text:span text:style-name="T2"><text:s/></text:span><text:span text:style-name="T1">480: 00:26:32.02 00:26:33.20 <text:s/>Duration 00:00:01.18 <text:s/>29</text:span></text:p>
      <text:p text:style-name="P1">#dans des négociations, en vain.#</text:p>
      <text:p text:style-name="P1"/>
      <text:p text:style-name="Texte_20_brut"><text:span text:style-name="T2"><text:s/></text:span><text:span text:style-name="T1">481: 00:26:34.17 00:26:37.23 <text:s/>Duration 00:00:03.06 <text:s/>55</text:span></text:p>
      <text:p text:style-name="P1">#Selon lui, le réseau du Burkina Faso</text:p>
      <text:p text:style-name="P1">ne fonctionne plus,#</text:p>
      <text:p text:style-name="P1"/>
      <text:p text:style-name="Texte_20_brut"><text:span text:style-name="T2"><text:s/></text:span><text:span text:style-name="T1">482: 00:26:38.11 00:26:41.15 <text:s/>Duration 00:00:03.04 <text:s/>54</text:span></text:p>
      <text:p text:style-name="P1">#car le président de l'époque</text:p>
      <text:p text:style-name="P1">a été renversé.#</text:p>
      <text:p text:style-name="P1"/>
      <text:p text:style-name="Texte_20_brut"><text:span text:style-name="T2"><text:s/></text:span><text:span text:style-name="T1">483: 00:26:42.05 00:26:43.22 <text:s/>Duration 00:00:01.17 <text:s/>29</text:span></text:p>
      <text:p text:style-name="P1">É le Burkina Faso qui a négocié</text:p>
      <text:p text:style-name="P1"/>
      <text:p text:style-name="Texte_20_brut"><text:span text:style-name="T2"><text:s/></text:span><text:span text:style-name="T1">484: 00:26:44.01 00:26:45.19 <text:s/>Duration 00:00:01.18 <text:s/>29</text:span></text:p>
      <text:p text:style-name="P1">la libération de Béatrice Stockly</text:p>
      <text:p text:style-name="P1">en 2012.</text:p>
      <text:p text:style-name="P1"/>
      <text:p text:style-name="Texte_20_brut"><text:span text:style-name="T2"><text:s/></text:span><text:span text:style-name="T1">485: 00:26:45.23 00:26:46.21 <text:s/>Duration 00:00:00.23 <text:s/>16</text:span></text:p>
      <text:p text:style-name="P1">Tout à fait.</text:p>
      <text:p text:style-name="P1"/>
      <text:p text:style-name="Texte_20_brut"><text:span text:style-name="T2"><text:s/></text:span><text:span text:style-name="T1">486: 00:26:47.00 00:26:51.11 <text:s/>Duration 00:00:04.11 <text:s/>75</text:span></text:p>
      <text:p text:style-name="P1">Tous les acteurs étaient là,</text:p>
      <text:p text:style-name="P1">à sa disposition.</text:p>
      <text:p text:style-name="P1"/>
      <text:p text:style-name="Texte_20_brut"><text:span text:style-name="T2"><text:s/></text:span><text:span text:style-name="T1">487: 00:26:51.16 00:26:54.07 <text:s/>Duration 00:00:02.16 <text:s/>45</text:span></text:p>
      <text:p text:style-name="P1">Donc il n'y a plus de réseau</text:p>
      <text:p text:style-name="P1">de négociation qui fonctionne.</text:p>
      <text:p text:style-name="P1"><text:soft-page-break/></text:p>
      <text:p text:style-name="Texte_20_brut"><text:span text:style-name="T2"><text:s/></text:span><text:span text:style-name="T1">488: 00:26:54.12 00:26:57.00 <text:s/>Duration 00:00:02.13 <text:s/>43</text:span></text:p>
      <text:p text:style-name="P1">Celui-là, il est en prison,</text:p>
      <text:p text:style-name="P1"/>
      <text:p text:style-name="Texte_20_brut"><text:span text:style-name="T2"><text:s/></text:span><text:span text:style-name="T1">489: 00:26:57.05 00:27:00.19 <text:s/>Duration 00:00:03.14 <text:s/>61</text:span></text:p>
      <text:p text:style-name="P1">et le président actuel</text:p>
      <text:p text:style-name="P1">n'a pas d'intermédiaires,</text:p>
      <text:p text:style-name="P1"/>
      <text:p text:style-name="Texte_20_brut"><text:span text:style-name="T2"><text:s/></text:span><text:span text:style-name="T1">490: 00:27:00.23 00:27:04.08 <text:s/>Duration 00:00:03.10 <text:s/>58</text:span></text:p>
      <text:p text:style-name="P1">il n'a pas un grand lien</text:p>
      <text:p text:style-name="P1">avec ces anciens réseaux,</text:p>
      <text:p text:style-name="P1"/>
      <text:p text:style-name="Texte_20_brut"><text:span text:style-name="T2"><text:s/></text:span><text:span text:style-name="T1">491: 00:27:04.12 00:27:06.03 <text:s/>Duration 00:00:01.16 <text:s/>28</text:span></text:p>
      <text:p text:style-name="P1">donc é un peu difficile.</text:p>
      <text:p text:style-name="P1"/>
      <text:p text:style-name="Texte_20_brut"><text:span text:style-name="T2"><text:s/></text:span><text:span text:style-name="T1">492: 00:27:06.24 00:27:09.15 <text:s/>Duration 00:00:02.16 <text:s/>45</text:span></text:p>
      <text:p text:style-name="P1">#De nouveaux réseaux de négociation</text:p>
      <text:p text:style-name="P1">ont dû se créer.#</text:p>
      <text:p text:style-name="P1"/>
      <text:p text:style-name="Texte_20_brut"><text:span text:style-name="T2"><text:s/></text:span><text:span text:style-name="T1">493: 00:27:09.19 00:27:11.20 <text:s/>Duration 00:00:02.01 <text:s/>35</text:span></text:p>
      <text:p text:style-name="P1">#Des intermédiaires</text:p>
      <text:p text:style-name="P1">sont en concurrence#</text:p>
      <text:p text:style-name="P1"/>
      <text:p text:style-name="Texte_20_brut"><text:span text:style-name="T2"><text:s/></text:span><text:span text:style-name="T1">494: 00:27:11.24 00:27:14.00 <text:s/>Duration 00:00:02.01 <text:s/>35</text:span></text:p>
      <text:p text:style-name="P1">#pour une part du gâteau.#</text:p>
      <text:p text:style-name="P1"/>
      <text:p text:style-name="Texte_20_brut"><text:span text:style-name="T2"><text:s/></text:span><text:span text:style-name="T1">495: 00:27:15.10 00:27:17.12 <text:s/>Duration 00:00:02.02 <text:s/>35</text:span></text:p>
      <text:p text:style-name="P1">Il y a des réseaux</text:p>
      <text:p text:style-name="P1">qui sont en compétition.</text:p>
      <text:p text:style-name="P1"/>
      <text:p text:style-name="Texte_20_brut"><text:span text:style-name="T2"><text:s/></text:span><text:span text:style-name="T1">496: 00:27:17.16 00:27:20.03 <text:s/>Duration 00:00:02.12 <text:s/>42</text:span></text:p>
      <text:p text:style-name="P1">Il y en a d'autres qui peuvent</text:p>
      <text:p text:style-name="P1">détruire ce réseau.</text:p>
      <text:p text:style-name="P1"/>
      <text:p text:style-name="Texte_20_brut"><text:span text:style-name="T2"><text:s/></text:span><text:span text:style-name="T1">497: 00:27:20.16 00:27:22.07 <text:s/>Duration 00:00:01.16 <text:s/>28</text:span></text:p>
      <text:p text:style-name="P1">Les gens impliqués dans ce business</text:p>
      <text:p text:style-name="P1"/>
      <text:p text:style-name="Texte_20_brut"><text:span text:style-name="T2"><text:s/></text:span><text:span text:style-name="T1">498: 00:27:22.11 00:27:25.17 <text:s/>Duration 00:00:03.06 <text:s/>55</text:span></text:p>
      <text:p text:style-name="P1">sont des gens qui affichent</text:p>
      <text:p text:style-name="P1"/>
      <text:p text:style-name="Texte_20_brut"><text:span text:style-name="T2"><text:s/></text:span><text:span text:style-name="T1">499: 00:27:25.21 00:27:29.01 <text:s/>Duration 00:00:03.05 <text:s/>54</text:span></text:p>
      <text:p text:style-name="P1">un bon patrimoine de richesses,</text:p>
      <text:p text:style-name="P1"/>
      <text:p text:style-name="Texte_20_brut"><text:span text:style-name="T2"><text:s/></text:span><text:span text:style-name="T1">500: 00:27:29.05 00:27:30.23 <text:s/>Duration 00:00:01.18 <text:s/>29</text:span></text:p>
      <text:p text:style-name="P1">comparativement au terrain.</text:p>
      <text:p text:style-name="P1"/>
      <text:p text:style-name="Texte_20_brut"><text:span text:style-name="T2"><text:s/></text:span><text:span text:style-name="T1">501: 00:27:31.02 00:27:34.06 <text:s/>Duration 00:00:03.04 <text:s/>54</text:span></text:p>
      <text:p text:style-name="P1">É-à-dire à tous les échelons,</text:p>
      <text:p text:style-name="P1">que ce soit les négociateurs...</text:p>
      <text:p text:style-name="P1"/>
      <text:p text:style-name="Texte_20_brut"><text:span text:style-name="T2"><text:s/></text:span><text:span text:style-name="T1">502: 00:27:34.10 00:27:36.14 <text:s/>Duration 00:00:02.04 <text:s/>37</text:span></text:p>
      <text:p text:style-name="P1">-Tout le monde.</text:p>
      <text:p text:style-name="P1">-Tout le monde touche de l'argent.</text:p>
      <text:p text:style-name="P1"/>
      <text:p text:style-name="Texte_20_brut"><text:span text:style-name="T2"><text:s/></text:span><text:span text:style-name="T1">503: 00:27:36.18 00:27:38.07 <text:s/>Duration 00:00:01.14 <text:s/>27</text:span></text:p>
      <text:p text:style-name="P1">Tout le monde touche de l'argent.</text:p>
      <text:p text:style-name="P1"/>
      <text:p text:style-name="Texte_20_brut"><text:span text:style-name="T2"><text:s/></text:span><text:span text:style-name="T1">504: 00:27:38.11 00:27:41.17 <text:s/>Duration 00:00:03.06 <text:s/>55</text:span></text:p>
      <text:p text:style-name="P1">É toute la filière.</text:p>
      <text:p text:style-name="P1">Il y a toute une filière.</text:p>
      <text:p text:style-name="P1"><text:soft-page-break/></text:p>
      <text:p text:style-name="Texte_20_brut"><text:span text:style-name="T2"><text:s/></text:span><text:span text:style-name="T1">505: 00:27:42.16 00:27:43.21 <text:s/>Duration 00:00:01.05 <text:s/>20</text:span></text:p>
      <text:p text:style-name="P1">Vidéo de propagande</text:p>
      <text:p text:style-name="P1"/>
      <text:p text:style-name="Texte_20_brut"><text:span text:style-name="T2"><text:s/></text:span><text:span text:style-name="T1">506: 00:27:44.00 00:27:45.22 <text:s/>Duration 00:00:01.22 <text:s/>32</text:span></text:p>
      <text:p text:style-name="P1">#Une de ses filières</text:p>
      <text:p text:style-name="P1">semble fonctionner.#</text:p>
      <text:p text:style-name="P1"/>
      <text:p text:style-name="Texte_20_brut"><text:span text:style-name="T2"><text:s/></text:span><text:span text:style-name="T1">507: 00:27:46.10 00:27:50.02 <text:s/>Duration 00:00:03.17 <text:s/>63</text:span></text:p>
      <text:p text:style-name="P1">#Une récente vidéo diffusée</text:p>
      <text:p text:style-name="P1">par les ravisseurs montre Béatrice#</text:p>
      <text:p text:style-name="P1"/>
      <text:p text:style-name="Texte_20_brut"><text:span text:style-name="T2"><text:s/></text:span><text:span text:style-name="T1">508: 00:27:50.06 00:27:53.18 <text:s/>Duration 00:00:03.12 <text:s/>59</text:span></text:p>
      <text:p text:style-name="P1">#tenir une photo e une lettre</text:p>
      <text:p text:style-name="P1">envoyées de Suisse.#</text:p>
      <text:p text:style-name="P1"/>
      <text:p text:style-name="Texte_20_brut"><text:span text:style-name="T2"><text:s/></text:span><text:span text:style-name="T1">509: 00:27:53.22 00:27:56.05 <text:s/>Duration 00:00:02.08 <text:s/>39</text:span></text:p>
      <text:p text:style-name="P1">#Signe que le contact est établi,#</text:p>
      <text:p text:style-name="P1"/>
      <text:p text:style-name="Texte_20_brut"><text:span text:style-name="T2"><text:s/></text:span><text:span text:style-name="T1">510: 00:27:56.09 00:27:58.15 <text:s/>Duration 00:00:02.06 <text:s/>38</text:span></text:p>
      <text:p text:style-name="P1">#que les négociations ont débuté.#</text:p>
      <text:p text:style-name="P1"/>
      <text:p text:style-name="Texte_20_brut"><text:span text:style-name="T2"><text:s/></text:span><text:span text:style-name="T1">511: 00:27:59.09 00:28:00.24 <text:s/>Duration 00:00:01.15 <text:s/>27</text:span></text:p>
      <text:p text:style-name="P1">#Un espoir précaire.#</text:p>
      <text:p text:style-name="P1"/>
      <text:p text:style-name="Texte_20_brut"><text:span text:style-name="T2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2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2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2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2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2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2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2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2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2"><text:s/></text:span><text:span text:style-name="T1">521: 00:28:32.15 00:28:34.13 <text:s/>Duration 00:00:01.23 <text:s/>33</text:span></text:p>
      <text:p text:style-name="P1">Chez nous aussi,</text:p>
      <text:p text:style-name="P1"><text:soft-page-break/>les élus l'ont bien compris.</text:p>
      <text:p text:style-name="P1"/>
      <text:p text:style-name="Texte_20_brut"><text:span text:style-name="T2"><text:s/></text:span><text:span text:style-name="T1">522: 00:28:34.17 00:28:36.16 <text:s/>Duration 00:00:01.24 <text:s/>33</text:span></text:p>
      <text:p text:style-name="P1">Ils travaillent également</text:p>
      <text:p text:style-name="P1">leur timbre,</text:p>
      <text:p text:style-name="P1"/>
      <text:p text:style-name="Texte_20_brut"><text:span text:style-name="T2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pan text:style-name="T2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2"><text:s/></text:span><text:span text:style-name="T1">525: 00:28:45.24 00:28:49.12 <text:s/>Duration 00:00:03.13 <text:s/>60</text:span></text:p>
      <text:p text:style-name="P1">#Les livres d'histoire</text:p>
      <text:p text:style-name="P1">auraient-ils retenu ce discours#</text:p>
      <text:p text:style-name="P1"/>
      <text:p text:style-name="Texte_20_brut"><text:span text:style-name="T2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2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2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2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2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2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2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2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2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2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2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2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oft-page-break/><text:span text:style-name="T2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2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2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pan text:style-name="T2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pan text:style-name="T2"><text:s/></text:span><text:span text:style-name="T1">542: 00:29:54.08 00:29:56.17 <text:s/>Duration 00:00:02.09 <text:s/>40</text:span></text:p>
      <text:p text:style-name="P1">Bonjour à toutes e à tous!</text:p>
      <text:p text:style-name="P1"/>
      <text:p text:style-name="Texte_20_brut"><text:span text:style-name="T2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2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2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2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2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2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2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2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2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2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2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2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2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oft-page-break/><text:span text:style-name="T2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2"><text:s/></text:span><text:span text:style-name="T1">557: 00:30:32.20 00:30:36.12 <text:s/>Duration 00:00:03.17 <text:s/>63</text:span></text:p>
      <text:p text:style-name="P1">et il est parti dans le fossé.</text:p>
      <text:p text:style-name="P1"/>
      <text:p text:style-name="Texte_20_brut"><text:span text:style-name="T2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2"><text:s/></text:span><text:span text:style-name="T1">559: 00:30:38.16 00:30:41.07 <text:s/>Duration 00:00:02.16 <text:s/>45</text:span></text:p>
      <text:p text:style-name="P1">é que vous, partout,</text:p>
      <text:p text:style-name="P1"/>
      <text:p text:style-name="Texte_20_brut"><text:span text:style-name="T2"><text:s/></text:span><text:span text:style-name="T1">560: 00:30:41.11 00:30:44.00 <text:s/>Duration 00:00:02.14 <text:s/>44</text:span></text:p>
      <text:p text:style-name="P1">vous alliez le faire gagner,</text:p>
      <text:p text:style-name="P1"/>
      <text:p text:style-name="Texte_20_brut"><text:span text:style-name="T2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2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2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2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2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2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2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2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2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2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2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2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2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><text:soft-page-break/></text:p>
      <text:p text:style-name="Texte_20_brut"><text:span text:style-name="T2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/>
      <text:p text:style-name="Texte_20_brut"><text:span text:style-name="T2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2"><text:s/></text:span><text:span text:style-name="T1">576: 00:31:30.21 00:31:32.24 <text:s/>Duration 00:00:02.03 <text:s/>36</text:span></text:p>
      <text:p text:style-name="P1">#aux coulisses du coaching vocal.#</text:p>
      <text:p text:style-name="P1"/>
      <text:p text:style-name="Texte_20_brut"><text:span text:style-name="T2"><text:s/></text:span><text:span text:style-name="T1">577: 00:31:39.23 00:31:42.08 <text:s/>Duration 00:00:02.10 <text:s/>41</text:span></text:p>
      <text:p text:style-name="P1">Je l'ai suivi à Lille,</text:p>
      <text:p text:style-name="P1">à Lyon, à Toulouse,</text:p>
      <text:p text:style-name="P1"/>
      <text:p text:style-name="Texte_20_brut"><text:span text:style-name="T2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2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2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2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2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2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2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2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2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2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2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2"><text:s/></text:span><text:span text:style-name="T1">589: 00:32:31.05 00:32:34.20 <text:s/>Duration 00:00:03.15 <text:s/>61</text:span></text:p>
      <text:p text:style-name="P1">#Jean-Philippe Lafont</text:p>
      <text:p text:style-name="P1"><text:soft-page-break/>reprend tout à zéro.#</text:p>
      <text:p text:style-name="P1"/>
      <text:p text:style-name="Texte_20_brut"><text:span text:style-name="T2"><text:s/></text:span><text:span text:style-name="T1">590: 00:32:35.22 00:32:39.00 <text:s/>Duration 00:00:03.03 <text:s/>53</text:span></text:p>
      <text:p text:style-name="P1">É un exercice que j'ai fait faire</text:p>
      <text:p text:style-name="P1">à Emmanuel Macron.</text:p>
      <text:p text:style-name="P1"/>
      <text:p text:style-name="Texte_20_brut"><text:span text:style-name="T2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2"><text:s/></text:span><text:span text:style-name="T1">592: 00:32:46.05 00:32:48.22 <text:s/>Duration 00:00:02.17 <text:s/>46</text:span></text:p>
      <text:p text:style-name="P1">Pas besoin de sortir</text:p>
      <text:p text:style-name="P1">une voix comme ça.</text:p>
      <text:p text:style-name="P1"/>
      <text:p text:style-name="Texte_20_brut"><text:span text:style-name="T2"><text:s/></text:span><text:span text:style-name="T1">593: 00:32:49.01 00:32:51.13 <text:s/>Duration 00:00:02.12 <text:s/>42</text:span></text:p>
      <text:p text:style-name="P1">É simplement pour les vibrations,</text:p>
      <text:p text:style-name="P1"/>
      <text:p text:style-name="Texte_20_brut"><text:span text:style-name="T2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2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2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2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2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2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2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2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2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2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2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2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2"><text:s/></text:span><text:span text:style-name="T1">606: 00:33:29.17 00:33:31.15 <text:s/>Duration 00:00:01.23 <text:s/>33</text:span></text:p>
      <text:p text:style-name="P1"><text:soft-page-break/>#Le charisme vocal,</text:p>
      <text:p text:style-name="P1">cela s'apprend.#</text:p>
      <text:p text:style-name="P1"/>
      <text:p text:style-name="Texte_20_brut"><text:span text:style-name="T2"><text:s/></text:span><text:span text:style-name="T1">607: 00:33:32.03 00:33:35.11 <text:s/>Duration 00:00:03.08 <text:s/>56</text:span></text:p>
      <text:p text:style-name="P1">#É même devenu</text:p>
      <text:p text:style-name="P1">un objet d'études scientifiques.#</text:p>
      <text:p text:style-name="P1"/>
      <text:p text:style-name="Texte_20_brut"><text:span text:style-name="T2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2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2"><text:s/></text:span><text:span text:style-name="T1">610: 00:33:41.00 00:33:44.12 <text:s/>Duration 00:00:03.12 <text:s/>59</text:span></text:p>
      <text:p text:style-name="P1">#et mesure l'effet de leur voix</text:p>
      <text:p text:style-name="P1">sur l'auditoire.#</text:p>
      <text:p text:style-name="P1"/>
      <text:p text:style-name="Texte_20_brut"><text:span text:style-name="T2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2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2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2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2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2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2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2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2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2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2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2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2"><text:s/></text:span><text:span text:style-name="T1">623: 00:34:25.18 00:34:27.12 <text:s/>Duration 00:00:01.19 <text:s/>30</text:span></text:p>
      <text:p text:style-name="P1"><text:soft-page-break/>de savoir à qui on s'adresse.</text:p>
      <text:p text:style-name="P1"/>
      <text:p text:style-name="Texte_20_brut"><text:span text:style-name="T2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/>
      <text:p text:style-name="Texte_20_brut"><text:span text:style-name="T2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2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2"><text:s/></text:span><text:span text:style-name="T1">627: 00:34:38.07 00:34:41.05 <text:s/>Duration 00:00:02.23 <text:s/>50</text:span></text:p>
      <text:p text:style-name="P1">#à un panel de 250 personnes.#</text:p>
      <text:p text:style-name="P1"/>
      <text:p text:style-name="Texte_20_brut"><text:span text:style-name="T2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2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2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2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2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2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2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2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2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2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2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2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2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><text:soft-page-break/></text:p>
      <text:p text:style-name="Texte_20_brut"><text:span text:style-name="T2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pan text:style-name="T2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2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2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/>
      <text:p text:style-name="Texte_20_brut"><text:span text:style-name="T2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2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2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2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2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2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2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2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2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2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2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2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2"><text:s/></text:span><text:span text:style-name="T1">657: 00:36:08.24 00:36:10.13 <text:s/>Duration 00:00:01.14 <text:s/>27</text:span></text:p>
      <text:p text:style-name="P1"><text:soft-page-break/>é une question</text:p>
      <text:p text:style-name="P1">plutôt stylistique,</text:p>
      <text:p text:style-name="P1"/>
      <text:p text:style-name="Texte_20_brut"><text:span text:style-name="T2"><text:s/></text:span><text:span text:style-name="T1">658: 00:36:10.17 00:36:12.06 <text:s/>Duration 00:00:01.14 <text:s/>27</text:span></text:p>
      <text:p text:style-name="P1">parce qu'il voulait mettre l'accent</text:p>
      <text:p text:style-name="P1"/>
      <text:p text:style-name="Texte_20_brut"><text:span text:style-name="T2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2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2"><text:s/></text:span><text:span text:style-name="T1">661: 00:36:16.17 00:36:20.07 <text:s/>Duration 00:00:03.15 <text:s/>61</text:span></text:p>
      <text:p text:style-name="P1">#Notre économie se porte bien.</text:p>
      <text:p text:style-name="P1">Nous sommes très compétitifs.#</text:p>
      <text:p text:style-name="P1"/>
      <text:p text:style-name="Texte_20_brut"><text:span text:style-name="T2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2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2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2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2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2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2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2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2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2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2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oft-page-break/><text:span text:style-name="T2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2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2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2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pan text:style-name="T2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2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2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2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2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2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2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2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2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2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2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2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2"><text:s/></text:span><text:span text:style-name="T1">689: 00:37:39.04 00:37:42.08 <text:s/>Duration 00:00:03.04 <text:s/>54</text:span></text:p>
      <text:p text:style-name="P1"><text:soft-page-break/>#é l'imitateur Yann Lambiel.#</text:p>
      <text:p text:style-name="P1"/>
      <text:p text:style-name="Texte_20_brut"><text:span text:style-name="T2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/>
      <text:p text:style-name="Texte_20_brut"><text:span text:style-name="T2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2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2"><text:s/></text:span><text:span text:style-name="T1">693: 00:37:53.15 00:37:54.10 <text:s/>Duration 00:00:00.20 <text:s/>14</text:span></text:p>
      <text:p text:style-name="P1">pour les politiques?</text:p>
      <text:p text:style-name="P1"/>
      <text:p text:style-name="Texte_20_brut"><text:span text:style-name="T2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2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2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2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2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2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2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2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2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2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2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2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><text:soft-page-break/></text:p>
      <text:p text:style-name="Texte_20_brut"><text:span text:style-name="T2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2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2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2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2"><text:s/></text:span><text:span text:style-name="T1">710: 00:38:42.18 00:38:44.04 <text:s/>Duration 00:00:01.11 <text:s/>24</text:span></text:p>
      <text:p text:style-name="P1">Bonjour.</text:p>
      <text:p text:style-name="P1"/>
      <text:p text:style-name="Texte_20_brut"><text:span text:style-name="T2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2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2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2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2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2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2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2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2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2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2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2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oft-page-break/><text:span text:style-name="T2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2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2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2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2"><text:s/></text:span><text:span text:style-name="T1">727: 00:39:30.14 00:39:32.18 <text:s/>Duration 00:00:02.04 <text:s/>37</text:span></text:p>
      <text:p text:style-name="P1">Je n'ai jamais ressenti le besoin</text:p>
      <text:p text:style-name="P1"/>
      <text:p text:style-name="Texte_20_brut"><text:span text:style-name="T2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2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2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2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2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2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2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2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2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2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2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2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><text:soft-page-break/></text:p>
      <text:p text:style-name="Texte_20_brut"><text:span text:style-name="T2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2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2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2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2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2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2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2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2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2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2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2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2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2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2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2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><text:soft-page-break/></text:p>
      <text:p text:style-name="Texte_20_brut"><text:span text:style-name="T2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2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2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2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2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2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2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2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2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2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2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2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2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2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2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2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><text:soft-page-break/></text:p>
      <text:p text:style-name="Texte_20_brut"><text:span text:style-name="T2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2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2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2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2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2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2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2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2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2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2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2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2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2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2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2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2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oft-page-break/><text:span text:style-name="T2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2"><text:s/></text:span><text:span text:style-name="T1">790: 00:42:24.20 00:42:27.17 <text:s/>Duration 00:00:02.22 <text:s/>49</text:span></text:p>
      <text:p text:style-name="P1">Les problèmes de sommeil</text:p>
      <text:p text:style-name="P1">touchent de plus en plus de monde,</text:p>
      <text:p text:style-name="P1"/>
      <text:p text:style-name="Texte_20_brut"><text:span text:style-name="T2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2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2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2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2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2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2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2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2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2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2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2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2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2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oft-page-break/><text:span text:style-name="T2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2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2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2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2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2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2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2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2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2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2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2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2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2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2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2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oft-page-break/><text:span text:style-name="T2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2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2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2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2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2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2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2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2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2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2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2"><text:s/></text:span><text:span text:style-name="T1">832: 00:44:32.05 00:44:34.11 <text:s/>Duration 00:00:02.06 <text:s/>38</text:span></text:p>
      <text:p text:style-name="P1">manque d'attention,</text:p>
      <text:p text:style-name="P1">problème de concentration,</text:p>
      <text:p text:style-name="P1"/>
      <text:p text:style-name="Texte_20_brut"><text:span text:style-name="T2"><text:s/></text:span><text:span text:style-name="T1">833: 00:44:34.15 00:44:35.16 <text:s/>Duration 00:00:01.01 <text:s/>18</text:span></text:p>
      <text:p text:style-name="P1">problème de mémoire.</text:p>
      <text:p text:style-name="P1"/>
      <text:p text:style-name="Texte_20_brut"><text:span text:style-name="T2"><text:s/></text:span><text:span text:style-name="T1">834: 00:44:37.03 00:44:40.06 <text:s/>Duration 00:00:03.03 <text:s/>53</text:span></text:p>
      <text:p text:style-name="P1">#À l'origine de ces problèmes, la</text:p>
      <text:p text:style-name="P1">lumière bleue émise par nos écrans,#</text:p>
      <text:p text:style-name="P1"/>
      <text:p text:style-name="Texte_20_brut"><text:span text:style-name="T2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2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2"><text:s/></text:span><text:span text:style-name="T1">837: 00:44:45.12 00:44:47.21 <text:s/>Duration 00:00:02.09 <text:s/>40</text:span></text:p>
      <text:p text:style-name="P1"><text:soft-page-break/>#qui régule notre cycle de sommeil...#</text:p>
      <text:p text:style-name="P1"/>
      <text:p text:style-name="Texte_20_brut"><text:span text:style-name="T2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2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2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2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2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2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2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2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2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2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2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2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2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2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2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2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2"><text:s/></text:span><text:span text:style-name="T1">854: 00:45:24.17 00:45:28.06 <text:s/>Duration 00:00:03.14 <text:s/>61</text:span></text:p>
      <text:p text:style-name="P1">chez les personnes plus jeunes,</text:p>
      <text:p text:style-name="P1"><text:soft-page-break/>notamment les enfants.</text:p>
      <text:p text:style-name="P1"/>
      <text:p text:style-name="Texte_20_brut"><text:span text:style-name="T2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2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2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2"><text:s/></text:span><text:span text:style-name="T1">858: 00:45:35.22 00:45:38.06 <text:s/>Duration 00:00:02.09 <text:s/>40</text:span></text:p>
      <text:p text:style-name="P1">La tranche d'âge</text:p>
      <text:p text:style-name="P1">où le problème apparaît,</text:p>
      <text:p text:style-name="P1"/>
      <text:p text:style-name="Texte_20_brut"><text:span text:style-name="T2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2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2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2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2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2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2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2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2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2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2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2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2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><text:soft-page-break/></text:p>
      <text:p text:style-name="Texte_20_brut"><text:span text:style-name="T2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2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2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2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2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2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2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2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2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2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2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2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2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2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2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2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2"><text:s/></text:span><text:span text:style-name="T1">888: 00:46:59.10 00:47:01.12 <text:s/>Duration 00:00:02.02 <text:s/>35</text:span></text:p>
      <text:p text:style-name="P1">#Reste le dernier,</text:p>
      <text:p text:style-name="P1"><text:soft-page-break/>qui s'est allongé avec sa tablette,#</text:p>
      <text:p text:style-name="P1"/>
      <text:p text:style-name="Texte_20_brut"><text:span text:style-name="T2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2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2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2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2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2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2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2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2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2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2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2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2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2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2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2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2"><text:s/></text:span><text:span text:style-name="T1">905: 00:47:49.01 00:47:52.04 <text:s/>Duration 00:00:03.03 <text:s/>53</text:span></text:p>
      <text:p text:style-name="P1"><text:soft-page-break/>qui sont utilisés</text:p>
      <text:p text:style-name="P1">dès le plus jeune âge,</text:p>
      <text:p text:style-name="P1"/>
      <text:p text:style-name="Texte_20_brut"><text:span text:style-name="T2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2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2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2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2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2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2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2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2"><text:s/></text:span><text:span text:style-name="T1">914: 00:48:13.11 00:48:15.14 <text:s/>Duration 00:00:02.03 <text:s/>36</text:span></text:p>
      <text:p text:style-name="P1">On va avoir des problèmes</text:p>
      <text:p text:style-name="P1">liés au diabète,</text:p>
      <text:p text:style-name="P1"/>
      <text:p text:style-name="Texte_20_brut"><text:span text:style-name="T2"><text:s/></text:span><text:span text:style-name="T1">915: 00:48:15.18 00:48:18.23 <text:s/>Duration 00:00:03.05 <text:s/>54</text:span></text:p>
      <text:p text:style-name="P1">puis des problèmes</text:p>
      <text:p text:style-name="P1">au niveau alimentaire</text:p>
      <text:p text:style-name="P1"/>
      <text:p text:style-name="Texte_20_brut"><text:span text:style-name="T2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2"><text:s/></text:span><text:span text:style-name="T1">917: 00:48:20.02 00:48:23.07 <text:s/>Duration 00:00:03.05 <text:s/>54</text:span></text:p>
      <text:p text:style-name="P1">On va avoir des problèmes</text:p>
      <text:p text:style-name="P1">au niveau cardiovasculaire,</text:p>
      <text:p text:style-name="P1"/>
      <text:p text:style-name="Texte_20_brut"><text:span text:style-name="T2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2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2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2"><text:s/></text:span><text:span text:style-name="T1">921: 00:48:32.19 00:48:35.15 <text:s/>Duration 00:00:02.21 <text:s/>48</text:span></text:p>
      <text:p text:style-name="P1">#Les troubles du sommeil seraient</text:p>
      <text:p text:style-name="P1"><text:soft-page-break/>la nouvelle pathologie du siècle.#</text:p>
      <text:p text:style-name="P1"/>
      <text:p text:style-name="Texte_20_brut"><text:span text:style-name="T2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2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2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2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2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2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2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2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2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2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2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2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2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2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2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2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><text:soft-page-break/></text:p>
      <text:p text:style-name="Texte_20_brut"><text:span text:style-name="T2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2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2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2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2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2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2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2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2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2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2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2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2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2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2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2"><text:s/></text:span><text:span text:style-name="T1">953: 00:49:57.16 00:50:00.20 <text:s/>Duration 00:00:03.04 <text:s/>54</text:span></text:p>
      <text:p text:style-name="P1"><text:soft-page-break/>#vous allez progressivement accéder</text:p>
      <text:p text:style-name="P1">à un état de profonde relaxation#</text:p>
      <text:p text:style-name="P1"/>
      <text:p text:style-name="Texte_20_brut"><text:span text:style-name="T2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2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2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2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2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2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2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2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2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2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2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2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2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2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2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2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oft-page-break/><text:span text:style-name="T2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2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2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2"><text:s/></text:span><text:span text:style-name="T1">973: 00:50:52.22 00:50:54.08 <text:s/>Duration 00:00:01.11 <text:s/>24</text:span></text:p>
      <text:p text:style-name="P1">va devenir un problème,</text:p>
      <text:p text:style-name="P1"/>
      <text:p text:style-name="Texte_20_brut"><text:span text:style-name="T2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2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2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2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2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2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2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2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2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2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2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2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2"><text:s/></text:span><text:span text:style-name="T1">986: 00:51:22.19 00:51:25.01 <text:s/>Duration 00:00:02.07 <text:s/>39</text:span></text:p>
      <text:p text:style-name="P1">Au cours de la soirée,</text:p>
      <text:p text:style-name="P1"><text:soft-page-break/>vous allez avoir une diminution</text:p>
      <text:p text:style-name="P1"/>
      <text:p text:style-name="Texte_20_brut"><text:span text:style-name="T2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2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2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2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2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2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2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2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2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2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2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2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2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<text:soft-page-break/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><text:soft-page-break/></text:p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ème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<text:soft-page-break/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2T19:18:21.746000000</dc:date>
    <meta:editing-cycles>14</meta:editing-cycles>
    <meta:editing-duration>PT5H13M50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712" meta:word-count="13430" meta:character-count="98687" meta:non-whitespace-character-count="84770"/>
  </office:meta>
</office:document-meta>
</file>